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F3000002BE3CF7CB89D5FD0592.jpg" manifest:media-type="image/jpeg"/>
  <manifest:file-entry manifest:full-path="Pictures/10000000000001E60000037414FDDBDCE849573F.jpg" manifest:media-type="image/jpeg"/>
  <manifest:file-entry manifest:full-path="Pictures/100000000000056A0000036F1330C1825BE7F1C4.png" manifest:media-type="image/png"/>
  <manifest:file-entry manifest:full-path="Pictures/100000000000023B00000265FA36BA7979E45EB4.jpg" manifest:media-type="image/jpeg"/>
  <manifest:file-entry manifest:full-path="Pictures/100000000000027E00000177C35097BBE207E1DF.png" manifest:media-type="image/png"/>
  <manifest:file-entry manifest:full-path="Pictures/100000000000053600000286996F48E1F80275D4.jpg" manifest:media-type="image/jpeg"/>
  <manifest:file-entry manifest:full-path="Pictures/100000000000013300000108A74468692B7576E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adornments="Bold" style:font-family-generic="swiss" style:font-pitch="variable"/>
    <style:font-face style:name="Arial3" svg:font-family="Arial" style:font-adornments="Italic" style:font-family-generic="swiss" style:font-pitch="variable"/>
    <style:font-face style:name="Arial2"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7cba4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officeooo:rsid="00480fdb" officeooo:paragraph-rsid="00480fdb"/>
    </style:style>
    <style:style style:name="P14" style:family="paragraph" style:parent-style-name="Text_20_body">
      <style:text-properties style:font-name="Arial1"/>
    </style:style>
    <style:style style:name="P15" style:family="paragraph" style:parent-style-name="Text_20_body">
      <style:text-properties style:font-name="Arial1" officeooo:rsid="003f1dc2" officeooo:paragraph-rsid="004056b0"/>
    </style:style>
    <style:style style:name="P16" style:family="paragraph" style:parent-style-name="Text_20_body">
      <style:text-properties style:font-name="Arial1" officeooo:rsid="004056b0"/>
    </style:style>
    <style:style style:name="P17" style:family="paragraph" style:parent-style-name="Text_20_body">
      <style:text-properties style:font-name="Arial1" officeooo:rsid="00df696a" officeooo:paragraph-rsid="00df2e67"/>
    </style:style>
    <style:style style:name="P18" style:family="paragraph" style:parent-style-name="Text_20_body">
      <style:text-properties style:font-name="Arial1" officeooo:rsid="00ea7ab2" officeooo:paragraph-rsid="00ea7ab2"/>
    </style:style>
    <style:style style:name="P19" style:family="paragraph" style:parent-style-name="Text_20_body">
      <style:text-properties style:font-name="Arial1" officeooo:rsid="00ea7ab2" officeooo:paragraph-rsid="010a1c36"/>
    </style:style>
    <style:style style:name="P20" style:family="paragraph" style:parent-style-name="Text_20_body">
      <style:text-properties style:font-name="Arial1" fo:font-weight="normal" officeooo:rsid="01d1f56f" officeooo:paragraph-rsid="01d1f56f" style:font-weight-asian="normal" style:font-weight-complex="normal"/>
    </style:style>
    <style:style style:name="P21" style:family="paragraph" style:parent-style-name="Text_20_body">
      <style:text-properties style:font-name="Arial1" fo:font-weight="normal" officeooo:rsid="01cf22b8" officeooo:paragraph-rsid="01cf22b8" style:font-weight-asian="normal" style:font-weight-complex="normal"/>
    </style:style>
    <style:style style:name="P22" style:family="paragraph" style:parent-style-name="Text_20_body">
      <style:text-properties style:font-name="Arial1" fo:font-weight="normal" officeooo:rsid="01cfb5bc" officeooo:paragraph-rsid="01cfb5bc" style:font-weight-asian="normal" style:font-weight-complex="normal"/>
    </style:style>
    <style:style style:name="P23" style:family="paragraph" style:parent-style-name="Text_20_body">
      <style:text-properties style:font-name="Arial1" fo:font-weight="normal" officeooo:rsid="01d52b8e" officeooo:paragraph-rsid="01d52b8e" style:font-weight-asian="normal" style:font-weight-complex="normal"/>
    </style:style>
    <style:style style:name="P24" style:family="paragraph" style:parent-style-name="Text_20_body">
      <style:text-properties style:font-name="Arial1" fo:font-weight="normal" officeooo:rsid="01c94d35" officeooo:paragraph-rsid="01c94d35" style:font-weight-asian="normal" style:font-weight-complex="normal"/>
    </style:style>
    <style:style style:name="P25" style:family="paragraph" style:parent-style-name="Text_20_body">
      <style:text-properties style:font-name="Arial1" fo:font-weight="normal" officeooo:rsid="01d750c5" officeooo:paragraph-rsid="01d750c5" style:font-weight-asian="normal" style:font-weight-complex="normal"/>
    </style:style>
    <style:style style:name="P26" style:family="paragraph" style:parent-style-name="Text_20_body">
      <style:text-properties style:font-name="Arial1" fo:font-weight="normal" officeooo:rsid="01cb3a56" officeooo:paragraph-rsid="01cb3a56" style:font-weight-asian="normal" style:font-weight-complex="normal"/>
    </style:style>
    <style:style style:name="P27" style:family="paragraph" style:parent-style-name="Text_20_body">
      <style:text-properties style:font-name="Arial1" fo:font-weight="normal" officeooo:rsid="01ccf6c4" officeooo:paragraph-rsid="01ccf6c4" style:font-weight-asian="normal" style:font-weight-complex="normal"/>
    </style:style>
    <style:style style:name="P28" style:family="paragraph" style:parent-style-name="Text_20_body">
      <style:text-properties style:font-name="Arial1" fo:font-weight="normal" officeooo:rsid="013c6628" officeooo:paragraph-rsid="01c8b305" style:font-weight-asian="normal" style:font-weight-complex="normal"/>
    </style:style>
    <style:style style:name="P29" style:family="paragraph" style:parent-style-name="Text_20_body">
      <style:text-properties style:font-name="Arial1" fo:font-weight="normal" officeooo:rsid="01cfe4bb" officeooo:paragraph-rsid="01cfe4bb" style:font-weight-asian="normal" style:font-weight-complex="normal"/>
    </style:style>
    <style:style style:name="P30" style:family="paragraph" style:parent-style-name="Text_20_body">
      <style:text-properties style:font-name="Arial1" fo:font-weight="normal" officeooo:rsid="01d04b50" officeooo:paragraph-rsid="01d04b50" style:font-weight-asian="normal" style:font-weight-complex="normal"/>
    </style:style>
    <style:style style:name="P31" style:family="paragraph" style:parent-style-name="Text_20_body">
      <style:text-properties style:font-name="Arial1" fo:font-weight="normal" officeooo:rsid="01d61ad7" officeooo:paragraph-rsid="01d61ad7" style:font-weight-asian="normal" style:font-weight-complex="normal"/>
    </style:style>
    <style:style style:name="P32" style:family="paragraph" style:parent-style-name="Text_20_body">
      <style:text-properties style:font-name="Arial1" fo:font-weight="normal" officeooo:rsid="01d96d02" officeooo:paragraph-rsid="01d96d02" style:font-weight-asian="normal" style:font-weight-complex="normal"/>
    </style:style>
    <style:style style:name="P33" style:family="paragraph" style:parent-style-name="Text_20_body">
      <style:text-properties style:font-name="Arial1" fo:font-weight="normal" officeooo:rsid="01db9e31" officeooo:paragraph-rsid="01db9e31" style:font-weight-asian="normal" style:font-weight-complex="normal"/>
    </style:style>
    <style:style style:name="P34" style:family="paragraph" style:parent-style-name="Text_20_body">
      <style:text-properties officeooo:paragraph-rsid="005dd3e2"/>
    </style:style>
    <style:style style:name="P35" style:family="paragraph" style:parent-style-name="Text_20_body">
      <style:text-properties fo:font-style="normal" style:font-style-asian="normal" style:font-style-complex="normal"/>
    </style:style>
    <style:style style:name="P36" style:family="paragraph" style:parent-style-name="Text_20_body">
      <style:text-properties fo:font-style="normal" officeooo:rsid="01191b9e" officeooo:paragraph-rsid="01191b9e" style:font-style-asian="normal" style:font-style-complex="normal"/>
    </style:style>
    <style:style style:name="P37" style:family="paragraph" style:parent-style-name="Text_20_body">
      <style:text-properties fo:font-style="normal" officeooo:rsid="01191b9e" officeooo:paragraph-rsid="01133fdc" style:font-style-asian="normal" style:font-style-complex="normal"/>
    </style:style>
    <style:style style:name="P38" style:family="paragraph" style:parent-style-name="Text_20_body">
      <style:text-properties officeooo:rsid="0067df1b" officeooo:paragraph-rsid="0067df1b"/>
    </style:style>
    <style:style style:name="P39" style:family="paragraph" style:parent-style-name="Text_20_body">
      <style:text-properties officeooo:rsid="006bf715" officeooo:paragraph-rsid="006bf715"/>
    </style:style>
    <style:style style:name="P40" style:family="paragraph" style:parent-style-name="Text_20_body">
      <style:text-properties officeooo:paragraph-rsid="006bf715"/>
    </style:style>
    <style:style style:name="P41" style:family="paragraph" style:parent-style-name="Text_20_body">
      <style:text-properties officeooo:paragraph-rsid="006db220"/>
    </style:style>
    <style:style style:name="P42" style:family="paragraph" style:parent-style-name="Text_20_body">
      <style:text-properties officeooo:paragraph-rsid="007353eb"/>
    </style:style>
    <style:style style:name="P43" style:family="paragraph" style:parent-style-name="Text_20_body">
      <style:text-properties officeooo:rsid="0075bfc8" officeooo:paragraph-rsid="0075bfc8"/>
    </style:style>
    <style:style style:name="P44" style:family="paragraph" style:parent-style-name="Text_20_body">
      <style:text-properties officeooo:paragraph-rsid="0084e48a"/>
    </style:style>
    <style:style style:name="P45" style:family="paragraph" style:parent-style-name="Text_20_body">
      <style:text-properties officeooo:paragraph-rsid="008580aa"/>
    </style:style>
    <style:style style:name="P46" style:family="paragraph" style:parent-style-name="Text_20_body">
      <style:text-properties officeooo:paragraph-rsid="00862e82"/>
    </style:style>
    <style:style style:name="P47" style:family="paragraph" style:parent-style-name="Text_20_body">
      <style:text-properties officeooo:paragraph-rsid="00896468"/>
    </style:style>
    <style:style style:name="P48" style:family="paragraph" style:parent-style-name="Text_20_body">
      <style:text-properties officeooo:paragraph-rsid="00914ecf"/>
    </style:style>
    <style:style style:name="P49" style:family="paragraph" style:parent-style-name="Text_20_body">
      <style:text-properties officeooo:paragraph-rsid="009e4926"/>
    </style:style>
    <style:style style:name="P50" style:family="paragraph" style:parent-style-name="Text_20_body">
      <style:text-properties officeooo:paragraph-rsid="00df2e67"/>
    </style:style>
    <style:style style:name="P51" style:family="paragraph" style:parent-style-name="Text_20_body">
      <style:text-properties officeooo:paragraph-rsid="00480fdb"/>
    </style:style>
    <style:style style:name="P52" style:family="paragraph" style:parent-style-name="Text_20_body">
      <style:text-properties officeooo:paragraph-rsid="00ea7ab2"/>
    </style:style>
    <style:style style:name="P53" style:family="paragraph" style:parent-style-name="Text_20_body">
      <style:text-properties officeooo:paragraph-rsid="00ebfc2d"/>
    </style:style>
    <style:style style:name="P54" style:family="paragraph" style:parent-style-name="Text_20_body">
      <style:text-properties officeooo:paragraph-rsid="00ed6897"/>
    </style:style>
    <style:style style:name="P55" style:family="paragraph" style:parent-style-name="Text_20_body">
      <style:text-properties officeooo:paragraph-rsid="00f72511"/>
    </style:style>
    <style:style style:name="P56" style:family="paragraph" style:parent-style-name="Text_20_body">
      <style:text-properties style:font-name="Arial" fo:font-size="12pt" fo:font-style="normal" fo:font-weight="normal" officeooo:rsid="00ebfc2d" officeooo:paragraph-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57" style:family="paragraph" style:parent-style-name="Text_20_body">
      <style:text-properties style:font-name="Arial" fo:font-size="12pt" fo:font-style="normal" fo:font-weight="normal" officeooo:rsid="00f19886" officeooo:paragraph-rsid="00f7251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58" style:family="paragraph" style:parent-style-name="Text_20_body">
      <style:text-properties officeooo:paragraph-rsid="00f9faf4"/>
    </style:style>
    <style:style style:name="P59" style:family="paragraph" style:parent-style-name="Text_20_body">
      <style:text-properties officeooo:rsid="00faee61" officeooo:paragraph-rsid="00faee61"/>
    </style:style>
    <style:style style:name="P60" style:family="paragraph" style:parent-style-name="Text_20_body">
      <style:text-properties officeooo:rsid="00faee61" officeooo:paragraph-rsid="00fe1d5e"/>
    </style:style>
    <style:style style:name="P61" style:family="paragraph" style:parent-style-name="Text_20_body">
      <style:text-properties officeooo:paragraph-rsid="010e382c"/>
    </style:style>
    <style:style style:name="P62" style:family="paragraph" style:parent-style-name="Text_20_body">
      <style:text-properties officeooo:paragraph-rsid="00e92123"/>
    </style:style>
    <style:style style:name="P63" style:family="paragraph" style:parent-style-name="Text_20_body">
      <style:text-properties officeooo:paragraph-rsid="01093009"/>
    </style:style>
    <style:style style:name="P64" style:family="paragraph" style:parent-style-name="Text_20_body">
      <style:text-properties officeooo:paragraph-rsid="010a1c36"/>
    </style:style>
    <style:style style:name="P65" style:family="paragraph" style:parent-style-name="Text_20_body">
      <style:text-properties officeooo:paragraph-rsid="0103be59"/>
    </style:style>
    <style:style style:name="P66" style:family="paragraph" style:parent-style-name="Text_20_body">
      <style:text-properties officeooo:rsid="00fe1d5e" officeooo:paragraph-rsid="00fe1d5e"/>
    </style:style>
    <style:style style:name="P67" style:family="paragraph" style:parent-style-name="Text_20_body">
      <style:text-properties officeooo:paragraph-rsid="01191b9e"/>
    </style:style>
    <style:style style:name="P68" style:family="paragraph" style:parent-style-name="Text_20_body">
      <style:text-properties officeooo:paragraph-rsid="0125bcb0"/>
    </style:style>
    <style:style style:name="P69" style:family="paragraph" style:parent-style-name="Text_20_body">
      <style:text-properties officeooo:paragraph-rsid="012652e5"/>
    </style:style>
    <style:style style:name="P70" style:family="paragraph" style:parent-style-name="Text_20_body">
      <style:text-properties officeooo:rsid="0127ff5b" officeooo:paragraph-rsid="0127ff5b"/>
    </style:style>
    <style:style style:name="P71" style:family="paragraph" style:parent-style-name="Text_20_body">
      <style:text-properties officeooo:paragraph-rsid="0127ff5b"/>
    </style:style>
    <style:style style:name="P72" style:family="paragraph" style:parent-style-name="Text_20_body">
      <style:text-properties officeooo:paragraph-rsid="012d63c7"/>
    </style:style>
    <style:style style:name="P73" style:family="paragraph" style:parent-style-name="Text_20_body">
      <style:text-properties officeooo:rsid="0126a4e4" officeooo:paragraph-rsid="01301ae6"/>
    </style:style>
    <style:style style:name="P74" style:family="paragraph" style:parent-style-name="Text_20_body">
      <style:text-properties officeooo:rsid="0126c80a" officeooo:paragraph-rsid="01301ae6"/>
    </style:style>
    <style:style style:name="P75" style:family="paragraph" style:parent-style-name="Text_20_body">
      <style:text-properties officeooo:paragraph-rsid="01319734"/>
    </style:style>
    <style:style style:name="P76" style:family="paragraph" style:parent-style-name="Text_20_body">
      <style:text-properties officeooo:paragraph-rsid="01348f30"/>
    </style:style>
    <style:style style:name="P77" style:family="paragraph" style:parent-style-name="Text_20_body">
      <style:text-properties officeooo:paragraph-rsid="016ef32c"/>
    </style:style>
    <style:style style:name="P78" style:family="paragraph" style:parent-style-name="Text_20_body">
      <style:text-properties officeooo:paragraph-rsid="00d87f12"/>
    </style:style>
    <style:style style:name="P79" style:family="paragraph" style:parent-style-name="Text_20_body">
      <style:text-properties officeooo:paragraph-rsid="01af1d51"/>
    </style:style>
    <style:style style:name="P80" style:family="paragraph" style:parent-style-name="Text_20_body">
      <style:text-properties officeooo:paragraph-rsid="0191fe4b"/>
    </style:style>
    <style:style style:name="P81" style:family="paragraph" style:parent-style-name="Text_20_body">
      <style:text-properties officeooo:paragraph-rsid="01b59ba1"/>
    </style:style>
    <style:style style:name="P82" style:family="paragraph" style:parent-style-name="Text_20_body">
      <style:text-properties officeooo:paragraph-rsid="01bb1a5d"/>
    </style:style>
    <style:style style:name="P83" style:family="paragraph" style:parent-style-name="Text_20_body">
      <style:text-properties officeooo:paragraph-rsid="0136808f"/>
    </style:style>
    <style:style style:name="P84" style:family="paragraph" style:parent-style-name="Text_20_body">
      <style:text-properties officeooo:rsid="01c74a6c" officeooo:paragraph-rsid="01c74a6c"/>
    </style:style>
    <style:style style:name="P85" style:family="paragraph" style:parent-style-name="Text_20_body">
      <style:text-properties officeooo:rsid="01c8b305" officeooo:paragraph-rsid="01c8f527"/>
    </style:style>
    <style:style style:name="P86" style:family="paragraph" style:parent-style-name="Text_20_body">
      <style:text-properties officeooo:rsid="01c8b305" officeooo:paragraph-rsid="01c9e102"/>
    </style:style>
    <style:style style:name="P87" style:family="paragraph" style:parent-style-name="Text_20_body">
      <style:text-properties officeooo:rsid="01cb3a56" officeooo:paragraph-rsid="01cb3a56"/>
    </style:style>
    <style:style style:name="P88" style:family="paragraph" style:parent-style-name="Text_20_body">
      <style:text-properties officeooo:rsid="01ccf6c4" officeooo:paragraph-rsid="01ccf6c4"/>
    </style:style>
    <style:style style:name="P89" style:family="paragraph" style:parent-style-name="Text_20_body">
      <style:text-properties officeooo:paragraph-rsid="01cd9af3"/>
    </style:style>
    <style:style style:name="P90" style:family="paragraph" style:parent-style-name="Text_20_body">
      <style:text-properties officeooo:rsid="01cd9af3" officeooo:paragraph-rsid="01cd9af3"/>
    </style:style>
    <style:style style:name="P91" style:family="paragraph" style:parent-style-name="Text_20_body">
      <style:text-properties officeooo:rsid="01cf22b8" officeooo:paragraph-rsid="01cfb5bc"/>
    </style:style>
    <style:style style:name="P92" style:family="paragraph" style:parent-style-name="Text_20_body">
      <style:text-properties officeooo:rsid="01cfb5bc" officeooo:paragraph-rsid="01cfb5bc"/>
    </style:style>
    <style:style style:name="P93" style:family="paragraph" style:parent-style-name="Text_20_body">
      <style:text-properties officeooo:rsid="01d04b50" officeooo:paragraph-rsid="01d04b50"/>
    </style:style>
    <style:style style:name="P94" style:family="paragraph" style:parent-style-name="Text_20_body">
      <style:text-properties officeooo:rsid="01d07ea5" officeooo:paragraph-rsid="01d07ea5"/>
    </style:style>
    <style:style style:name="P95" style:family="paragraph" style:parent-style-name="Text_20_body">
      <style:text-properties officeooo:rsid="01d52b8e" officeooo:paragraph-rsid="01d52b8e"/>
    </style:style>
    <style:style style:name="P96" style:family="paragraph" style:parent-style-name="Text_20_body">
      <style:text-properties officeooo:rsid="01d60657" officeooo:paragraph-rsid="01d60657"/>
    </style:style>
    <style:style style:name="P97" style:family="paragraph" style:parent-style-name="Text_20_body">
      <style:text-properties officeooo:paragraph-rsid="01d61ad7"/>
    </style:style>
    <style:style style:name="P98" style:family="paragraph" style:parent-style-name="Text_20_body">
      <style:text-properties officeooo:rsid="01d750c5" officeooo:paragraph-rsid="01d750c5"/>
    </style:style>
    <style:style style:name="P99" style:family="paragraph" style:parent-style-name="Text_20_body">
      <style:text-properties officeooo:rsid="01d96d02" officeooo:paragraph-rsid="01d96d02"/>
    </style:style>
    <style:style style:name="P100" style:family="paragraph" style:parent-style-name="Text_20_body">
      <style:text-properties officeooo:rsid="01db0a62" officeooo:paragraph-rsid="01db0a62"/>
    </style:style>
    <style:style style:name="P101" style:family="paragraph" style:parent-style-name="Text_20_body">
      <style:text-properties officeooo:paragraph-rsid="01db0a62"/>
    </style:style>
    <style:style style:name="P102" style:family="paragraph" style:parent-style-name="Text_20_body">
      <style:text-properties officeooo:rsid="01db9e31" officeooo:paragraph-rsid="01db9e31"/>
    </style:style>
    <style:style style:name="P103" style:family="paragraph" style:parent-style-name="Text_20_body">
      <style:text-properties officeooo:paragraph-rsid="01db9e31"/>
    </style:style>
    <style:style style:name="P104" style:family="paragraph" style:parent-style-name="Text_20_body">
      <style:paragraph-properties fo:margin-left="0cm" fo:margin-right="0cm" fo:text-indent="0cm" style:auto-text-indent="false"/>
      <style:text-properties officeooo:rsid="0067df1b" officeooo:paragraph-rsid="0067df1b"/>
    </style:style>
    <style:style style:name="P105" style:family="paragraph" style:parent-style-name="Text_20_body">
      <style:paragraph-properties fo:margin-left="0cm" fo:margin-right="0cm" fo:text-indent="0cm" style:auto-text-indent="false"/>
      <style:text-properties officeooo:rsid="0126c80a" officeooo:paragraph-rsid="01301ae6"/>
    </style:style>
    <style:style style:name="P106" style:family="paragraph" style:parent-style-name="Text_20_body">
      <style:paragraph-properties fo:margin-left="0cm" fo:margin-right="0cm" fo:text-indent="0cm" style:auto-text-indent="false"/>
      <style:text-properties officeooo:paragraph-rsid="0015b688" fo:background-color="transparent"/>
    </style:style>
    <style:style style:name="P107" style:family="paragraph" style:parent-style-name="Text_20_body">
      <style:paragraph-properties fo:margin-left="0cm" fo:margin-right="0cm" fo:text-indent="0cm" style:auto-text-indent="false"/>
      <style:text-properties officeooo:paragraph-rsid="003e70ca"/>
    </style:style>
    <style:style style:name="P108" style:family="paragraph" style:parent-style-name="Quotations">
      <style:text-properties officeooo:paragraph-rsid="0090138b"/>
    </style:style>
    <style:style style:name="P109" style:family="paragraph" style:parent-style-name="Quotations">
      <style:text-properties officeooo:paragraph-rsid="01906c3f"/>
    </style:style>
    <style:style style:name="P110" style:family="paragraph" style:parent-style-name="Fontes_20_de_20_Legenda">
      <style:text-properties fo:font-size="10pt" style:font-size-asian="10pt" style:font-size-complex="10pt"/>
    </style:style>
    <style:style style:name="P111" style:family="paragraph" style:parent-style-name="Fontes_20_de_20_legenda">
      <style:text-properties fo:font-size="10pt" style:font-size-asian="10pt" style:font-size-complex="10pt"/>
    </style:style>
    <style:style style:name="P112" style:family="paragraph" style:parent-style-name="Fontes_20_de_20_legenda">
      <style:text-properties officeooo:rsid="00e3e3d8" officeooo:paragraph-rsid="01301ae6"/>
    </style:style>
    <style:style style:name="P113" style:family="paragraph" style:parent-style-name="Table">
      <style:paragraph-properties fo:keep-with-next="always"/>
    </style:style>
    <style:style style:name="P114" style:family="paragraph" style:parent-style-name="Table_20_Contents">
      <style:text-properties officeooo:rsid="010f1f86" officeooo:paragraph-rsid="010f1f86"/>
    </style:style>
    <style:style style:name="P115" style:family="paragraph" style:parent-style-name="Table_20_Contents">
      <style:text-properties officeooo:paragraph-rsid="010f1f86"/>
    </style:style>
    <style:style style:name="P116" style:family="paragraph" style:parent-style-name="Table_20_Contents">
      <style:text-properties officeooo:paragraph-rsid="0110483c"/>
    </style:style>
    <style:style style:name="P117" style:family="paragraph" style:parent-style-name="Table_20_Contents">
      <style:paragraph-properties fo:text-align="center" style:justify-single-word="false"/>
      <style:text-properties fo:font-weight="bold" officeooo:rsid="015f822a" style:font-weight-asian="bold" style:font-weight-complex="bold"/>
    </style:style>
    <style:style style:name="P118" style:family="paragraph" style:parent-style-name="Table_20_Contents">
      <style:paragraph-properties fo:text-align="center" style:justify-single-word="false"/>
      <style:text-properties style:font-name="Arial1" fo:font-weight="bold" officeooo:rsid="015f822a" style:font-weight-asian="bold" style:font-weight-complex="bold"/>
    </style:style>
    <style:style style:name="P119" style:family="paragraph" style:parent-style-name="Table_20_Contents">
      <style:paragraph-properties fo:text-align="center" style:justify-single-word="false"/>
      <style:text-properties style:font-name="Arial1" fo:font-weight="bold" officeooo:rsid="015f822a" officeooo:paragraph-rsid="015f822a" style:font-weight-asian="bold" style:font-weight-complex="bold"/>
    </style:style>
    <style:style style:name="P120" style:family="paragraph" style:parent-style-name="Table_20_Contents">
      <style:text-properties style:font-name="Arial1" officeooo:rsid="01c19365" officeooo:paragraph-rsid="0015b688" fo:background-color="transparent"/>
    </style:style>
    <style:style style:name="P121" style:family="paragraph" style:parent-style-name="Table_20_Contents">
      <style:text-properties style:font-name="Arial1" officeooo:rsid="01c0b2ea" officeooo:paragraph-rsid="001a24e6" fo:background-color="transparent"/>
    </style:style>
    <style:style style:name="P122" style:family="paragraph" style:parent-style-name="Table_20_Contents">
      <style:text-properties style:font-name="Arial1" officeooo:rsid="01c0b2ea" officeooo:paragraph-rsid="0015b688" fo:background-color="transparent"/>
    </style:style>
    <style:style style:name="P123" style:family="paragraph" style:parent-style-name="Table_20_Contents">
      <style:text-properties style:font-name="Arial1" officeooo:rsid="01c0b2ea" officeooo:paragraph-rsid="001d999a" fo:background-color="transparent"/>
    </style:style>
    <style:style style:name="P124" style:family="paragraph" style:parent-style-name="Table_20_Contents">
      <style:text-properties style:font-name="Arial1" officeooo:rsid="01c0b2ea" officeooo:paragraph-rsid="001f63f5" fo:background-color="transparent"/>
    </style:style>
    <style:style style:name="P125" style:family="paragraph" style:parent-style-name="Table_20_Contents">
      <style:text-properties style:font-name="Arial1" officeooo:rsid="01c2f11f" officeooo:paragraph-rsid="0015b688" fo:background-color="transparent"/>
    </style:style>
    <style:style style:name="P126" style:family="paragraph" style:parent-style-name="Table_20_Contents">
      <style:text-properties style:font-name="Arial1" officeooo:rsid="01c49ab2" officeooo:paragraph-rsid="0015b688" fo:background-color="transparent"/>
    </style:style>
    <style:style style:name="P127" style:family="paragraph" style:parent-style-name="Table_20_Contents">
      <style:text-properties officeooo:rsid="0161ebde" officeooo:paragraph-rsid="0015b688" fo:background-color="transparent"/>
    </style:style>
    <style:style style:name="P128" style:family="paragraph" style:parent-style-name="Table_20_Contents">
      <style:text-properties officeooo:rsid="01c0b2ea" officeooo:paragraph-rsid="0015b688" fo:background-color="transparent"/>
    </style:style>
    <style:style style:name="P129" style:family="paragraph" style:parent-style-name="Table_20_Contents">
      <style:text-properties officeooo:rsid="01c0b2ea" officeooo:paragraph-rsid="001f51ab" fo:background-color="transparent"/>
    </style:style>
    <style:style style:name="P130" style:family="paragraph" style:parent-style-name="Table_20_Contents">
      <style:text-properties officeooo:rsid="01c19365" officeooo:paragraph-rsid="0015b688" fo:background-color="transparent"/>
    </style:style>
    <style:style style:name="P131" style:family="paragraph" style:parent-style-name="Table_20_Contents">
      <style:text-properties officeooo:rsid="015f822a" officeooo:paragraph-rsid="0015b688" fo:background-color="transparent"/>
    </style:style>
    <style:style style:name="P132" style:family="paragraph" style:parent-style-name="Table_20_Contents">
      <style:text-properties officeooo:rsid="01611ce6" officeooo:paragraph-rsid="0015b688" fo:background-color="transparent"/>
    </style:style>
    <style:style style:name="P133" style:family="paragraph" style:parent-style-name="Table_20_Contents">
      <style:text-properties officeooo:paragraph-rsid="0015b688" fo:background-color="transparent"/>
    </style:style>
    <style:style style:name="P134" style:family="paragraph" style:parent-style-name="Table_20_Contents">
      <style:text-properties officeooo:rsid="01c2f11f" officeooo:paragraph-rsid="0015b688" fo:background-color="transparent"/>
    </style:style>
    <style:style style:name="P135" style:family="paragraph" style:parent-style-name="Table_20_Contents">
      <style:text-properties officeooo:rsid="001bf643" officeooo:paragraph-rsid="001bf643" fo:background-color="transparent"/>
    </style:style>
    <style:style style:name="P136" style:family="paragraph" style:parent-style-name="Table_20_Contents">
      <style:text-properties officeooo:rsid="01c49ab2" officeooo:paragraph-rsid="0015b688" fo:background-color="transparent"/>
    </style:style>
    <style:style style:name="P137" style:family="paragraph" style:parent-style-name="Table_20_Contents">
      <style:text-properties officeooo:rsid="001a24e6" officeooo:paragraph-rsid="001a24e6" fo:background-color="transparent"/>
    </style:style>
    <style:style style:name="P138" style:family="paragraph" style:parent-style-name="Table_20_Contents">
      <style:text-properties officeooo:rsid="001d999a" officeooo:paragraph-rsid="001d999a" fo:background-color="transparent"/>
    </style:style>
    <style:style style:name="P139" style:family="paragraph" style:parent-style-name="Footnote">
      <style:text-properties officeooo:paragraph-rsid="016ef32c"/>
    </style:style>
    <style:style style:name="P140" style:family="paragraph" style:parent-style-name="Contents_20_1">
      <style:paragraph-properties>
        <style:tab-stops>
          <style:tab-stop style:position="16cm" style:type="right" style:leader-style="dotted" style:leader-text="."/>
        </style:tab-stops>
      </style:paragraph-properties>
    </style:style>
    <style:style style:name="P141" style:family="paragraph" style:parent-style-name="Contents_20_2">
      <style:paragraph-properties>
        <style:tab-stops>
          <style:tab-stop style:position="16cm" style:type="right" style:leader-style="dotted" style:leader-text="."/>
        </style:tab-stops>
      </style:paragraph-properties>
    </style:style>
    <style:style style:name="P142" style:family="paragraph" style:parent-style-name="Contents_20_3">
      <style:paragraph-properties>
        <style:tab-stops>
          <style:tab-stop style:position="16cm" style:type="right" style:leader-style="dotted" style:leader-text="."/>
        </style:tab-stops>
      </style:paragraph-properties>
    </style:style>
    <style:style style:name="P143" style:family="paragraph" style:parent-style-name="Contents_20_4">
      <style:paragraph-properties>
        <style:tab-stops>
          <style:tab-stop style:position="16cm" style:type="right" style:leader-style="dotted" style:leader-text="."/>
        </style:tab-stops>
      </style:paragraph-properties>
    </style:style>
    <style:style style:name="P144" style:family="paragraph" style:parent-style-name="Fontes_20_de_20_legenda" style:list-style-name="L7"/>
    <style:style style:name="P145" style:family="paragraph" style:parent-style-name="Heading_20_1">
      <style:paragraph-properties fo:break-before="page"/>
    </style:style>
    <style:style style:name="P146" style:family="paragraph" style:parent-style-name="Heading_20_2">
      <style:text-properties officeooo:rsid="003f1dc2" officeooo:paragraph-rsid="003f1dc2"/>
    </style:style>
    <style:style style:name="P147" style:family="paragraph" style:parent-style-name="Heading_20_2">
      <style:paragraph-properties fo:break-before="page"/>
    </style:style>
    <style:style style:name="P148" style:family="paragraph" style:parent-style-name="Heading_20_3">
      <style:text-properties officeooo:paragraph-rsid="00ea7ab2"/>
    </style:style>
    <style:style style:name="P149" style:family="paragraph" style:parent-style-name="Heading_20_4">
      <style:text-properties officeooo:paragraph-rsid="0125bcb0"/>
    </style:style>
    <style:style style:name="P150" style:family="paragraph" style:parent-style-name="Heading_20_4">
      <style:text-properties officeooo:paragraph-rsid="01301ae6"/>
    </style:style>
    <style:style style:name="P151" style:family="paragraph" style:parent-style-name="Heading_20_4">
      <style:text-properties officeooo:rsid="01c8b305" officeooo:paragraph-rsid="01c8b305"/>
    </style:style>
    <style:style style:name="P152" style:family="paragraph" style:parent-style-name="Heading_20_4">
      <style:text-properties officeooo:rsid="01ccf6c4" officeooo:paragraph-rsid="01ccf6c4"/>
    </style:style>
    <style:style style:name="P153" style:family="paragraph" style:parent-style-name="Heading_20_4">
      <style:text-properties officeooo:rsid="01cd9af3" officeooo:paragraph-rsid="01cd9af3"/>
    </style:style>
    <style:style style:name="P154" style:family="paragraph" style:parent-style-name="Heading_20_4">
      <style:text-properties officeooo:rsid="01cf22b8" officeooo:paragraph-rsid="01cf22b8"/>
    </style:style>
    <style:style style:name="P155" style:family="paragraph" style:parent-style-name="Heading_20_4">
      <style:text-properties officeooo:rsid="01cfb5bc" officeooo:paragraph-rsid="01cfb5bc"/>
    </style:style>
    <style:style style:name="P156" style:family="paragraph" style:parent-style-name="Heading_20_4">
      <style:text-properties officeooo:rsid="01c94d35" officeooo:paragraph-rsid="01c94d35"/>
    </style:style>
    <style:style style:name="P157" style:family="paragraph" style:parent-style-name="Heading_20_4">
      <style:text-properties officeooo:rsid="01c9e102" officeooo:paragraph-rsid="01c9e102"/>
    </style:style>
    <style:style style:name="P158" style:family="paragraph" style:parent-style-name="Heading_20_4">
      <style:text-properties officeooo:rsid="01c82d78" officeooo:paragraph-rsid="01c8b305"/>
    </style:style>
    <style:style style:name="P159" style:family="paragraph" style:parent-style-name="Heading_20_4">
      <style:text-properties officeooo:rsid="01cfe4bb" officeooo:paragraph-rsid="01cfe4bb"/>
    </style:style>
    <style:style style:name="P160" style:family="paragraph" style:parent-style-name="Heading_20_4">
      <style:text-properties officeooo:rsid="01d04b50" officeooo:paragraph-rsid="01d04b50"/>
    </style:style>
    <style:style style:name="P161" style:family="paragraph" style:parent-style-name="Heading_20_4">
      <style:text-properties style:font-name="Arial1" fo:font-weight="normal" officeooo:rsid="01d1f56f" officeooo:paragraph-rsid="01d1f56f" style:font-weight-asian="normal" style:font-weight-complex="normal"/>
    </style:style>
    <style:style style:name="P162" style:family="paragraph" style:parent-style-name="Heading_20_4">
      <style:text-properties style:font-name="Arial1" fo:font-weight="normal" officeooo:rsid="01db9e31" officeooo:paragraph-rsid="01db9e31" style:font-weight-asian="normal" style:font-weight-complex="normal"/>
    </style:style>
    <style:style style:name="P163" style:family="paragraph" style:parent-style-name="Heading_20_4">
      <style:text-properties style:font-name="Arial1" fo:font-size="12pt" fo:font-style="normal" fo:font-weight="normal" officeooo:rsid="01db9e31" officeooo:paragraph-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P164" style:family="paragraph" style:parent-style-name="Heading_20_4">
      <style:text-properties officeooo:paragraph-rsid="01d32c29"/>
    </style:style>
    <style:style style:name="P165" style:family="paragraph" style:parent-style-name="Heading_20_4">
      <style:text-properties officeooo:rsid="01d32c29" officeooo:paragraph-rsid="01d32c29"/>
    </style:style>
    <style:style style:name="P166" style:family="paragraph" style:parent-style-name="Heading_20_4">
      <style:text-properties officeooo:rsid="01d32c29" officeooo:paragraph-rsid="01d96d02"/>
    </style:style>
    <style:style style:name="P167" style:family="paragraph" style:parent-style-name="Heading_20_4">
      <style:text-properties officeooo:rsid="01db0a62" officeooo:paragraph-rsid="01db0a62"/>
    </style:style>
    <style:style style:name="P168" style:family="paragraph" style:parent-style-name="Heading_20_4">
      <style:text-properties officeooo:rsid="01c59b6e" officeooo:paragraph-rsid="01c82d78"/>
    </style:style>
    <style:style style:name="P169" style:family="paragraph" style:parent-style-name="Text_20_body" style:list-style-name="L1">
      <style:text-properties officeooo:rsid="003e70ca" officeooo:paragraph-rsid="003e70ca"/>
    </style:style>
    <style:style style:name="P170" style:family="paragraph" style:parent-style-name="Text_20_body" style:list-style-name="L2"/>
    <style:style style:name="P171" style:family="paragraph" style:parent-style-name="Text_20_body" style:list-style-name="L3">
      <style:text-properties officeooo:paragraph-rsid="00dee55a"/>
    </style:style>
    <style:style style:name="P172" style:family="paragraph" style:parent-style-name="Text_20_body" style:list-style-name="L3">
      <style:text-properties officeooo:paragraph-rsid="006bf715"/>
    </style:style>
    <style:style style:name="P173" style:family="paragraph" style:parent-style-name="Text_20_body" style:list-style-name="L3">
      <style:text-properties style:font-name="Arial1" officeooo:rsid="00df2e67" officeooo:paragraph-rsid="00df2e67"/>
    </style:style>
    <style:style style:name="P174" style:family="paragraph" style:parent-style-name="Text_20_body" style:list-style-name="L5">
      <style:text-properties style:font-name="Arial1" officeooo:rsid="0092e176" officeooo:paragraph-rsid="0092e176"/>
    </style:style>
    <style:style style:name="P175" style:family="paragraph" style:parent-style-name="Text_20_body" style:list-style-name="L7">
      <style:text-properties style:font-name="Arial1" officeooo:rsid="010f1d74" officeooo:paragraph-rsid="010f1d74"/>
    </style:style>
    <style:style style:name="P176" style:family="paragraph" style:parent-style-name="Text_20_body" style:list-style-name="L7">
      <style:text-properties style:font-name="Arial1" officeooo:rsid="010f1f86" officeooo:paragraph-rsid="010f1d74"/>
    </style:style>
    <style:style style:name="P177" style:family="paragraph" style:parent-style-name="Text_20_body" style:list-style-name="L7">
      <style:text-properties style:font-name="Arial1" fo:font-style="normal" fo:font-weight="normal" officeooo:rsid="0110e442" officeooo:paragraph-rsid="0110e442" style:font-style-asian="normal" style:font-weight-asian="normal" style:font-style-complex="normal" style:font-weight-complex="normal"/>
    </style:style>
    <style:style style:name="P178" style:family="paragraph" style:parent-style-name="Text_20_body" style:list-style-name="L4"/>
    <style:style style:name="P179" style:family="paragraph" style:parent-style-name="Text_20_body" style:list-style-name="L4">
      <style:text-properties officeooo:paragraph-rsid="00469f96"/>
    </style:style>
    <style:style style:name="P180" style:family="paragraph" style:parent-style-name="Text_20_body" style:list-style-name="L3">
      <style:text-properties officeooo:rsid="006bf715" officeooo:paragraph-rsid="006bf715"/>
    </style:style>
    <style:style style:name="P181" style:family="paragraph" style:parent-style-name="Text_20_body" style:list-style-name="L5"/>
    <style:style style:name="P182" style:family="paragraph" style:parent-style-name="Text_20_body" style:list-style-name="L6">
      <style:text-properties officeooo:paragraph-rsid="00ed6897"/>
    </style:style>
    <style:style style:name="P183" style:family="paragraph" style:parent-style-name="Text_20_body" style:list-style-name="L6">
      <style:text-properties officeooo:paragraph-rsid="00ee29a1"/>
    </style:style>
    <style:style style:name="P184" style:family="paragraph" style:parent-style-name="Text_20_body" style:list-style-name="L6">
      <style:text-properties style:font-name="Arial"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85" style:family="paragraph" style:parent-style-name="Text_20_body" style:list-style-name="L6">
      <style:text-properties style:font-name="Arial"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86" style:family="paragraph" style:parent-style-name="Text_20_body" style:list-style-name="L6">
      <style:text-properties officeooo:rsid="00ee29a1" officeooo:paragraph-rsid="00f19886"/>
    </style:style>
    <style:style style:name="P187" style:family="paragraph" style:parent-style-name="Text_20_body" style:list-style-name="L7">
      <style:text-properties officeooo:paragraph-rsid="010e382c"/>
    </style:style>
    <style:style style:name="P188" style:family="paragraph" style:parent-style-name="Text_20_body" style:list-style-name="L7">
      <style:text-properties officeooo:paragraph-rsid="010f1d74"/>
    </style:style>
    <style:style style:name="P189" style:family="paragraph" style:parent-style-name="Text_20_body" style:list-style-name="L7">
      <style:text-properties officeooo:paragraph-rsid="0110483c"/>
    </style:style>
    <style:style style:name="P190" style:family="paragraph" style:parent-style-name="Text_20_body" style:list-style-name="L7">
      <style:text-properties officeooo:paragraph-rsid="0110e442"/>
    </style:style>
    <style:style style:name="P191" style:family="paragraph" style:parent-style-name="Text_20_body" style:list-style-name="L7">
      <style:text-properties officeooo:rsid="0104a31b" officeooo:paragraph-rsid="010e382c"/>
    </style:style>
    <style:style style:name="P192" style:family="paragraph" style:parent-style-name="Text_20_body" style:list-style-name="L7">
      <style:text-properties officeooo:rsid="010f1d74" officeooo:paragraph-rsid="010f1d74"/>
    </style:style>
    <style:style style:name="P193" style:family="paragraph" style:parent-style-name="Text_20_body" style:list-style-name="L8">
      <style:text-properties officeooo:paragraph-rsid="012652e5"/>
    </style:style>
    <style:style style:name="P194" style:family="paragraph" style:parent-style-name="Text_20_body" style:list-style-name="L8">
      <style:text-properties officeooo:paragraph-rsid="0126a4e4"/>
    </style:style>
    <style:style style:name="P195" style:family="paragraph" style:parent-style-name="Text_20_body" style:list-style-name="L2">
      <style:paragraph-properties fo:margin-left="0cm" fo:margin-right="0cm" fo:text-indent="0cm" style:auto-text-indent="false"/>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0a84097" fo:background-color="transparent" loext:char-shading-value="0" style:font-style-asian="italic" style:font-style-complex="italic"/>
    </style:style>
    <style:style style:name="T11" style:family="text">
      <style:text-properties fo:font-style="italic" fo:font-weight="normal" officeooo:rsid="01c74a6c"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abf388" style:font-style-asian="normal" style:font-style-complex="normal"/>
    </style:style>
    <style:style style:name="T14" style:family="text">
      <style:text-properties fo:font-style="normal" officeooo:rsid="00b0d05b" style:font-style-asian="normal" style:font-style-complex="normal"/>
    </style:style>
    <style:style style:name="T15" style:family="text">
      <style:text-properties fo:font-style="normal" officeooo:rsid="00b1f024" style:font-style-asian="normal" style:font-style-complex="normal"/>
    </style:style>
    <style:style style:name="T16" style:family="text">
      <style:text-properties fo:font-style="normal" officeooo:rsid="00d70afd" style:font-style-asian="normal" style:font-style-complex="normal"/>
    </style:style>
    <style:style style:name="T17" style:family="text">
      <style:text-properties fo:font-style="normal" officeooo:rsid="00d87f12" style:font-style-asian="normal" style:font-style-complex="normal"/>
    </style:style>
    <style:style style:name="T18" style:family="text">
      <style:text-properties fo:font-style="normal" officeooo:rsid="0114647f" style:font-style-asian="normal" style:font-style-complex="normal"/>
    </style:style>
    <style:style style:name="T19" style:family="text">
      <style:text-properties fo:font-style="normal" officeooo:rsid="01191b9e" style:font-style-asian="normal" style:font-style-complex="normal"/>
    </style:style>
    <style:style style:name="T20" style:family="text">
      <style:text-properties fo:font-style="normal" officeooo:rsid="01133fdc" style:font-style-asian="normal" style:font-style-complex="normal"/>
    </style:style>
    <style:style style:name="T21" style:family="text">
      <style:text-properties fo:font-style="normal" officeooo:rsid="011c71e1" style:font-style-asian="normal" style:font-style-complex="normal"/>
    </style:style>
    <style:style style:name="T22" style:family="text">
      <style:text-properties fo:font-style="normal" officeooo:rsid="0173d736" style:font-style-asian="normal" style:font-style-complex="normal"/>
    </style:style>
    <style:style style:name="T23" style:family="text">
      <style:text-properties fo:font-style="normal" officeooo:rsid="01857095" style:font-style-asian="normal" style:font-style-complex="normal"/>
    </style:style>
    <style:style style:name="T24" style:family="text">
      <style:text-properties fo:font-style="normal" officeooo:rsid="0185fddf" style:font-style-asian="normal" style:font-style-complex="normal"/>
    </style:style>
    <style:style style:name="T25" style:family="text">
      <style:text-properties fo:font-style="normal" officeooo:rsid="01872c87" style:font-style-asian="normal" style:font-style-complex="normal"/>
    </style:style>
    <style:style style:name="T26" style:family="text">
      <style:text-properties fo:font-style="normal" officeooo:rsid="01890314" style:font-style-asian="normal" style:font-style-complex="normal"/>
    </style:style>
    <style:style style:name="T27" style:family="text">
      <style:text-properties fo:font-style="normal" officeooo:rsid="018915e7" style:font-style-asian="normal" style:font-style-complex="normal"/>
    </style:style>
    <style:style style:name="T28" style:family="text">
      <style:text-properties fo:font-style="normal" officeooo:rsid="00b1f024" fo:background-color="transparent" loext:char-shading-value="0" style:font-style-asian="normal" style:font-style-complex="normal"/>
    </style:style>
    <style:style style:name="T29" style:family="text">
      <style:text-properties fo:font-style="normal" fo:font-weight="normal" officeooo:rsid="01c74a6c" style:font-style-asian="normal" style:font-weight-asian="normal" style:font-style-complex="normal" style:font-weight-complex="normal"/>
    </style:style>
    <style:style style:name="T30" style:family="text">
      <style:text-properties fo:language="pt" fo:country="BR" fo:font-style="normal" officeooo:rsid="00caba4f" fo:background-color="transparent" loext:char-shading-value="0" style:font-style-asian="normal" style:font-style-complex="normal" loext:padding="0cm" loext:border="none"/>
    </style:style>
    <style:style style:name="T31" style:family="text">
      <style:text-properties fo:language="pt" fo:country="BR" fo:font-style="normal" officeooo:rsid="00db5cde" fo:background-color="transparent" loext:char-shading-value="0" style:font-style-asian="normal" style:font-style-complex="normal" loext:padding="0cm" loext:border="none"/>
    </style:style>
    <style:style style:name="T32" style:family="text">
      <style:text-properties style:font-name="Arial1"/>
    </style:style>
    <style:style style:name="T33" style:family="text">
      <style:text-properties style:font-name="Arial1" officeooo:rsid="003f1dc2"/>
    </style:style>
    <style:style style:name="T34" style:family="text">
      <style:text-properties style:font-name="Arial1" fo:font-weight="bold" officeooo:rsid="003f1dc2" style:font-weight-asian="bold" style:font-weight-complex="bold"/>
    </style:style>
    <style:style style:name="T35" style:family="text">
      <style:text-properties style:font-name="Arial1" fo:font-weight="bold" officeooo:rsid="00e92123" style:font-weight-asian="bold" style:font-weight-complex="bold"/>
    </style:style>
    <style:style style:name="T36" style:family="text">
      <style:text-properties style:font-name="Arial1" fo:font-weight="bold" officeooo:rsid="010a1c36" style:font-weight-asian="bold" style:font-weight-complex="bold"/>
    </style:style>
    <style:style style:name="T37" style:family="text">
      <style:text-properties style:font-name="Arial1" officeooo:rsid="004056b0"/>
    </style:style>
    <style:style style:name="T38" style:family="text">
      <style:text-properties style:font-name="Arial1" officeooo:rsid="0045c04b"/>
    </style:style>
    <style:style style:name="T39" style:family="text">
      <style:text-properties style:font-name="Arial1" officeooo:rsid="00552c76"/>
    </style:style>
    <style:style style:name="T40" style:family="text">
      <style:text-properties style:font-name="Arial1" officeooo:rsid="005c9c33" fo:background-color="transparent" loext:char-shading-value="0"/>
    </style:style>
    <style:style style:name="T41" style:family="text">
      <style:text-properties style:font-name="Arial1" officeooo:rsid="00aa9146" fo:background-color="transparent" loext:char-shading-value="0"/>
    </style:style>
    <style:style style:name="T42" style:family="text">
      <style:text-properties style:font-name="Arial1" officeooo:rsid="00b58fbe" fo:background-color="transparent" loext:char-shading-value="0"/>
    </style:style>
    <style:style style:name="T43" style:family="text">
      <style:text-properties style:font-name="Arial1" officeooo:rsid="00c4d6d7" fo:background-color="transparent" loext:char-shading-value="0"/>
    </style:style>
    <style:style style:name="T44" style:family="text">
      <style:text-properties style:font-name="Arial1" officeooo:rsid="00c7ecac" fo:background-color="transparent" loext:char-shading-value="0"/>
    </style:style>
    <style:style style:name="T45" style:family="text">
      <style:text-properties style:font-name="Arial1" officeooo:rsid="00d515f1" fo:background-color="transparent" loext:char-shading-value="0"/>
    </style:style>
    <style:style style:name="T46" style:family="text">
      <style:text-properties style:font-name="Arial1" officeooo:rsid="0064dfe6"/>
    </style:style>
    <style:style style:name="T47" style:family="text">
      <style:text-properties style:font-name="Arial1" officeooo:rsid="0065f8d2"/>
    </style:style>
    <style:style style:name="T48" style:family="text">
      <style:text-properties style:font-name="Arial1" officeooo:rsid="00681b00"/>
    </style:style>
    <style:style style:name="T49" style:family="text">
      <style:text-properties style:font-name="Arial1" officeooo:rsid="006b0f0a"/>
    </style:style>
    <style:style style:name="T50" style:family="text">
      <style:text-properties style:font-name="Arial1" officeooo:rsid="006be809"/>
    </style:style>
    <style:style style:name="T51" style:family="text">
      <style:text-properties style:font-name="Arial1" officeooo:rsid="006bf715"/>
    </style:style>
    <style:style style:name="T52" style:family="text">
      <style:text-properties style:font-name="Arial1" officeooo:rsid="006db220"/>
    </style:style>
    <style:style style:name="T53" style:family="text">
      <style:text-properties style:font-name="Arial1" officeooo:rsid="006f66bf"/>
    </style:style>
    <style:style style:name="T54" style:family="text">
      <style:text-properties style:font-name="Arial1" officeooo:rsid="007157fe"/>
    </style:style>
    <style:style style:name="T55" style:family="text">
      <style:text-properties style:font-name="Arial1" officeooo:rsid="007353eb"/>
    </style:style>
    <style:style style:name="T56" style:family="text">
      <style:text-properties style:font-name="Arial1" officeooo:rsid="0073be50"/>
    </style:style>
    <style:style style:name="T57" style:family="text">
      <style:text-properties style:font-name="Arial1" officeooo:rsid="00749cd4"/>
    </style:style>
    <style:style style:name="T58" style:family="text">
      <style:text-properties style:font-name="Arial1" officeooo:rsid="0075bfc8"/>
    </style:style>
    <style:style style:name="T59" style:family="text">
      <style:text-properties style:font-name="Arial1" officeooo:rsid="0076d6cb"/>
    </style:style>
    <style:style style:name="T60" style:family="text">
      <style:text-properties style:font-name="Arial1" officeooo:rsid="007879a9"/>
    </style:style>
    <style:style style:name="T61" style:family="text">
      <style:text-properties style:font-name="Arial1" officeooo:rsid="007a7323"/>
    </style:style>
    <style:style style:name="T62" style:family="text">
      <style:text-properties style:font-name="Arial1" officeooo:rsid="007c52de"/>
    </style:style>
    <style:style style:name="T63" style:family="text">
      <style:text-properties style:font-name="Arial1" officeooo:rsid="007f168e"/>
    </style:style>
    <style:style style:name="T64" style:family="text">
      <style:text-properties style:font-name="Arial1" officeooo:rsid="0084e48a"/>
    </style:style>
    <style:style style:name="T65" style:family="text">
      <style:text-properties style:font-name="Arial1" officeooo:rsid="0085bed7"/>
    </style:style>
    <style:style style:name="T66" style:family="text">
      <style:text-properties style:font-name="Arial1" officeooo:rsid="00862e82"/>
    </style:style>
    <style:style style:name="T67" style:family="text">
      <style:text-properties style:font-name="Arial1" officeooo:rsid="00896468"/>
    </style:style>
    <style:style style:name="T68" style:family="text">
      <style:text-properties style:font-name="Arial1" officeooo:rsid="008a5dc4"/>
    </style:style>
    <style:style style:name="T69" style:family="text">
      <style:text-properties style:font-name="Arial1" officeooo:rsid="0090138b"/>
    </style:style>
    <style:style style:name="T70" style:family="text">
      <style:text-properties style:font-name="Arial1" officeooo:rsid="00914ecf"/>
    </style:style>
    <style:style style:name="T71" style:family="text">
      <style:text-properties style:font-name="Arial1" officeooo:rsid="0092e176"/>
    </style:style>
    <style:style style:name="T72" style:family="text">
      <style:text-properties style:font-name="Arial1" officeooo:rsid="00943aaf"/>
    </style:style>
    <style:style style:name="T73" style:family="text">
      <style:text-properties style:font-name="Arial1" officeooo:rsid="00949b44"/>
    </style:style>
    <style:style style:name="T74" style:family="text">
      <style:text-properties style:font-name="Arial1" officeooo:rsid="009fd386"/>
    </style:style>
    <style:style style:name="T75" style:family="text">
      <style:text-properties style:font-name="Arial1" officeooo:rsid="00a39f53"/>
    </style:style>
    <style:style style:name="T76" style:family="text">
      <style:text-properties style:font-name="Arial1" officeooo:rsid="00a3fddc"/>
    </style:style>
    <style:style style:name="T77" style:family="text">
      <style:text-properties style:font-name="Arial1" officeooo:rsid="00abf388"/>
    </style:style>
    <style:style style:name="T78" style:family="text">
      <style:text-properties style:font-name="Arial1" officeooo:rsid="00abfc08"/>
    </style:style>
    <style:style style:name="T79" style:family="text">
      <style:text-properties style:font-name="Arial1" officeooo:rsid="00b0c7c0"/>
    </style:style>
    <style:style style:name="T80" style:family="text">
      <style:text-properties style:font-name="Arial1" officeooo:rsid="00b0d05b"/>
    </style:style>
    <style:style style:name="T81" style:family="text">
      <style:text-properties style:font-name="Arial1" fo:font-style="normal" officeooo:rsid="00b1f024" style:font-style-asian="normal" style:font-style-complex="normal"/>
    </style:style>
    <style:style style:name="T82" style:family="text">
      <style:text-properties style:font-name="Arial1" fo:font-style="normal" officeooo:rsid="00cf6306" style:font-style-asian="normal" style:font-style-complex="normal"/>
    </style:style>
    <style:style style:name="T83" style:family="text">
      <style:text-properties style:font-name="Arial1" fo:font-style="normal" officeooo:rsid="00d70afd" style:font-style-asian="normal" style:font-style-complex="normal"/>
    </style:style>
    <style:style style:name="T84" style:family="text">
      <style:text-properties style:font-name="Arial1" fo:font-style="normal" officeooo:rsid="00d87f12" style:font-style-asian="normal" style:font-style-complex="normal"/>
    </style:style>
    <style:style style:name="T85" style:family="text">
      <style:text-properties style:font-name="Arial1" fo:font-style="normal" officeooo:rsid="01093009" style:font-style-asian="normal" style:font-style-complex="normal"/>
    </style:style>
    <style:style style:name="T86" style:family="text">
      <style:text-properties style:font-name="Arial1" fo:font-style="normal" officeooo:rsid="01191b9e" style:font-style-asian="normal" style:font-style-complex="normal"/>
    </style:style>
    <style:style style:name="T87" style:family="text">
      <style:text-properties style:font-name="Arial1" fo:font-style="normal" officeooo:rsid="011c71e1" style:font-style-asian="normal" style:font-style-complex="normal"/>
    </style:style>
    <style:style style:name="T88" style:family="text">
      <style:text-properties style:font-name="Arial1" fo:font-style="normal" officeooo:rsid="0124c39a" style:font-style-asian="normal" style:font-style-complex="normal"/>
    </style:style>
    <style:style style:name="T89" style:family="text">
      <style:text-properties style:font-name="Arial1" fo:font-style="normal" officeooo:rsid="01890314" style:font-style-asian="normal" style:font-style-complex="normal"/>
    </style:style>
    <style:style style:name="T90" style:family="text">
      <style:text-properties style:font-name="Arial1" fo:font-style="normal" officeooo:rsid="018e8ed4" style:font-style-asian="normal" style:font-style-complex="normal"/>
    </style:style>
    <style:style style:name="T91" style:family="text">
      <style:text-properties style:font-name="Arial1" fo:font-style="normal" officeooo:rsid="018ede91" style:font-style-asian="normal" style:font-style-complex="normal"/>
    </style:style>
    <style:style style:name="T92" style:family="text">
      <style:text-properties style:font-name="Arial1" fo:font-style="normal" officeooo:rsid="0191fe4b" style:font-style-asian="normal" style:font-style-complex="normal"/>
    </style:style>
    <style:style style:name="T93" style:family="text">
      <style:text-properties style:font-name="Arial1" fo:font-style="normal" officeooo:rsid="0193fd96" style:font-style-asian="normal" style:font-style-complex="normal"/>
    </style:style>
    <style:style style:name="T94" style:family="text">
      <style:text-properties style:font-name="Arial1" fo:font-style="normal" officeooo:rsid="0195ee14" style:font-style-asian="normal" style:font-style-complex="normal"/>
    </style:style>
    <style:style style:name="T95" style:family="text">
      <style:text-properties style:font-name="Arial1" fo:font-style="normal" officeooo:rsid="01a4dc27" style:font-style-asian="normal" style:font-style-complex="normal"/>
    </style:style>
    <style:style style:name="T96" style:family="text">
      <style:text-properties style:font-name="Arial1" fo:font-style="normal" officeooo:rsid="01a646ec" style:font-style-asian="normal" style:font-style-complex="normal"/>
    </style:style>
    <style:style style:name="T97" style:family="text">
      <style:text-properties style:font-name="Arial1" fo:font-style="normal" officeooo:rsid="01a423dc" style:font-style-asian="normal" style:font-style-complex="normal"/>
    </style:style>
    <style:style style:name="T98" style:family="text">
      <style:text-properties style:font-name="Arial1" fo:font-style="normal" officeooo:rsid="01a674e0" style:font-style-asian="normal" style:font-style-complex="normal"/>
    </style:style>
    <style:style style:name="T99" style:family="text">
      <style:text-properties style:font-name="Arial1" fo:font-style="normal" officeooo:rsid="01a6e5b0" style:font-style-asian="normal" style:font-style-complex="normal"/>
    </style:style>
    <style:style style:name="T100" style:family="text">
      <style:text-properties style:font-name="Arial1" fo:font-style="normal" officeooo:rsid="01a83b4f" style:font-style-asian="normal" style:font-style-complex="normal"/>
    </style:style>
    <style:style style:name="T101" style:family="text">
      <style:text-properties style:font-name="Arial1" fo:font-style="normal" officeooo:rsid="01ada324" style:font-style-asian="normal" style:font-style-complex="normal"/>
    </style:style>
    <style:style style:name="T102" style:family="text">
      <style:text-properties style:font-name="Arial1" fo:font-style="normal" officeooo:rsid="01af1d51" style:font-style-asian="normal" style:font-style-complex="normal"/>
    </style:style>
    <style:style style:name="T103" style:family="text">
      <style:text-properties style:font-name="Arial1" fo:font-style="normal" officeooo:rsid="01b0a479" style:font-style-asian="normal" style:font-style-complex="normal"/>
    </style:style>
    <style:style style:name="T104" style:family="text">
      <style:text-properties style:font-name="Arial1" fo:font-style="normal" officeooo:rsid="01b1f4a5" style:font-style-asian="normal" style:font-style-complex="normal"/>
    </style:style>
    <style:style style:name="T105" style:family="text">
      <style:text-properties style:font-name="Arial1" fo:font-style="normal" officeooo:rsid="01b39c8a" style:font-style-asian="normal" style:font-style-complex="normal"/>
    </style:style>
    <style:style style:name="T106" style:family="text">
      <style:text-properties style:font-name="Arial1" fo:font-style="normal" officeooo:rsid="01b49c17" style:font-style-asian="normal" style:font-style-complex="normal"/>
    </style:style>
    <style:style style:name="T107" style:family="text">
      <style:text-properties style:font-name="Arial1" fo:font-style="normal" officeooo:rsid="01b553e1" style:font-style-asian="normal" style:font-style-complex="normal"/>
    </style:style>
    <style:style style:name="T108" style:family="text">
      <style:text-properties style:font-name="Arial1" fo:font-style="normal" officeooo:rsid="01b59ba1" style:font-style-asian="normal" style:font-style-complex="normal"/>
    </style:style>
    <style:style style:name="T109" style:family="text">
      <style:text-properties style:font-name="Arial1" fo:font-style="normal" officeooo:rsid="01b8c074" style:font-style-asian="normal" style:font-style-complex="normal"/>
    </style:style>
    <style:style style:name="T110" style:family="text">
      <style:text-properties style:font-name="Arial1" fo:font-style="normal" officeooo:rsid="01b8de81" style:font-style-asian="normal" style:font-style-complex="normal"/>
    </style:style>
    <style:style style:name="T111" style:family="text">
      <style:text-properties style:font-name="Arial1" fo:font-style="normal" officeooo:rsid="01bad884" style:font-style-asian="normal" style:font-style-complex="normal"/>
    </style:style>
    <style:style style:name="T112" style:family="text">
      <style:text-properties style:font-name="Arial1" fo:font-style="normal" officeooo:rsid="01bb1a5d" style:font-style-asian="normal" style:font-style-complex="normal"/>
    </style:style>
    <style:style style:name="T113" style:family="text">
      <style:text-properties style:font-name="Arial1" fo:font-style="normal" officeooo:rsid="01e21278" style:font-style-asian="normal" style:font-style-complex="normal"/>
    </style:style>
    <style:style style:name="T114" style:family="text">
      <style:text-properties style:font-name="Arial1" fo:font-style="normal" officeooo:rsid="01e3e1dc" style:font-style-asian="normal" style:font-style-complex="normal"/>
    </style:style>
    <style:style style:name="T115" style:family="text">
      <style:text-properties style:font-name="Arial1" fo:font-style="normal" officeooo:rsid="01e46bfd" style:font-style-asian="normal" style:font-style-complex="normal"/>
    </style:style>
    <style:style style:name="T116" style:family="text">
      <style:text-properties style:font-name="Arial1" fo:font-style="normal" officeooo:rsid="01e5e8b0" style:font-style-asian="normal" style:font-style-complex="normal"/>
    </style:style>
    <style:style style:name="T117" style:family="text">
      <style:text-properties style:font-name="Arial1" fo:font-style="normal" officeooo:rsid="01e60c27" style:font-style-asian="normal" style:font-style-complex="normal"/>
    </style:style>
    <style:style style:name="T118" style:family="text">
      <style:text-properties style:font-name="Arial1" fo:font-style="normal" officeooo:rsid="01e6c0d1" style:font-style-asian="normal" style:font-style-complex="normal"/>
    </style:style>
    <style:style style:name="T119" style:family="text">
      <style:text-properties style:font-name="Arial1" fo:font-style="normal" fo:font-weight="normal" officeooo:rsid="010a1c36" style:font-style-asian="normal" style:font-weight-asian="normal" style:font-style-complex="normal" style:font-weight-complex="normal"/>
    </style:style>
    <style:style style:name="T120" style:family="text">
      <style:text-properties style:font-name="Arial1" fo:font-style="normal" fo:font-weight="normal" officeooo:rsid="010be56f" style:font-style-asian="normal" style:font-weight-asian="normal" style:font-style-complex="normal" style:font-weight-complex="normal"/>
    </style:style>
    <style:style style:name="T121" style:family="text">
      <style:text-properties style:font-name="Arial1" fo:font-style="normal" fo:font-weight="normal" officeooo:rsid="010d1303" style:font-style-asian="normal" style:font-weight-asian="normal" style:font-style-complex="normal" style:font-weight-complex="normal"/>
    </style:style>
    <style:style style:name="T122" style:family="text">
      <style:text-properties style:font-name="Arial1" fo:font-style="normal" fo:font-weight="normal" officeooo:rsid="0110e442" style:font-style-asian="normal" style:font-weight-asian="normal" style:font-style-complex="normal" style:font-weight-complex="normal"/>
    </style:style>
    <style:style style:name="T123" style:family="text">
      <style:text-properties style:font-name="Arial1" fo:font-style="normal" fo:font-weight="normal" officeooo:rsid="01c74a6c" style:font-style-asian="normal" style:font-weight-asian="normal" style:font-style-complex="normal" style:font-weight-complex="normal"/>
    </style:style>
    <style:style style:name="T124" style:family="text">
      <style:text-properties style:font-name="Arial1" fo:font-style="normal" fo:font-weight="bold" officeooo:rsid="0110e442" style:font-style-asian="normal" style:font-weight-asian="bold" style:font-style-complex="normal" style:font-weight-complex="bold"/>
    </style:style>
    <style:style style:name="T125" style:family="text">
      <style:text-properties style:font-name="Arial1" officeooo:rsid="00c4d6d7"/>
    </style:style>
    <style:style style:name="T126" style:family="text">
      <style:text-properties style:font-name="Arial1" fo:language="pt" fo:country="BR" fo:font-style="normal" officeooo:rsid="00c8cdcd" fo:background-color="transparent" loext:char-shading-value="0" style:font-style-asian="normal" style:font-style-complex="normal" loext:padding="0cm" loext:border="none"/>
    </style:style>
    <style:style style:name="T127" style:family="text">
      <style:text-properties style:font-name="Arial1" fo:language="pt" fo:country="BR" fo:font-style="normal" officeooo:rsid="00caba4f" fo:background-color="transparent" loext:char-shading-value="0" style:font-style-asian="normal" style:font-style-complex="normal" loext:padding="0cm" loext:border="none"/>
    </style:style>
    <style:style style:name="T128" style:family="text">
      <style:text-properties style:font-name="Arial1" fo:language="pt" fo:country="BR" fo:font-style="italic" officeooo:rsid="00c8cdcd" fo:background-color="transparent" loext:char-shading-value="0" style:font-style-asian="italic" style:font-style-complex="italic" loext:padding="0cm" loext:border="none"/>
    </style:style>
    <style:style style:name="T129" style:family="text">
      <style:text-properties style:font-name="Arial1" officeooo:rsid="00ce61c0"/>
    </style:style>
    <style:style style:name="T130" style:family="text">
      <style:text-properties style:font-name="Arial1" fo:font-style="italic" officeooo:rsid="00ce61c0" style:font-style-asian="italic" style:font-style-complex="italic"/>
    </style:style>
    <style:style style:name="T131" style:family="text">
      <style:text-properties style:font-name="Arial1" fo:font-style="italic" officeooo:rsid="00cf6306" style:font-style-asian="italic" style:font-style-complex="italic"/>
    </style:style>
    <style:style style:name="T132" style:family="text">
      <style:text-properties style:font-name="Arial1" fo:font-style="italic" officeooo:rsid="01093009" style:font-style-asian="italic" style:font-style-complex="italic"/>
    </style:style>
    <style:style style:name="T133" style:family="text">
      <style:text-properties style:font-name="Arial1" fo:font-style="italic" officeooo:rsid="018e8ed4" style:font-style-asian="italic" style:font-style-complex="italic"/>
    </style:style>
    <style:style style:name="T134" style:family="text">
      <style:text-properties style:font-name="Arial1" fo:font-style="italic" style:text-underline-style="none" officeooo:rsid="010f1d74" style:font-style-asian="italic" style:font-style-complex="italic"/>
    </style:style>
    <style:style style:name="T135" style:family="text">
      <style:text-properties style:font-name="Arial1" officeooo:rsid="00ce7ce2"/>
    </style:style>
    <style:style style:name="T136" style:family="text">
      <style:text-properties style:font-name="Arial1" officeooo:rsid="00cf6306"/>
    </style:style>
    <style:style style:name="T137" style:family="text">
      <style:text-properties style:font-name="Arial1" officeooo:rsid="00d2c8e0"/>
    </style:style>
    <style:style style:name="T138" style:family="text">
      <style:text-properties style:font-name="Arial1" officeooo:rsid="00d515f1"/>
    </style:style>
    <style:style style:name="T139" style:family="text">
      <style:text-properties style:font-name="Arial1" officeooo:rsid="00db5cde"/>
    </style:style>
    <style:style style:name="T140" style:family="text">
      <style:text-properties style:font-name="Arial1" officeooo:rsid="00df2e67"/>
    </style:style>
    <style:style style:name="T141" style:family="text">
      <style:text-properties style:font-name="Arial1" officeooo:rsid="00df696a"/>
    </style:style>
    <style:style style:name="T142" style:family="text">
      <style:text-properties style:font-name="Arial1" officeooo:rsid="00e848de"/>
    </style:style>
    <style:style style:name="T143" style:family="text">
      <style:text-properties style:font-name="Arial1" officeooo:rsid="00e92123"/>
    </style:style>
    <style:style style:name="T144" style:family="text">
      <style:text-properties style:font-name="Arial1" fo:font-weight="normal" style:font-weight-asian="normal" style:font-weight-complex="normal"/>
    </style:style>
    <style:style style:name="T145" style:family="text">
      <style:text-properties style:font-name="Arial1" fo:font-weight="normal" officeooo:rsid="00e92123" style:font-weight-asian="normal" style:font-weight-complex="normal"/>
    </style:style>
    <style:style style:name="T146" style:family="text">
      <style:text-properties style:font-name="Arial1" fo:font-weight="normal" officeooo:rsid="010a1c36" style:font-weight-asian="normal" style:font-weight-complex="normal"/>
    </style:style>
    <style:style style:name="T147" style:family="text">
      <style:text-properties style:font-name="Arial1" fo:font-weight="normal" officeooo:rsid="010be56f" style:font-weight-asian="normal" style:font-weight-complex="normal"/>
    </style:style>
    <style:style style:name="T148" style:family="text">
      <style:text-properties style:font-name="Arial1" fo:font-weight="normal" officeooo:rsid="0110483c" style:font-weight-asian="normal" style:font-weight-complex="normal"/>
    </style:style>
    <style:style style:name="T149" style:family="text">
      <style:text-properties style:font-name="Arial1" fo:font-weight="normal" officeooo:rsid="012652e5" style:font-weight-asian="normal" style:font-weight-complex="normal"/>
    </style:style>
    <style:style style:name="T150" style:family="text">
      <style:text-properties style:font-name="Arial1" fo:font-weight="normal" officeooo:rsid="0126a4e4" style:font-weight-asian="normal" style:font-weight-complex="normal"/>
    </style:style>
    <style:style style:name="T151" style:family="text">
      <style:text-properties style:font-name="Arial1" fo:font-weight="normal" officeooo:rsid="01319734" style:font-weight-asian="normal" style:font-weight-complex="normal"/>
    </style:style>
    <style:style style:name="T152" style:family="text">
      <style:text-properties style:font-name="Arial1" fo:font-weight="normal" officeooo:rsid="0132b92b" style:font-weight-asian="normal" style:font-weight-complex="normal"/>
    </style:style>
    <style:style style:name="T153" style:family="text">
      <style:text-properties style:font-name="Arial1" fo:font-weight="normal" officeooo:rsid="0132e7cd" style:font-weight-asian="normal" style:font-weight-complex="normal"/>
    </style:style>
    <style:style style:name="T154" style:family="text">
      <style:text-properties style:font-name="Arial1" fo:font-weight="normal" officeooo:rsid="01333689" style:font-weight-asian="normal" style:font-weight-complex="normal"/>
    </style:style>
    <style:style style:name="T155" style:family="text">
      <style:text-properties style:font-name="Arial1" fo:font-weight="normal" officeooo:rsid="0137d906" style:font-weight-asian="normal" style:font-weight-complex="normal"/>
    </style:style>
    <style:style style:name="T156" style:family="text">
      <style:text-properties style:font-name="Arial1" fo:font-weight="normal" officeooo:rsid="0139a325" style:font-weight-asian="normal" style:font-weight-complex="normal"/>
    </style:style>
    <style:style style:name="T157" style:family="text">
      <style:text-properties style:font-name="Arial1" fo:font-weight="normal" officeooo:rsid="013c6628" style:font-weight-asian="normal" style:font-weight-complex="normal"/>
    </style:style>
    <style:style style:name="T158" style:family="text">
      <style:text-properties style:font-name="Arial1" fo:font-weight="normal" officeooo:rsid="01439915" style:font-weight-asian="normal" style:font-weight-complex="normal"/>
    </style:style>
    <style:style style:name="T159" style:family="text">
      <style:text-properties style:font-name="Arial1" fo:font-weight="normal" officeooo:rsid="014aa591" style:font-weight-asian="normal" style:font-weight-complex="normal"/>
    </style:style>
    <style:style style:name="T160" style:family="text">
      <style:text-properties style:font-name="Arial1" fo:font-weight="normal" officeooo:rsid="01567323" style:font-weight-asian="normal" style:font-weight-complex="normal"/>
    </style:style>
    <style:style style:name="T161" style:family="text">
      <style:text-properties style:font-name="Arial1" fo:font-weight="normal" officeooo:rsid="015b150d" style:font-weight-asian="normal" style:font-weight-complex="normal"/>
    </style:style>
    <style:style style:name="T162" style:family="text">
      <style:text-properties style:font-name="Arial1" fo:font-weight="normal" officeooo:rsid="015f822a" style:font-weight-asian="normal" style:font-weight-complex="normal"/>
    </style:style>
    <style:style style:name="T163" style:family="text">
      <style:text-properties style:font-name="Arial1" fo:font-weight="normal" officeooo:rsid="01649f2c" style:font-weight-asian="normal" style:font-weight-complex="normal"/>
    </style:style>
    <style:style style:name="T164" style:family="text">
      <style:text-properties style:font-name="Arial1" fo:font-weight="normal" officeooo:rsid="01c59b6e" style:font-weight-asian="normal" style:font-weight-complex="normal"/>
    </style:style>
    <style:style style:name="T165" style:family="text">
      <style:text-properties style:font-name="Arial1" fo:font-weight="normal" officeooo:rsid="01c82d78" style:font-weight-asian="normal" style:font-weight-complex="normal"/>
    </style:style>
    <style:style style:name="T166" style:family="text">
      <style:text-properties style:font-name="Arial1" fo:font-weight="normal" officeooo:rsid="01c8b305" style:font-weight-asian="normal" style:font-weight-complex="normal"/>
    </style:style>
    <style:style style:name="T167" style:family="text">
      <style:text-properties style:font-name="Arial1" fo:font-weight="normal" officeooo:rsid="01c8f527" style:font-weight-asian="normal" style:font-weight-complex="normal"/>
    </style:style>
    <style:style style:name="T168" style:family="text">
      <style:text-properties style:font-name="Arial1" fo:font-weight="normal" officeooo:rsid="01c94d35" style:font-weight-asian="normal" style:font-weight-complex="normal"/>
    </style:style>
    <style:style style:name="T169" style:family="text">
      <style:text-properties style:font-name="Arial1" fo:font-weight="normal" officeooo:rsid="01611ce6" style:font-weight-asian="normal" style:font-weight-complex="normal"/>
    </style:style>
    <style:style style:name="T170" style:family="text">
      <style:text-properties style:font-name="Arial1" fo:font-weight="normal" officeooo:rsid="01c9e102" style:font-weight-asian="normal" style:font-weight-complex="normal"/>
    </style:style>
    <style:style style:name="T171" style:family="text">
      <style:text-properties style:font-name="Arial1" fo:font-weight="normal" officeooo:rsid="01ccf6c4" style:font-weight-asian="normal" style:font-weight-complex="normal"/>
    </style:style>
    <style:style style:name="T172" style:family="text">
      <style:text-properties style:font-name="Arial1" fo:font-weight="normal" officeooo:rsid="01cd9af3" style:font-weight-asian="normal" style:font-weight-complex="normal"/>
    </style:style>
    <style:style style:name="T173" style:family="text">
      <style:text-properties style:font-name="Arial1" fo:font-weight="normal" officeooo:rsid="01cf22b8" style:font-weight-asian="normal" style:font-weight-complex="normal"/>
    </style:style>
    <style:style style:name="T174" style:family="text">
      <style:text-properties style:font-name="Arial1" fo:font-weight="normal" officeooo:rsid="01cfb5bc" style:font-weight-asian="normal" style:font-weight-complex="normal"/>
    </style:style>
    <style:style style:name="T175" style:family="text">
      <style:text-properties style:font-name="Arial1" fo:font-weight="normal" officeooo:rsid="01d07ea5" style:font-weight-asian="normal" style:font-weight-complex="normal"/>
    </style:style>
    <style:style style:name="T176" style:family="text">
      <style:text-properties style:font-name="Arial1" fo:font-weight="normal" officeooo:rsid="01d1f56f" style:font-weight-asian="normal" style:font-weight-complex="normal"/>
    </style:style>
    <style:style style:name="T177" style:family="text">
      <style:text-properties style:font-name="Arial1" fo:font-weight="normal" officeooo:rsid="01d2f9f4" style:font-weight-asian="normal" style:font-weight-complex="normal"/>
    </style:style>
    <style:style style:name="T178" style:family="text">
      <style:text-properties style:font-name="Arial1" fo:font-weight="normal" officeooo:rsid="01d32c29" style:font-weight-asian="normal" style:font-weight-complex="normal"/>
    </style:style>
    <style:style style:name="T179" style:family="text">
      <style:text-properties style:font-name="Arial1" fo:font-weight="normal" officeooo:rsid="01d52b8e" style:font-weight-asian="normal" style:font-weight-complex="normal"/>
    </style:style>
    <style:style style:name="T180" style:family="text">
      <style:text-properties style:font-name="Arial1" fo:font-weight="normal" officeooo:rsid="01d61ad7" style:font-weight-asian="normal" style:font-weight-complex="normal"/>
    </style:style>
    <style:style style:name="T181" style:family="text">
      <style:text-properties style:font-name="Arial1" fo:font-weight="normal" officeooo:rsid="01d750c5" style:font-weight-asian="normal" style:font-weight-complex="normal"/>
    </style:style>
    <style:style style:name="T182" style:family="text">
      <style:text-properties style:font-name="Arial1" fo:font-weight="normal" officeooo:rsid="01d8ab23" style:font-weight-asian="normal" style:font-weight-complex="normal"/>
    </style:style>
    <style:style style:name="T183" style:family="text">
      <style:text-properties style:font-name="Arial1" fo:font-weight="normal" officeooo:rsid="01d96d02" style:font-weight-asian="normal" style:font-weight-complex="normal"/>
    </style:style>
    <style:style style:name="T184" style:family="text">
      <style:text-properties style:font-name="Arial1" fo:font-weight="normal" officeooo:rsid="01c49ab2" style:font-weight-asian="normal" style:font-weight-complex="normal"/>
    </style:style>
    <style:style style:name="T185" style:family="text">
      <style:text-properties style:font-name="Arial1" fo:font-weight="normal" officeooo:rsid="01db0a62" style:font-weight-asian="normal" style:font-weight-complex="normal"/>
    </style:style>
    <style:style style:name="T186" style:family="text">
      <style:text-properties style:font-name="Arial1" fo:font-weight="normal" officeooo:rsid="01db9e31" style:font-weight-asian="normal" style:font-weight-complex="normal"/>
    </style:style>
    <style:style style:name="T187" style:family="text">
      <style:text-properties style:font-name="Arial1" fo:font-weight="normal" officeooo:rsid="0015b688" style:font-weight-asian="normal" style:font-weight-complex="normal"/>
    </style:style>
    <style:style style:name="T188" style:family="text">
      <style:text-properties style:font-name="Arial1" fo:font-weight="normal" officeooo:rsid="01dd90d7" style:font-weight-asian="normal" style:font-weight-complex="normal"/>
    </style:style>
    <style:style style:name="T189" style:family="text">
      <style:text-properties style:font-name="Arial1" fo:font-weight="normal" officeooo:rsid="01e9ecb2" style:font-weight-asian="normal" style:font-weight-complex="normal"/>
    </style:style>
    <style:style style:name="T190" style:family="text">
      <style:text-properties style:font-name="Arial1" fo:font-weight="normal" officeooo:rsid="01f1c9ed" style:font-weight-asian="normal" style:font-weight-complex="normal"/>
    </style:style>
    <style:style style:name="T191" style:family="text">
      <style:text-properties style:font-name="Arial1" officeooo:rsid="00ea7ab2"/>
    </style:style>
    <style:style style:name="T192" style:family="text">
      <style:text-properties style:font-name="Arial1" officeooo:rsid="00eaee70"/>
    </style:style>
    <style:style style:name="T193" style:family="text">
      <style:text-properties style:font-name="Arial1" officeooo:rsid="00f9faf4"/>
    </style:style>
    <style:style style:name="T194" style:family="text">
      <style:text-properties style:font-name="Arial1" officeooo:rsid="00faee61"/>
    </style:style>
    <style:style style:name="T195" style:family="text">
      <style:text-properties style:font-name="Arial1" officeooo:rsid="0104a31b"/>
    </style:style>
    <style:style style:name="T196" style:family="text">
      <style:text-properties style:font-name="Arial1" officeooo:rsid="010732c1"/>
    </style:style>
    <style:style style:name="T197" style:family="text">
      <style:text-properties style:font-name="Arial1" officeooo:rsid="01090305"/>
    </style:style>
    <style:style style:name="T198" style:family="text">
      <style:text-properties style:font-name="Arial1" officeooo:rsid="01093009"/>
    </style:style>
    <style:style style:name="T199" style:family="text">
      <style:text-properties style:font-name="Arial1" officeooo:rsid="010a1c36"/>
    </style:style>
    <style:style style:name="T200" style:family="text">
      <style:text-properties style:font-name="Arial1" officeooo:rsid="010f1d74"/>
    </style:style>
    <style:style style:name="T201" style:family="text">
      <style:text-properties style:font-name="Arial1" officeooo:rsid="010f1f86"/>
    </style:style>
    <style:style style:name="T202" style:family="text">
      <style:text-properties style:font-name="Arial1" officeooo:rsid="0110483c"/>
    </style:style>
    <style:style style:name="T203" style:family="text">
      <style:text-properties style:font-name="Arial1" fo:font-size="12pt" fo:font-style="normal" fo:font-weight="normal" style:font-name-asian="Noto Sans CJK SC" style:font-size-asian="13.3000001907349pt" style:font-style-asian="italic" style:font-weight-asian="bold" style:font-name-complex="FreeSans" style:font-size-complex="13.3000001907349pt" style:font-style-complex="italic" style:font-weight-complex="bold"/>
    </style:style>
    <style:style style:name="T204" style:family="text">
      <style:text-properties style:font-name="Arial1" fo:font-size="12pt" fo:font-style="normal" fo:font-weight="normal" officeooo:rsid="0126c80a" style:font-name-asian="Noto Sans CJK SC" style:font-size-asian="13.3000001907349pt" style:font-style-asian="italic" style:font-weight-asian="bold" style:font-name-complex="FreeSans" style:font-size-complex="13.3000001907349pt" style:font-style-complex="italic" style:font-weight-complex="bold"/>
    </style:style>
    <style:style style:name="T205" style:family="text">
      <style:text-properties style:font-name="Arial1" fo:font-size="12pt" fo:font-style="normal" fo:font-weight="normal" officeooo: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T206" style:family="text">
      <style:text-properties style:font-name="Arial1" fo:font-size="12pt" fo:font-style="normal" fo:font-weight="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207" style:family="text">
      <style:text-properties style:font-name="Arial1"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08" style:family="text">
      <style:text-properties style:font-name="Arial1" officeooo:rsid="0125bcb0"/>
    </style:style>
    <style:style style:name="T209" style:family="text">
      <style:text-properties style:font-name="Arial1" officeooo:rsid="012652e5"/>
    </style:style>
    <style:style style:name="T210" style:family="text">
      <style:text-properties style:font-name="Arial1" officeooo:rsid="0127ff5b"/>
    </style:style>
    <style:style style:name="T211" style:family="text">
      <style:text-properties style:font-name="Arial1" officeooo:rsid="012d63c7"/>
    </style:style>
    <style:style style:name="T212" style:family="text">
      <style:text-properties style:font-name="Arial1" officeooo:rsid="01611ce6"/>
    </style:style>
    <style:style style:name="T213" style:family="text">
      <style:text-properties style:font-name="Arial1" officeooo:rsid="016af232"/>
    </style:style>
    <style:style style:name="T214" style:family="text">
      <style:text-properties style:font-name="Arial1" officeooo:rsid="00105d47"/>
    </style:style>
    <style:style style:name="T215" style:family="text">
      <style:text-properties style:font-name="Arial1" officeooo:rsid="01a0311e"/>
    </style:style>
    <style:style style:name="T216" style:family="text">
      <style:text-properties style:font-name="Arial1" officeooo:rsid="01b59ba1"/>
    </style:style>
    <style:style style:name="T217" style:family="text">
      <style:text-properties style:font-name="Arial1" officeooo:rsid="01bc90d1"/>
    </style:style>
    <style:style style:name="T218" style:family="text">
      <style:text-properties style:font-name="Arial1" officeooo:rsid="01be4942"/>
    </style:style>
    <style:style style:name="T219" style:family="text">
      <style:text-properties style:font-name="Arial1" officeooo:rsid="01bf6ede"/>
    </style:style>
    <style:style style:name="T220" style:family="text">
      <style:text-properties style:font-name="Arial1" officeooo:rsid="01c2f11f"/>
    </style:style>
    <style:style style:name="T221" style:family="text">
      <style:text-properties style:font-name="Arial1" officeooo:rsid="01c49ab2"/>
    </style:style>
    <style:style style:name="T222" style:family="text">
      <style:text-properties fo:font-weight="bold" style:font-weight-asian="bold"/>
    </style:style>
    <style:style style:name="T223" style:family="text">
      <style:text-properties fo:font-weight="bold" style:font-weight-asian="bold" style:font-weight-complex="bold"/>
    </style:style>
    <style:style style:name="T224" style:family="text">
      <style:text-properties fo:font-weight="bold" officeooo:rsid="00480fdb" style:font-weight-asian="bold" style:font-weight-complex="bold"/>
    </style:style>
    <style:style style:name="T225" style:family="text">
      <style:text-properties fo:font-weight="bold" officeooo:rsid="01319734" style:font-weight-asian="bold" style:font-weight-complex="bold"/>
    </style:style>
    <style:style style:name="T226" style:family="text">
      <style:text-properties fo:font-weight="bold" officeooo:rsid="0132e7cd" style:font-weight-asian="bold" style:font-weight-complex="bold"/>
    </style:style>
    <style:style style:name="T227" style:family="text">
      <style:text-properties fo:font-weight="bold" officeooo:rsid="0136808f" style:font-weight-asian="bold" style:font-weight-complex="bold"/>
    </style:style>
    <style:style style:name="T228" style:family="text">
      <style:text-properties fo:background-color="transparent" loext:char-shading-value="0"/>
    </style:style>
    <style:style style:name="T229" style:family="text">
      <style:text-properties officeooo:rsid="0045da3b" fo:background-color="transparent" loext:char-shading-value="0"/>
    </style:style>
    <style:style style:name="T230" style:family="text">
      <style:text-properties officeooo:rsid="003e70ca" fo:background-color="transparent" loext:char-shading-value="0"/>
    </style:style>
    <style:style style:name="T231" style:family="text">
      <style:text-properties officeooo:rsid="005c9c33" fo:background-color="transparent" loext:char-shading-value="0"/>
    </style:style>
    <style:style style:name="T232" style:family="text">
      <style:text-properties officeooo:rsid="00a84097" fo:background-color="transparent" loext:char-shading-value="0"/>
    </style:style>
    <style:style style:name="T233" style:family="text">
      <style:text-properties officeooo:rsid="00b58fbe" fo:background-color="transparent" loext:char-shading-value="0"/>
    </style:style>
    <style:style style:name="T234" style:family="text">
      <style:text-properties officeooo:rsid="00be7450" fo:background-color="transparent" loext:char-shading-value="0"/>
    </style:style>
    <style:style style:name="T235" style:family="text">
      <style:text-properties officeooo:rsid="00c1b2cd" fo:background-color="transparent" loext:char-shading-value="0"/>
    </style:style>
    <style:style style:name="T236" style:family="text">
      <style:text-properties officeooo:rsid="00c4cddf" fo:background-color="transparent" loext:char-shading-value="0"/>
    </style:style>
    <style:style style:name="T237" style:family="text">
      <style:text-properties officeooo:rsid="00c4d6d7" fo:background-color="transparent" loext:char-shading-value="0"/>
    </style:style>
    <style:style style:name="T238" style:family="text">
      <style:text-properties officeooo:rsid="0045c04b"/>
    </style:style>
    <style:style style:name="T239" style:family="text">
      <style:text-properties fo:font-variant="normal" fo:text-transform="none" style:text-position="0% 100%" fo:font-style="normal" style:text-underline-style="none" fo:font-weight="normal"/>
    </style:style>
    <style:style style:name="T240" style:family="text">
      <style:text-properties fo:font-variant="normal" fo:text-transform="none" fo:color="#000000" loext:opacity="100%" style:font-name="Arial1" fo:font-size="12pt" fo:letter-spacing="normal" fo:font-style="normal" fo:font-weight="normal" officeooo:rsid="00681b00"/>
    </style:style>
    <style:style style:name="T241" style:family="text">
      <style:text-properties fo:font-variant="normal" fo:text-transform="none" fo:color="#000000" loext:opacity="100%" style:font-name="Arial1" fo:font-size="12pt" fo:letter-spacing="normal" fo:font-style="normal" fo:font-weight="normal" officeooo:rsid="006dbf90"/>
    </style:style>
    <style:style style:name="T242" style:family="text">
      <style:text-properties officeooo:rsid="004d2f5a"/>
    </style:style>
    <style:style style:name="T243" style:family="text">
      <style:text-properties officeooo:rsid="005668dd"/>
    </style:style>
    <style:style style:name="T244" style:family="text">
      <style:text-properties officeooo:rsid="003e70ca"/>
    </style:style>
    <style:style style:name="T245" style:family="text">
      <style:text-properties officeooo:rsid="005dd3e2"/>
    </style:style>
    <style:style style:name="T246" style:family="text">
      <style:text-properties officeooo:rsid="0062633a"/>
    </style:style>
    <style:style style:name="T247" style:family="text">
      <style:text-properties officeooo:rsid="0065f8d2"/>
    </style:style>
    <style:style style:name="T248" style:family="text">
      <style:text-properties officeooo:rsid="0069f9dd"/>
    </style:style>
    <style:style style:name="T249" style:family="text">
      <style:text-properties officeooo:rsid="006b0f0a"/>
    </style:style>
    <style:style style:name="T250" style:family="text">
      <style:text-properties officeooo:rsid="006be809"/>
    </style:style>
    <style:style style:name="T251" style:family="text">
      <style:text-properties officeooo:rsid="006bf715"/>
    </style:style>
    <style:style style:name="T252" style:family="text">
      <style:text-properties officeooo:rsid="006db220"/>
    </style:style>
    <style:style style:name="T253" style:family="text">
      <style:text-properties officeooo:rsid="006ecfc2"/>
    </style:style>
    <style:style style:name="T254" style:family="text">
      <style:text-properties officeooo:rsid="006f66bf"/>
    </style:style>
    <style:style style:name="T255" style:family="text">
      <style:text-properties style:font-name="Arial" fo:font-size="12pt" fo:font-weight="bold" officeooo:rsid="006f66bf" style:font-name-asian="Noto Sans CJK SC" style:font-size-asian="14.1000003814697pt" style:font-weight-asian="bold" style:font-name-complex="FreeSans" style:font-size-complex="14.1000003814697pt" style:font-weight-complex="bold"/>
    </style:style>
    <style:style style:name="T256" style:family="text">
      <style:text-properties style:font-name="Arial" fo:font-size="12pt" fo:font-weight="bold" officeooo:rsid="00ea7ab2" style:font-name-asian="Noto Sans CJK SC" style:font-size-asian="14.1000003814697pt" style:font-weight-asian="bold" style:font-name-complex="FreeSans" style:font-size-complex="14.1000003814697pt" style:font-weight-complex="bold"/>
    </style:style>
    <style:style style:name="T257" style:family="text">
      <style:text-properties style:font-name="Arial" fo:font-size="12pt" fo:font-weight="bold" officeooo:rsid="00f19886" style:font-name-asian="Noto Sans CJK SC" style:font-size-asian="14.1000003814697pt" style:font-weight-asian="bold" style:font-name-complex="FreeSans" style:font-size-complex="14.1000003814697pt" style:font-weight-complex="bold"/>
    </style:style>
    <style:style style:name="T258" style:family="text">
      <style:text-properties style:font-name="Arial"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259" style:family="text">
      <style:text-properties style:font-name="Arial"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260" style:family="text">
      <style:text-properties style:font-name="Arial"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261" style:family="text">
      <style:text-properties style:font-name="Arial"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262" style:family="text">
      <style:text-properties style:font-name="Arial" fo:font-size="12pt" fo:font-weight="normal" officeooo:rsid="01bfe300" style:font-name-asian="Noto Sans CJK SC" style:font-size-asian="14.1000003814697pt" style:font-weight-asian="normal" style:font-name-complex="FreeSans" style:font-size-complex="14.1000003814697pt" style:font-weight-complex="normal"/>
    </style:style>
    <style:style style:name="T263" style:family="text">
      <style:text-properties style:font-name="Arial"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264" style:family="text">
      <style:text-properties style:font-name="Arial"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265" style:family="text">
      <style:text-properties style:font-name="Arial"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66" style:family="text">
      <style:text-properties style:font-name="Arial"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67" style:family="text">
      <style:text-properties style:font-name="Arial"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68" style:family="text">
      <style:text-properties style:font-name="Arial"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69" style:family="text">
      <style:text-properties style:font-name="Arial"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0" style:family="text">
      <style:text-properties style:font-name="Arial"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1" style:family="text">
      <style:text-properties style:font-name="Arial"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2" style:family="text">
      <style:text-properties style:font-name="Arial"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3" style:family="text">
      <style:text-properties style:font-name="Arial"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4" style:family="text">
      <style:text-properties style:font-name="Arial" fo:font-size="12pt" fo:font-style="normal" fo:font-weight="normal" officeooo:rsid="01c094a9"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75" style:family="text">
      <style:text-properties style:font-name="Arial" fo:font-style="normal" fo:font-weight="normal" style:font-name-asian="Noto Sans CJK SC" style:font-style-asian="normal" style:font-weight-asian="normal" style:font-name-complex="FreeSans" style:font-style-complex="normal" style:font-weight-complex="normal"/>
    </style:style>
    <style:style style:name="T276" style:family="text">
      <style:text-properties style:font-name="Arial" fo:font-style="normal" fo:font-weight="normal" officeooo:rsid="00ebfc2d" style:font-name-asian="Noto Sans CJK SC" style:font-style-asian="normal" style:font-weight-asian="normal" style:font-name-complex="FreeSans" style:font-style-complex="normal" style:font-weight-complex="normal"/>
    </style:style>
    <style:style style:name="T277" style:family="text">
      <style:text-properties style:font-name="Arial" fo:font-style="normal" fo:font-weight="normal" officeooo:rsid="00f72511" style:font-name-asian="Noto Sans CJK SC" style:font-style-asian="normal" style:font-weight-asian="normal" style:font-name-complex="FreeSans" style:font-style-complex="normal" style:font-weight-complex="normal"/>
    </style:style>
    <style:style style:name="T278" style:family="text">
      <style:text-properties officeooo:rsid="00708d03"/>
    </style:style>
    <style:style style:name="T279" style:family="text">
      <style:text-properties officeooo:rsid="007157fe"/>
    </style:style>
    <style:style style:name="T280" style:family="text">
      <style:text-properties officeooo:rsid="007353eb"/>
    </style:style>
    <style:style style:name="T281" style:family="text">
      <style:text-properties officeooo:rsid="0073be50"/>
    </style:style>
    <style:style style:name="T282" style:family="text">
      <style:text-properties officeooo:rsid="007879a9"/>
    </style:style>
    <style:style style:name="T283" style:family="text">
      <style:text-properties officeooo:rsid="007a7323"/>
    </style:style>
    <style:style style:name="T284" style:family="text">
      <style:text-properties officeooo:rsid="007f168e"/>
    </style:style>
    <style:style style:name="T285" style:family="text">
      <style:text-properties officeooo:rsid="0085bed7"/>
    </style:style>
    <style:style style:name="T286" style:family="text">
      <style:text-properties officeooo:rsid="00862e82"/>
    </style:style>
    <style:style style:name="T287" style:family="text">
      <style:text-properties officeooo:rsid="008adb4e"/>
    </style:style>
    <style:style style:name="T288" style:family="text">
      <style:text-properties officeooo:rsid="008e4743"/>
    </style:style>
    <style:style style:name="T289" style:family="text">
      <style:text-properties officeooo:rsid="008f4bf3"/>
    </style:style>
    <style:style style:name="T290" style:family="text">
      <style:text-properties officeooo:rsid="0090138b"/>
    </style:style>
    <style:style style:name="T291" style:family="text">
      <style:text-properties officeooo:rsid="00914ecf"/>
    </style:style>
    <style:style style:name="T292" style:family="text">
      <style:text-properties officeooo:rsid="00943aaf"/>
    </style:style>
    <style:style style:name="T293" style:family="text">
      <style:text-properties officeooo:rsid="00949b44"/>
    </style:style>
    <style:style style:name="T294" style:family="text">
      <style:text-properties officeooo:rsid="009e4926"/>
    </style:style>
    <style:style style:name="T295" style:family="text">
      <style:text-properties officeooo:rsid="00a39f53"/>
    </style:style>
    <style:style style:name="T296" style:family="text">
      <style:text-properties officeooo:rsid="00a3fddc"/>
    </style:style>
    <style:style style:name="T297" style:family="text">
      <style:text-properties officeooo:rsid="00abf388"/>
    </style:style>
    <style:style style:name="T298" style:family="text">
      <style:text-properties officeooo:rsid="00abfc08"/>
    </style:style>
    <style:style style:name="T299" style:family="text">
      <style:text-properties officeooo:rsid="00af55b2"/>
    </style:style>
    <style:style style:name="T300" style:family="text">
      <style:text-properties officeooo:rsid="00b0c7c0"/>
    </style:style>
    <style:style style:name="T301" style:family="text">
      <style:text-properties officeooo:rsid="00b0d05b"/>
    </style:style>
    <style:style style:name="T302" style:family="text">
      <style:text-properties officeooo:rsid="00b1f024"/>
    </style:style>
    <style:style style:name="T303" style:family="text">
      <style:text-properties officeooo:rsid="00c06d26"/>
    </style:style>
    <style:style style:name="T304" style:family="text">
      <style:text-properties officeooo:rsid="00cf6306"/>
    </style:style>
    <style:style style:name="T305" style:family="text">
      <style:text-properties officeooo:rsid="00d16020"/>
    </style:style>
    <style:style style:name="T306" style:family="text">
      <style:text-properties officeooo:rsid="00d2c8e0"/>
    </style:style>
    <style:style style:name="T307" style:family="text">
      <style:text-properties officeooo:rsid="00d466aa"/>
    </style:style>
    <style:style style:name="T308" style:family="text">
      <style:text-properties officeooo:rsid="00ad07ef"/>
    </style:style>
    <style:style style:name="T309" style:family="text">
      <style:text-properties officeooo:rsid="00d60fe3"/>
    </style:style>
    <style:style style:name="T310" style:family="text">
      <style:text-properties officeooo:rsid="00d6dd6e"/>
    </style:style>
    <style:style style:name="T311" style:family="text">
      <style:text-properties officeooo:rsid="00db5cde"/>
    </style:style>
    <style:style style:name="T312" style:family="text">
      <style:text-properties officeooo:rsid="00df2e67"/>
    </style:style>
    <style:style style:name="T313" style:family="text">
      <style:text-properties officeooo:rsid="00480fdb"/>
    </style:style>
    <style:style style:name="T314" style:family="text">
      <style:text-properties officeooo:rsid="00e92123"/>
    </style:style>
    <style:style style:name="T315" style:family="text">
      <style:text-properties officeooo:rsid="00ea7ab2"/>
    </style:style>
    <style:style style:name="T316" style:family="text">
      <style:text-properties officeooo:rsid="00eaee70"/>
    </style:style>
    <style:style style:name="T317" style:family="text">
      <style:text-properties officeooo:rsid="00f9faf4"/>
    </style:style>
    <style:style style:name="T318" style:family="text">
      <style:text-properties officeooo:rsid="00faee61"/>
    </style:style>
    <style:style style:name="T319" style:family="text">
      <style:text-properties officeooo:rsid="00fcb6e6"/>
    </style:style>
    <style:style style:name="T320" style:family="text">
      <style:text-properties officeooo:rsid="00fe1d5e"/>
    </style:style>
    <style:style style:name="T321" style:family="text">
      <style:text-properties officeooo:rsid="00ffd1e7"/>
    </style:style>
    <style:style style:name="T322" style:family="text">
      <style:text-properties officeooo:rsid="0103be59"/>
    </style:style>
    <style:style style:name="T323" style:family="text">
      <style:text-properties officeooo:rsid="0104a31b"/>
    </style:style>
    <style:style style:name="T324" style:family="text">
      <style:text-properties officeooo:rsid="010732c1"/>
    </style:style>
    <style:style style:name="T325" style:family="text">
      <style:text-properties officeooo:rsid="010a1c36"/>
    </style:style>
    <style:style style:name="T326" style:family="text">
      <style:text-properties officeooo:rsid="010f1d74"/>
    </style:style>
    <style:style style:name="T327" style:family="text">
      <style:text-properties officeooo:rsid="010f1f86"/>
    </style:style>
    <style:style style:name="T328" style:family="text">
      <style:text-properties officeooo:rsid="01133fdc"/>
    </style:style>
    <style:style style:name="T329" style:family="text">
      <style:text-properties officeooo:rsid="0114647f"/>
    </style:style>
    <style:style style:name="T330" style:family="text">
      <style:text-properties officeooo:rsid="0125bcb0"/>
    </style:style>
    <style:style style:name="T331" style:family="text">
      <style:text-properties officeooo:rsid="012652e5"/>
    </style:style>
    <style:style style:name="T332" style:family="text">
      <style:text-properties fo:font-weight="normal" style:font-weight-asian="normal" style:font-weight-complex="normal"/>
    </style:style>
    <style:style style:name="T333" style:family="text">
      <style:text-properties fo:font-weight="normal" officeooo:rsid="012652e5" style:font-weight-asian="normal" style:font-weight-complex="normal"/>
    </style:style>
    <style:style style:name="T334" style:family="text">
      <style:text-properties fo:font-weight="normal" officeooo:rsid="0126a4e4" style:font-weight-asian="normal" style:font-weight-complex="normal"/>
    </style:style>
    <style:style style:name="T335" style:family="text">
      <style:text-properties fo:font-weight="normal" officeooo:rsid="01319734" style:font-weight-asian="normal" style:font-weight-complex="normal"/>
    </style:style>
    <style:style style:name="T336" style:family="text">
      <style:text-properties fo:font-weight="normal" officeooo:rsid="0132b92b" style:font-weight-asian="normal" style:font-weight-complex="normal"/>
    </style:style>
    <style:style style:name="T337" style:family="text">
      <style:text-properties fo:font-weight="normal" officeooo:rsid="0132e7cd" style:font-weight-asian="normal" style:font-weight-complex="normal"/>
    </style:style>
    <style:style style:name="T338" style:family="text">
      <style:text-properties fo:font-weight="normal" officeooo:rsid="01333689" style:font-weight-asian="normal" style:font-weight-complex="normal"/>
    </style:style>
    <style:style style:name="T339" style:family="text">
      <style:text-properties fo:font-weight="normal" officeooo:rsid="01348f30" style:font-weight-asian="normal" style:font-weight-complex="normal"/>
    </style:style>
    <style:style style:name="T340" style:family="text">
      <style:text-properties fo:font-weight="normal" officeooo:rsid="0136808f" style:font-weight-asian="normal" style:font-weight-complex="normal"/>
    </style:style>
    <style:style style:name="T341" style:family="text">
      <style:text-properties fo:font-weight="normal" officeooo:rsid="0137d906" style:font-weight-asian="normal" style:font-weight-complex="normal"/>
    </style:style>
    <style:style style:name="T342" style:family="text">
      <style:text-properties fo:font-weight="normal" officeooo:rsid="0139a325" style:font-weight-asian="normal" style:font-weight-complex="normal"/>
    </style:style>
    <style:style style:name="T343" style:family="text">
      <style:text-properties fo:font-weight="normal" officeooo:rsid="013c6628" style:font-weight-asian="normal" style:font-weight-complex="normal"/>
    </style:style>
    <style:style style:name="T344" style:family="text">
      <style:text-properties fo:font-weight="normal" officeooo:rsid="0140214d" style:font-weight-asian="normal" style:font-weight-complex="normal"/>
    </style:style>
    <style:style style:name="T345" style:family="text">
      <style:text-properties fo:font-weight="normal" officeooo:rsid="01439915" style:font-weight-asian="normal" style:font-weight-complex="normal"/>
    </style:style>
    <style:style style:name="T346" style:family="text">
      <style:text-properties fo:font-weight="normal" officeooo:rsid="015a50b3" style:font-weight-asian="normal" style:font-weight-complex="normal"/>
    </style:style>
    <style:style style:name="T347" style:family="text">
      <style:text-properties fo:font-weight="normal" officeooo:rsid="015b150d" style:font-weight-asian="normal" style:font-weight-complex="normal"/>
    </style:style>
    <style:style style:name="T348" style:family="text">
      <style:text-properties fo:font-weight="normal" officeooo:rsid="015f822a" style:font-weight-asian="normal" style:font-weight-complex="normal"/>
    </style:style>
    <style:style style:name="T349" style:family="text">
      <style:text-properties fo:font-weight="normal" officeooo:rsid="01633437" style:font-weight-asian="normal" style:font-weight-complex="normal"/>
    </style:style>
    <style:style style:name="T350" style:family="text">
      <style:text-properties fo:font-weight="normal" officeooo:rsid="01c59b6e" style:font-weight-asian="normal" style:font-weight-complex="normal"/>
    </style:style>
    <style:style style:name="T351" style:family="text">
      <style:text-properties fo:font-weight="normal" officeooo:rsid="01c74a6c" style:font-weight-asian="normal" style:font-weight-complex="normal"/>
    </style:style>
    <style:style style:name="T352" style:family="text">
      <style:text-properties fo:font-weight="normal" officeooo:rsid="01d32c29" style:font-weight-asian="normal" style:font-weight-complex="normal"/>
    </style:style>
    <style:style style:name="T353" style:family="text">
      <style:text-properties officeooo:rsid="0126c80a"/>
    </style:style>
    <style:style style:name="T354" style:family="text">
      <style:text-properties officeooo:rsid="0127506c"/>
    </style:style>
    <style:style style:name="T355" style:family="text">
      <style:text-properties officeooo:rsid="0127ff5b"/>
    </style:style>
    <style:style style:name="T356" style:family="text">
      <style:text-properties officeooo:rsid="012c6531"/>
    </style:style>
    <style:style style:name="T357" style:family="text">
      <style:text-properties officeooo:rsid="012d63c7"/>
    </style:style>
    <style:style style:name="T358" style:family="text">
      <style:text-properties officeooo:rsid="01319734"/>
    </style:style>
    <style:style style:name="T359" style:family="text">
      <style:text-properties officeooo:rsid="015f822a"/>
    </style:style>
    <style:style style:name="T360" style:family="text">
      <style:text-properties officeooo:rsid="01611ce6"/>
    </style:style>
    <style:style style:name="T361" style:family="text">
      <style:text-properties style:text-line-through-style="none" style:text-line-through-type="none" fo:font-weight="normal" style:font-weight-asian="normal" style:font-weight-complex="normal"/>
    </style:style>
    <style:style style:name="T362" style:family="text">
      <style:text-properties officeooo:rsid="016af232"/>
    </style:style>
    <style:style style:name="T363" style:family="text">
      <style:text-properties officeooo:rsid="016c0325"/>
    </style:style>
    <style:style style:name="T364" style:family="text">
      <style:text-properties officeooo:rsid="016ef32c"/>
    </style:style>
    <style:style style:name="T365" style:family="text">
      <style:text-properties officeooo:rsid="016f2ebd"/>
    </style:style>
    <style:style style:name="T366" style:family="text">
      <style:text-properties officeooo:rsid="0170feff"/>
    </style:style>
    <style:style style:name="T367" style:family="text">
      <style:text-properties officeooo:rsid="01906c3f"/>
    </style:style>
    <style:style style:name="T368" style:family="text">
      <style:text-properties officeooo:rsid="019ca2be"/>
    </style:style>
    <style:style style:name="T369" style:family="text">
      <style:text-properties officeooo:rsid="01b1f4a5"/>
    </style:style>
    <style:style style:name="T370" style:family="text">
      <style:text-properties officeooo:rsid="01b39c8a"/>
    </style:style>
    <style:style style:name="T371" style:family="text">
      <style:text-properties officeooo:rsid="01b59ba1"/>
    </style:style>
    <style:style style:name="T372" style:family="text">
      <style:text-properties officeooo:rsid="01b98395"/>
    </style:style>
    <style:style style:name="T373" style:family="text">
      <style:text-properties officeooo:rsid="01c19365"/>
    </style:style>
    <style:style style:name="T374" style:family="text">
      <style:text-properties officeooo:rsid="01c2f11f"/>
    </style:style>
    <style:style style:name="T375" style:family="text">
      <style:text-properties officeooo:rsid="01c49ab2"/>
    </style:style>
    <style:style style:name="T376" style:family="text">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weight-complex="normal" style:text-emphasize="none"/>
    </style:style>
    <style:style style:name="T377" style:family="text">
      <style:text-properties officeooo:rsid="0015b688"/>
    </style:style>
    <style:style style:name="T378" style:family="text">
      <style:text-properties officeooo:rsid="001d999a"/>
    </style:style>
    <style:style style:name="T379" style:family="text">
      <style:text-properties officeooo:rsid="01e5e8b0"/>
    </style:style>
    <style:style style:name="T380" style:family="text">
      <style:text-properties officeooo:rsid="01ed4e0d"/>
    </style:style>
    <style:style style:name="T381" style:family="text">
      <style:text-properties officeooo:rsid="01f30c64"/>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194cm, 0.169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text:span text:style-name="T380">1</text:span></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text:span text:style-name="T380">1</text:span></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140"><text:a xlink:type="simple" xlink:href="#__RefHeading___Toc6483_975677452" text:style-name="Index_20_Link" text:visited-style-name="Index_20_Link"><text:s/>1 Introdução<text:tab/>5</text:a></text:p>
          <text:p text:style-name="P141"><text:a xlink:type="simple" xlink:href="#__RefHeading___Toc6485_975677452" text:style-name="Index_20_Link" text:visited-style-name="Index_20_Link"><text:s/>1.1 Tema<text:tab/>7</text:a></text:p>
          <text:p text:style-name="P141"><text:a xlink:type="simple" xlink:href="#__RefHeading___Toc6487_975677452" text:style-name="Index_20_Link" text:visited-style-name="Index_20_Link"><text:s/>1.2 Problema social<text:tab/>7</text:a></text:p>
          <text:p text:style-name="P141"><text:a xlink:type="simple" xlink:href="#__RefHeading___Toc6489_975677452" text:style-name="Index_20_Link" text:visited-style-name="Index_20_Link"><text:s/>1.3 Problema científico<text:tab/>8</text:a></text:p>
          <text:p text:style-name="P141"><text:a xlink:type="simple" xlink:href="#__RefHeading___Toc6491_975677452" text:style-name="Index_20_Link" text:visited-style-name="Index_20_Link"><text:s/>1.4 Hipótese<text:tab/>8</text:a></text:p>
          <text:p text:style-name="P141"><text:a xlink:type="simple" xlink:href="#__RefHeading___Toc6493_975677452" text:style-name="Index_20_Link" text:visited-style-name="Index_20_Link"><text:s/>1.5 Variável independente<text:tab/>8</text:a></text:p>
          <text:p text:style-name="P141"><text:a xlink:type="simple" xlink:href="#__RefHeading___Toc6495_975677452" text:style-name="Index_20_Link" text:visited-style-name="Index_20_Link"><text:s/>1.6 Variável dependente<text:tab/>8</text:a></text:p>
          <text:p text:style-name="P141"><text:a xlink:type="simple" xlink:href="#__RefHeading___Toc6497_975677452" text:style-name="Index_20_Link" text:visited-style-name="Index_20_Link"><text:s/>1.7 Objetivo geral<text:tab/>8</text:a></text:p>
          <text:p text:style-name="P142"><text:a xlink:type="simple" xlink:href="#__RefHeading___Toc6499_975677452" text:style-name="Index_20_Link" text:visited-style-name="Index_20_Link">1.7.1 Objetivos específicos<text:tab/>9</text:a></text:p>
          <text:p text:style-name="P141"><text:a xlink:type="simple" xlink:href="#__RefHeading___Toc11873_1058660758" text:style-name="Index_20_Link" text:visited-style-name="Index_20_Link"><text:s/>1.8 Justificativa e relevância<text:tab/>9</text:a></text:p>
          <text:p text:style-name="P141"><text:a xlink:type="simple" xlink:href="#__RefHeading___Toc6503_975677452" text:style-name="Index_20_Link" text:visited-style-name="Index_20_Link"><text:s/>1.9 Delimitação de estudo<text:tab/>10</text:a></text:p>
          <text:p text:style-name="P141"><text:a xlink:type="simple" xlink:href="#__RefHeading___Toc6505_975677452" text:style-name="Index_20_Link" text:visited-style-name="Index_20_Link"><text:s/>1.10 Novidade científica<text:tab/>10</text:a></text:p>
          <text:p text:style-name="P140"><text:a xlink:type="simple" xlink:href="#__RefHeading___Toc6507_975677452" text:style-name="Index_20_Link" text:visited-style-name="Index_20_Link"><text:s/>2 Referencial teórico<text:tab/>11</text:a></text:p>
          <text:p text:style-name="P141"><text:a xlink:type="simple" xlink:href="#__RefHeading___Toc6509_975677452" text:style-name="Index_20_Link" text:visited-style-name="Index_20_Link"><text:s/>2.1 O Estudo nas Escolas de Negócios<text:tab/>11</text:a></text:p>
          <text:p text:style-name="P141"><text:a xlink:type="simple" xlink:href="#__RefHeading___Toc6513_975677452" text:style-name="Index_20_Link" text:visited-style-name="Index_20_Link"><text:s/>2.2 O Conhecimento por Simulação<text:tab/>16</text:a></text:p>
          <text:p text:style-name="P142"><text:a xlink:type="simple" xlink:href="#__RefHeading___Toc11875_1058660758" text:style-name="Index_20_Link" text:visited-style-name="Index_20_Link">2.2.1 O que é simulação<text:tab/>16</text:a></text:p>
          <text:p text:style-name="P142"><text:a xlink:type="simple" xlink:href="#__RefHeading___Toc11877_1058660758" text:style-name="Index_20_Link" text:visited-style-name="Index_20_Link">2.2.2 Simulação no processo de aprendizagem<text:tab/>18</text:a></text:p>
          <text:p text:style-name="P142"><text:a xlink:type="simple" xlink:href="#__RefHeading___Toc11879_1058660758" text:style-name="Index_20_Link" text:visited-style-name="Index_20_Link">2.2.3 Conclusão<text:tab/>20</text:a></text:p>
          <text:p text:style-name="P140"><text:a xlink:type="simple" xlink:href="#__RefHeading___Toc6517_975677452" text:style-name="Index_20_Link" text:visited-style-name="Index_20_Link"><text:s/>3 Diagnóstico<text:tab/>22</text:a></text:p>
          <text:p text:style-name="P140"><text:a xlink:type="simple" xlink:href="#__RefHeading___Toc6527_975677452" text:style-name="Index_20_Link" text:visited-style-name="Index_20_Link"><text:s/>4 Proposta<text:tab/>28</text:a></text:p>
          <text:p text:style-name="P141"><text:a xlink:type="simple" xlink:href="#__RefHeading___Toc6529_975677452" text:style-name="Index_20_Link" text:visited-style-name="Index_20_Link"><text:s/>4.1 E-Conomy Simulator<text:tab/>28</text:a></text:p>
          <text:p text:style-name="P142"><text:a xlink:type="simple" xlink:href="#__RefHeading___Toc1893_2111744176" text:style-name="Index_20_Link" text:visited-style-name="Index_20_Link">4.1.1 Elementos do jogo E-Conomy Simulator<text:tab/>29</text:a></text:p>
          <text:p text:style-name="P143"><text:a xlink:type="simple" xlink:href="#__RefHeading___Toc3515_231720175" text:style-name="Index_20_Link" text:visited-style-name="Index_20_Link">4.1.1.1 Medidas<text:tab/>31</text:a></text:p>
          <text:p text:style-name="P143"><text:a xlink:type="simple" xlink:href="#__RefHeading___Toc1895_2111744176" text:style-name="Index_20_Link" text:visited-style-name="Index_20_Link">4.1.1.2 Timeline<text:tab/>33</text:a></text:p>
          <text:p text:style-name="P143"><text:a xlink:type="simple" xlink:href="#__RefHeading___Toc1897_2111744176" text:style-name="Index_20_Link" text:visited-style-name="Index_20_Link">4.1.1.3 Indicadores econômico do último mês e anuais<text:tab/>34</text:a></text:p>
          <text:p text:style-name="P143"><text:a xlink:type="simple" xlink:href="#__RefHeading___Toc3519_231720175" text:style-name="Index_20_Link" text:visited-style-name="Index_20_Link">4.1.1.4 Indicadores de popularidade<text:tab/>35</text:a></text:p>
          <text:p text:style-name="P143"><text:a xlink:type="simple" xlink:href="#__RefHeading___Toc12169_4091925848" text:style-name="Index_20_Link" text:visited-style-name="Index_20_Link">4.1.1.5 Gráfico </text:a><text:a xlink:type="simple" xlink:href="#__RefHeading___Toc12169_4091925848" text:style-name="Index_20_Link" text:visited-style-name="Index_20_Link">econômico</text:a><text:a xlink:type="simple" xlink:href="#__RefHeading___Toc12169_4091925848" text:style-name="Index_20_Link" text:visited-style-name="Index_20_Link"><text:tab/>35</text:a></text:p>
          <text:p text:style-name="P142"><text:a xlink:type="simple" xlink:href="#__RefHeading___Toc12171_4091925848" text:style-name="Index_20_Link" text:visited-style-name="Index_20_Link">4.1.2 Variáveis e indicadores econômicos<text:tab/>36</text:a></text:p>
          <text:p text:style-name="P143"><text:a xlink:type="simple" xlink:href="#__RefHeading___Toc38525_99846923" text:style-name="Index_20_Link" text:visited-style-name="Index_20_Link">4.1.2.1 Propensão marginal a consumir (PMgC)<text:tab/>38</text:a></text:p>
          <text:p text:style-name="P143"><text:a xlink:type="simple" xlink:href="#__RefHeading___Toc38527_99846923" text:style-name="Index_20_Link" text:visited-style-name="Index_20_Link">4.1.2.2 Taxa base de juros (r)<text:tab/>38</text:a></text:p>
          <text:p text:style-name="P143"><text:a xlink:type="simple" xlink:href="#__RefHeading___Toc38529_99846923" text:style-name="Index_20_Link" text:visited-style-name="Index_20_Link">4.1.2.3 Transferências (TA) e transferências base (TAB)<text:tab/>38</text:a></text:p>
          <text:p text:style-name="P143"><text:a xlink:type="simple" xlink:href="#__RefHeading___Toc38531_99846923" text:style-name="Index_20_Link" text:visited-style-name="Index_20_Link">4.1.2.4 Eficácia marginal do capital (EFgK)<text:tab/>38</text:a></text:p>
          <text:p text:style-name="P143"><text:soft-page-break/><text:a xlink:type="simple" xlink:href="#__RefHeading___Toc38533_99846923" text:style-name="Index_20_Link" text:visited-style-name="Index_20_Link">4.1.2.5 Investimento em títulos (IT)<text:tab/>38</text:a></text:p>
          <text:p text:style-name="P143"><text:a xlink:type="simple" xlink:href="#__RefHeading___Toc38535_99846923" text:style-name="Index_20_Link" text:visited-style-name="Index_20_Link">4.1.2.6 Investimento potencial (IP), realizado (IL) e realizado base (ILB)<text:tab/>39</text:a></text:p>
          <text:p text:style-name="P143"><text:a xlink:type="simple" xlink:href="#__RefHeading___Toc38537_99846923" text:style-name="Index_20_Link" text:visited-style-name="Index_20_Link">4.1.2.7 Imposto de renda (IR) e imposto de renda base (IRB)<text:tab/>39</text:a></text:p>
          <text:p text:style-name="P143"><text:a xlink:type="simple" xlink:href="#__RefHeading___Toc38539_99846923" text:style-name="Index_20_Link" text:visited-style-name="Index_20_Link">4.1.2.8 Multiplicador keynesiano sem imposto (KSI) e com imposto (KCI)<text:tab/>39</text:a></text:p>
          <text:p text:style-name="P143"><text:a xlink:type="simple" xlink:href="#__RefHeading___Toc38541_99846923" text:style-name="Index_20_Link" text:visited-style-name="Index_20_Link">4.1.2.9 Impostos (I)<text:tab/>39</text:a></text:p>
          <text:p text:style-name="P143"><text:a xlink:type="simple" xlink:href="#__RefHeading___Toc38543_99846923" text:style-name="Index_20_Link" text:visited-style-name="Index_20_Link">4.1.2.10 Gastos governamentais (G)<text:tab/>40</text:a></text:p>
          <text:p text:style-name="P143"><text:a xlink:type="simple" xlink:href="#__RefHeading___Toc38545_99846923" text:style-name="Index_20_Link" text:visited-style-name="Index_20_Link">4.1.2.11 Deficit ou superavit do governo (BS)<text:tab/>40</text:a></text:p>
          <text:p text:style-name="P143"><text:a xlink:type="simple" xlink:href="#__RefHeading___Toc38547_99846923" text:style-name="Index_20_Link" text:visited-style-name="Index_20_Link">4.1.2.12 Títulos devidos pelo governo (TD), Juros da dívida interna (JDI) e Dívida interna total (DIT)<text:tab/>40</text:a></text:p>
          <text:p text:style-name="P143"><text:a xlink:type="simple" xlink:href="#__RefHeading___Toc38549_99846923" text:style-name="Index_20_Link" text:visited-style-name="Index_20_Link">4.1.2.13 Caixa do governo (CG)<text:tab/>40</text:a></text:p>
          <text:p text:style-name="P143"><text:a xlink:type="simple" xlink:href="#__RefHeading___Toc38551_99846923" text:style-name="Index_20_Link" text:visited-style-name="Index_20_Link">4.1.2.14 Consumo (C)<text:tab/>40</text:a></text:p>
          <text:p text:style-name="P143"><text:a xlink:type="simple" xlink:href="#__RefHeading___Toc38553_99846923" text:style-name="Index_20_Link" text:visited-style-name="Index_20_Link">4.1.2.15 Inflação de demanda (IfD)<text:tab/>41</text:a></text:p>
          <text:p text:style-name="P143"><text:a xlink:type="simple" xlink:href="#__RefHeading___Toc38555_99846923" text:style-name="Index_20_Link" text:visited-style-name="Index_20_Link">4.1.2.16 Inflação de custo (IfC)<text:tab/>41</text:a></text:p>
          <text:p text:style-name="P143"><text:a xlink:type="simple" xlink:href="#__RefHeading___Toc38557_99846923" text:style-name="Index_20_Link" text:visited-style-name="Index_20_Link">4.1.2.17 Inflação total (IfT)<text:tab/>41</text:a></text:p>
          <text:p text:style-name="P143"><text:a xlink:type="simple" xlink:href="#__RefHeading___Toc38559_99846923" text:style-name="Index_20_Link" text:visited-style-name="Index_20_Link">4.1.2.18 </text:a><text:a xlink:type="simple" xlink:href="#__RefHeading___Toc38559_99846923" text:style-name="Index_20_Link" text:visited-style-name="Index_20_Link">Taxa</text:a><text:a xlink:type="simple" xlink:href="#__RefHeading___Toc38559_99846923" text:style-name="Index_20_Link" text:visited-style-name="Index_20_Link"> de desemprego (N) e taxa de desemprego base (NB)<text:tab/>41</text:a></text:p>
          <text:p text:style-name="P143"><text:a xlink:type="simple" xlink:href="#__RefHeading___Toc38561_99846923" text:style-name="Index_20_Link" text:visited-style-name="Index_20_Link">4.1.2.19 Produto interno bruto (Y) e produto interno bruto base (YB)<text:tab/>42</text:a></text:p>
          <text:p text:style-name="P143"><text:a xlink:type="simple" xlink:href="#__RefHeading___Toc38563_99846923" text:style-name="Index_20_Link" text:visited-style-name="Index_20_Link">4.1.2.20 Variação do produto interno bruto (YV)<text:tab/>42</text:a></text:p>
          <text:p text:style-name="P143"><text:a xlink:type="simple" xlink:href="#__RefHeading___Toc12195_4091925848" text:style-name="Index_20_Link" text:visited-style-name="Index_20_Link">4.1.2.21 </text:a><text:a xlink:type="simple" xlink:href="#__RefHeading___Toc12195_4091925848" text:style-name="Index_20_Link" text:visited-style-name="Index_20_Link">Renda disponível (YD)</text:a><text:a xlink:type="simple" xlink:href="#__RefHeading___Toc12195_4091925848" text:style-name="Index_20_Link" text:visited-style-name="Index_20_Link"><text:tab/>42</text:a></text:p>
          <text:p text:style-name="P141"><text:a xlink:type="simple" xlink:href="#__RefHeading___Toc6531_975677452" text:style-name="Index_20_Link" text:visited-style-name="Index_20_Link"><text:s/>4.2 Aplicação<text:tab/>43</text:a></text:p>
          <text:p text:style-name="P141"><text:a xlink:type="simple" xlink:href="#__RefHeading___Toc6533_975677452" text:style-name="Index_20_Link" text:visited-style-name="Index_20_Link"><text:s/>4.3 Resultados<text:tab/>43</text:a></text:p>
          <text:p text:style-name="P140"><text:a xlink:type="simple" xlink:href="#__RefHeading___Toc6535_975677452" text:style-name="Index_20_Link" text:visited-style-name="Index_20_Link"><text:s/>5 Conclusão<text:tab/>44</text:a></text:p>
          <text:p text:style-name="P140"><text:a xlink:type="simple" xlink:href="#__RefHeading___Toc6537_975677452" text:style-name="Index_20_Link" text:visited-style-name="Index_20_Link"><text:s/>6 Referências<text:tab/>45</text:a></text:p>
        </text:index-body>
      </text:table-of-content>
      <text:p text:style-name="P7"/>
      <text:h text:style-name="P145"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p>
      <text:p text:style-name="Text_20_body">As disciplinas lecionadas <text:span text:style-name="T356">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juntamente com aplicações práticas em um contexto <text:soft-page-break/>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span text:style-name="T12">(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p>
      <text:p text:style-name="P35">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39">economia</text:span> nas escolas de negócios estarem fortemente ligadas ao mundo real, é justificada a criação de metodologias de <text:span text:style-name="T39">ensino </text:span>que propõe ao aluno a prática, vivenciando o risco de falhar nas decisões tomadas em um cenário proposto. Isso reforça o aprendizado teórico do aluno.</text:p>
      <text:p text:style-name="P77">As escolas de negócios já utiliza<text:span text:style-name="T356">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text:span text:style-name="T239">(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 </text:p>
      <text:p text:style-name="Text_20_body"><text:span text:style-name="T244">Os avanços tecnológicos atuais incentivaram a criação dos jogos empresariais em modelos de simulação computacional, que são atrativos para jovens e adultos devido à popularidade de jogos eletrônicos. Apesar de modelos semelhantes </text:span><text:span text:style-name="T356">a </text:span><text:span text:style-name="T244">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244">(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244">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244">(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244"> fazem uma análise da utilização de simuladores ao longo do tempo, dentre eles citam o trabalho de </text:span><text:span text:style-name="T230">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230">(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244">, que diz ser o </text:span><text:span text:style-name="T9">Top Management Decision Game </text:span><text:span text:style-name="T244">da </text:span><text:span text:style-name="T9">American Management Association</text:span><text:span text:style-name="T244"> o primeiro jogo de empresas. Sendo desenvolvido em 1956, tendo logo em seguida o lançamento de um segundo jogo, </text:span><text:soft-page-break/><text:span text:style-name="T244">chamado de </text:span><text:span text:style-name="T9">Business Management Game</text:span><text:span text:style-name="T244">, criado pela empresa McKinsey &amp; Company. </text:span></text:p>
      <text:p text:style-name="Text_20_body"><text:span text:style-name="T244">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span text:style-name="T244">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p>
      <text:list xml:id="list4192336180" text:style-name="L1">
        <text:list-item>
          <text:p text:style-name="P169">NASAGA (North American Simulation and Gaming Association), ISAGA (International Simulation and Gaming Association);</text:p>
        </text:list-item>
        <text:list-item>
          <text:p text:style-name="P169">SAGSET (Society for the Advancement of Games and Simulations in Education and Training); </text:p>
        </text:list-item>
        <text:list-item>
          <text:p text:style-name="P169">ABSEL (Association for Business Simulation and Experiential Learning), JASAG (Japanese Association for Simulation and Gaming); </text:p>
        </text:list-item>
        <text:list-item>
          <text:p text:style-name="P169">SAGSAGA (Swiss, Austrian and German Simulation and Gaming); </text:p>
        </text:list-item>
        <text:list-item>
          <text:p text:style-name="P169">SAGANET (Simulation and Gaming Association); </text:p>
        </text:list-item>
        <text:list-item>
          <text:p text:style-name="P169">SSAGSg (Society of Simulation and Gaming of Singapore); </text:p>
        </text:list-item>
        <text:list-item>
          <text:p text:style-name="P169">ECGBL (European Conference of Games Based Learning); </text:p>
        </text:list-item>
        <text:list-item>
          <text:p text:style-name="P169">INDSAGA (Indian Simulation and Gaming Association); </text:p>
        </text:list-item>
        <text:list-item>
          <text:p text:style-name="P169">ThaiSim (Thai Association for Simulation and Gaming). </text:p>
          <text:p text:style-name="P169"/>
        </text:list-item>
      </text:list>
      <text:p text:style-name="Text_20_body">E seguindo essa tendência, o presente trabalho foi elaborado, <text:span text:style-name="T243">ao utilizar um simulador/jogo para ser disponibilizado para pessoas interessadas a testar o conhecimento adquirido sobre políticas econômicas. </text:span></text:p>
      <text:p text:style-name="P107"/>
      <text:h text:style-name="P146" text:outline-level="2"><text:bookmark-start text:name="__RefHeading___Toc6485_975677452"/>Tema<text:bookmark-end text:name="__RefHeading___Toc6485_975677452"/></text:h>
      <text:p text:style-name="P10">Simuladores no auxílio do processo de aprendizagem sobre políticas econômicas <text:span text:style-name="T356">e seus impactos sobre a sociedade</text:span>.</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356">em</text:span> disciplinas de negócios.</text:p>
      <text:p text:style-name="Text_20_body">A função do <text:span text:style-name="T357">E</text:span>stado relacionado à economia sempre compôs um dos assuntos mais debatidos em disciplinas de negócios. O estado é a maior organização do Brasil e possui uma atuação direta e importante no controle da <text:soft-page-break/>economia do país. Muitas vezes descrita como “máquina pública”, depende de várias variáveis para funcionar, o que aumenta a complexidade na compreensão de seus processos. </text:p>
      <text:p text:style-name="Text_20_body"/>
      <text:h text:style-name="Heading_20_2" text:outline-level="2"><text:bookmark-start text:name="__RefHeading___Toc6489_975677452"/>Problema científico<text:bookmark-end text:name="__RefHeading___Toc6489_975677452"/></text:h>
      <text:p text:style-name="Text_20_body">O tópico de <text:span text:style-name="T33">políticas econômic</text:span><text:span text:style-name="T211">a</text:span><text:span text:style-name="T33">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34">c</text:span><text:span text:style-name="T223">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33">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33">de políticas econômicas.</text:span></text:p>
      <text:p text:style-name="P15"/>
      <text:h text:style-name="Heading_20_2" text:outline-level="2"><text:bookmark-start text:name="__RefHeading___Toc6495_975677452"/><text:span text:style-name="T33">V</text:span><text:span text:style-name="T32">ariável </text:span><text:span text:style-name="T37">dependente</text:span><text:bookmark-end text:name="__RefHeading___Toc6495_975677452"/></text:h>
      <text:p text:style-name="P16">Facilitação do processo de aprendizagem sobre políticas econômicas nas disciplinas de negócio.</text:p>
      <text:p text:style-name="P16"/>
      <text:h text:style-name="Heading_20_2" text:outline-level="2"><text:bookmark-start text:name="__RefHeading___Toc6497_975677452"/><text:span text:style-name="T37">O</text:span><text:span text:style-name="T32">bjetivo geral</text:span><text:bookmark-end text:name="__RefHeading___Toc6497_975677452"/></text:h>
      <text:p text:style-name="P14">Facilitar o processo de aprendizagem sobre políticas econômicas nas disciplinas de negócios.</text:p>
      <text:p text:style-name="P14"><text:soft-page-break/></text:p>
      <text:h text:style-name="Heading_20_3" text:outline-level="3"><text:bookmark-start text:name="__RefHeading___Toc6499_975677452"/>Objetivos específicos<text:bookmark-end text:name="__RefHeading___Toc6499_975677452"/></text:h>
      <text:list xml:id="list824741309" text:style-name="L2">
        <text:list-item>
          <text:p text:style-name="P170"><text:span text:style-name="T211">Delimitar o escopo de variáveis a serem modeladas</text:span>;</text:p>
        </text:list-item>
        <text:list-item>
          <text:p text:style-name="P170">Implementar um simulador de políticas econômicas <text:span text:style-name="T357">baseado no modelo IS_LM para uma economia com governo e fechada (sem o resto do mundo)</text:span>;</text:p>
        </text:list-item>
        <text:list-item>
          <text:p text:style-name="P170">Aplicar a solução em um grupo de alunos interessados <text:span text:style-name="T357">utilizando</text:span>;</text:p>
          <text:p text:style-name="P195"/>
        </text:list-item>
      </text:list>
      <text:h text:style-name="Heading_20_2" text:outline-level="2"><text:bookmark-start text:name="__RefHeading___Toc11873_1058660758"/>Justificativa e relevância<text:span text:style-name="T228"> </text:span><text:bookmark-end text:name="__RefHeading___Toc11873_1058660758"/></text:h>
      <text:p text:style-name="Text_20_body"><text:span text:style-name="T228">A proposta desse trabalho é </text:span><text:span text:style-name="T231">o desenvolvimento </text:span><text:span text:style-name="T40">de um jogo/</text:span><text:span text:style-name="T228">simula</text:span><text:span text:style-name="T40">dor</text:span><text:span text:style-name="T228"> </text:span><text:span text:style-name="T40">econômico para o auxílio nas disciplinas de negócios.</text:span><text:span text:style-name="T228"> </text:span><text:span text:style-name="T40">A</text:span><text:span text:style-name="T231"> </text:span><text:span text:style-name="T40">ideia é</text:span><text:span text:style-name="T228"> propor </text:span><text:span text:style-name="T40">uma plataforma para que o aluno coloque em prática o conhecimento adquirido em sala de aula, facilitando assim a assimilação do conhecimento</text:span><text:span text:style-name="T228">. </text:span><text:reference-mark-start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228">(LEVY, 1998, p. 122)</text:span><text:reference-mark-end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228">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72">A necessidade do desenvolvimento de métodos com objetivo de <text:span text:style-name="T213">facilitar</text:span> <text:span text:style-name="T213">a aprendizagem do aluno</text:span> em economia fica evidente quando a ciência econômica <text:span text:style-name="T213">torna-se complexa devido as múltiplas variáveis que mudam simultaneamente.</text:span> Por meio da simplificação de modelos complexos perdem-se detalhes que são importantes <text:span text:style-name="T362">quando colocad</text:span><text:span text:style-name="T363">o</text:span><text:span text:style-name="T362">s em prática, porém é perfeitamente aplicável como modelo de aprendizagem, pois com a simulação computacional é possível ampliar </text:span><text:span text:style-name="T363">o dinamismo de tal modelo.</text:span></text:p>
      <text:p text:style-name="Text_20_body">A abstração no processo ensino-aprendizagem utilizando uma simulação pode culminar em novas soluções para situações conhecidas, mesmo sendo baseada em um cenário econômico controlado. <text:span text:style-name="T246">Levy </text:span><text:reference-mark-start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text:span text:style-name="T246">(1998, p. 75)</text:span><text:reference-mark-end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text:soft-page-break/>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357">s</text:span> <text:span text:style-name="T38">a políticas econômicas</text:span>, apesar do problema registrado inicialmente ser de âmbito nacional, a proposta aplicada, só corresponderá <text:span text:style-name="T238">aos alunos</text:span> <text:span text:style-name="T38">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34">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SAUAIA, 2010)<text:reference-mark-end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 <text:span text:style-name="T245">Então a solução proposta neste projeto, pretende abranger toda as variáveis presentes no modelo IS-LM, acrescentando ao </text:span>conceito de Simuladores. <text:span text:style-name="T245">Se tornando assim, uma ferramenta de estudo focado nessa especialidade, utilizando </text:span>cenários fictícios para se obter um melhor proveito do aprendizado das disciplinas de negócios.</text:p>
      <text:h text:style-name="P145" text:outline-level="1"><text:bookmark-start text:name="__RefHeading___Toc6507_975677452"/>Referencial teórico<text:bookmark-end text:name="__RefHeading___Toc6507_975677452"/></text:h>
      <text:p text:style-name="P50"><text:span text:style-name="T251">O</text:span><text:span text:style-name="T312">s</text:span><text:span text:style-name="T251"> </text:span><text:span text:style-name="T140">pontos apresentados</text:span><text:span text:style-name="T251"> </text:span><text:span text:style-name="T312">a</text:span><text:span text:style-name="T140"> seguir discorrem sobre temas relevantes, buscando explicar no que é baseado o presente projeto. Será dividido em 2 tópicos</text:span><text:span text:style-name="T251">: </text:span></text:p>
      <text:list xml:id="list3286918414" text:style-name="L3">
        <text:list-item>
          <text:p text:style-name="P171"><text:span text:style-name="T251">O </text:span><text:span text:style-name="T140">estudo nas escolas de negócios</text:span><text:span text:style-name="T251">; </text:span></text:p>
        </text:list-item>
        <text:list-item>
          <text:p text:style-name="P173">Conhecimento por simulação.</text:p>
          <text:p text:style-name="P173"/>
        </text:list-item>
      </text:list>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LIRA, 2011, p. 58)<text:reference-mark-end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text:p>
      <text:p text:style-name="Text_20_body"><text:span text:style-name="T229">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229">(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229">: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 </text:p>
      <text:list xml:id="list4131246525" text:style-name="L4">
        <text:list-item>
          <text:p text:style-name="P178">A Aritmética; </text:p>
        </text:list-item>
        <text:list-item>
          <text:p text:style-name="P178">Os Câmbios, Pesos e Medidas; </text:p>
        </text:list-item>
        <text:list-item>
          <text:p text:style-name="P178">Seguros; </text:p>
        </text:list-item>
        <text:list-item>
          <text:p text:style-name="P179">Método de escrever os Livros, ou partidas dobradas<text:note text:id="ftn2" text:note-class="footnote"><text:note-citation>2</text:note-citation><text:note-body><text:p text:style-name="P139"><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text:span text:style-name="T239">(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242">LIRA </text:span><text:reference-mark-start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span text:style-name="T242">(2011, p. 68)</text:span><text:reference-mark-end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SUTTO, 2019)<text:reference-mark-end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U.S NEWS, 2019)<text:reference-mark-end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 </text:p>
      <text:p text:style-name="P77">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span text:style-name="T239">(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77">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text:span text:style-name="T239">(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 </text:p>
      <text:p text:style-name="P77">Por sua vez, as instituições educacionais do setor público tem se preocupado com as necessidades atuais da gestão pública e privada, <text:span text:style-name="T366">principalmente </text:span><text:soft-page-break/><text:span text:style-name="T366">quando esta se envolve com setores públicos</text:span>, o IFES Campus Colatina, por exemplo, disponibiliza os cursos de pós-graduação Lato Senso em Gestão Pública e Administração Pública, <text:span text:style-name="T364">sendo que um dos focos são estratégias para uma gestão eficiente sob perspectiva de ganho em termos econômicos </text:span><text:span text:style-name="T365">e o impacto na sociedade</text:span> <text:reference-mark-start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IFES, 2016)<text:reference-mark-end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text:span text:style-name="T214">.</text:span></text:p>
      <text:p text:style-name="Text_20_body">Diante da oferta de capacitação para o gestor moderno, a tecnologia pode contribuir para a percepção de um cenário como um todo. Nesse contexto de mudanças em que a lógica econômica e utilitarista de curto prazo parece ceder espaço para uma lógica sustentável e de longo prazo torna-se necessário refletir sobre o processo de formação dos gestores, que irão tomar decisões acerca das respostas adequadas ou inadequadas às demandas do universo corporativo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text:span text:style-name="T228">.</text:span></text:p>
      <text:h text:style-name="P147" text:outline-level="2"><text:bookmark-start text:name="__RefHeading___Toc6513_975677452"/>O Conhecimento por Simulação<text:bookmark-end text:name="__RefHeading___Toc6513_975677452"/></text:h>
      <text:p text:style-name="P40"><text:span text:style-name="T251">Esse tópico fala sobre o papel da simulação </text:span><text:span text:style-name="T51">no</text:span><text:span text:style-name="T251"> auxílio do processo de </text:span><text:span text:style-name="T51">ensino</text:span><text:span text:style-name="T251">, tema abrangido pelo presente projeto, </text:span><text:span text:style-name="T51">explicando</text:span><text:span text:style-name="T251"> o </text:span><text:span text:style-name="T51">motivo d</text:span><text:span text:style-name="T251">o </text:span><text:span text:style-name="T51">conceito de simuladores se </text:span><text:span text:style-name="T251">encaixar na solução proposta. O tópico </text:span><text:span text:style-name="T51">p</text:span><text:span text:style-name="T251">ossui três seções, sendo elas: </text:span></text:p>
      <text:list xml:id="list231213289826062" text:continue-list="list3286918414" text:style-name="L3">
        <text:list-item>
          <text:p text:style-name="P180">O que é simulação; </text:p>
        </text:list-item>
        <text:list-item>
          <text:p text:style-name="P180">Simulação no processo de aprendizagem;</text:p>
        </text:list-item>
        <text:list-item>
          <text:p text:style-name="P172"><text:span text:style-name="T51">C</text:span><text:span text:style-name="T251">onclusão.</text:span></text:p>
        </text:list-item>
      </text:list>
      <text:p text:style-name="P39"/>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BALADEZ, 2016, p. 29)<text:reference-mark-end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 </text:p>
      <text:p text:style-name="P41"><text:span text:style-name="T248">A necessidade d</text:span><text:span text:style-name="T279">e se utilizar a prática de </text:span><text:span text:style-name="T248">simulação é antiga, muito antes de existirem os computadores. </text:span><text:span text:style-name="T54">E</text:span><text:span text:style-name="T249">la tem origem na carência de representações de campo de batalha, onde era aplicado em tabuleiros. É necessário ressaltar, </text:span><text:span text:style-name="T250">porém,</text:span><text:span text:style-name="T249"> que existe uma diferença </text:span><text:span text:style-name="T250">entre </text:span><text:span text:style-name="T249">simulação e <text:s/>representação, </text:span><text:span text:style-name="T250">pois po</text:span><text:span text:style-name="T249">r mais que esses dois concei</text:span><text:span text:style-name="T49">t</text:span><text:span text:style-name="T249">os trabalhem juntos e auxiliam o processo de </text:span><text:span text:style-name="T49">assimilação do conhecimento, </text:span><text:span text:style-name="T50">ambos apresentam conceitos diferentes. A representação é estática, reproduzindo apenas os objetos nos <text:s/>sistemas, já a simulação é dinâmica, nela ocorre processo de movimento e/ou comportamento dos objetos que representam o sistema</text:span><text:span text:style-name="T249"> <text:s/></text:span><text:reference-mark-start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249">(BALADEZ, 2016, p. 30)</text:span><text:reference-mark-end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249">. </text:span><text:span text:style-name="T252">Conclui-se então que a interatividade é o que distingue os dois termos, pois uma vez que </text:span><text:span text:style-name="T52">o termo</text:span><text:span text:style-name="T252"> representação faz uma separação entre o sujeito e os objetos, a simulação é uma junção de ambos.</text:span></text:p>
      <text:p text:style-name="Text_20_body">Para explicar a evolução da simulação, <text:span text:style-name="T280">Baladez </text:span><text:reference-mark-start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text:span text:style-name="T280">(2016)</text:span><text:reference-mark-end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 <text:span text:style-name="T280">utiliza </text:span><text:span text:style-name="T55">um dos jogos mais conhecidos da antiguidade, que até nos dias atuais se faz presente</text:span><text:span text:style-name="T280"> como </text:span><text:span text:style-name="T55">um tipo</text:span><text:span text:style-name="T280">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281">O tabuleiro representava o campo de batalha e as peças, as forças bélicas envolvidas em uma batalha.</text:span></text:p>
      <text:p text:style-name="Text_20_body"><text:span text:style-name="T56">A evolução da simulação é fortemente ligada à história militar, </text:span><text:span text:style-name="T57">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57">(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57"> </text:span><text:span text:style-name="T58">dizem que no século XVII surgiu um moderno </text:span><text:soft-page-break/><text:span text:style-name="T58">jogo de guerra, inicialmente, apresentando características do xadrez, porém este adicionava elementos de paisagem e outras características avançadas, aumentando o detalhamento e ampliando as possibilidades. </text:span></text:p>
      <text:p text:style-name="P43"><text:span text:style-name="T32">Foi visto na simulação então, uma maneira de testar teorias e reações simples. Os oficiais estudavam estratégias, faziam experimentos sem envolver nenhuma vida, sem perder qualquer parte das tropas. Na primeira guerra mundial, </text:span><text:span text:style-name="T59">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59">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57">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57">(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59">.</text:span></text:p>
      <text:p text:style-name="P42"><text:span text:style-name="T253">Uma </text:span><text:span text:style-name="T53">resumo</text:span><text:span text:style-name="T253"> do conceito de simulação é abordado por </text:span><text:span text:style-name="T254">Filho e Scarpelini </text:span><text:reference-mark-start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254">(2007, p. 162)</text:span><text:reference-mark-end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254">:</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278">Ou ainda Filho e Scarpelini </text:span><text:reference-mark-start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278">(2007, p. 162)</text:span><text:reference-mark-end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278"> simplificam a definição como: “técnica que se utiliza um simulador, considerando-se simulador como objeto ou representação parcial ou total de uma tarefa a ser replicada”. </text:span><text:span text:style-name="T282">O simulador citado na definição, pode adquirir divers</text:span><text:span text:style-name="T60">as formas</text:span><text:span text:style-name="T282">, isso dependerá da tarefa executada, </text:span><text:span text:style-name="T283">porém <text:s/>com o avanço quase exponencial da tecnologia, citado anteriormente, os computadores se tornaram a opção mais </text:span><text:span text:style-name="T61">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1">(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1">. </text:span><text:span text:style-name="T62">Assim os computadores </text:span><text:soft-page-break/><text:span text:style-name="T62">proporcionam a integração de diversas combinações de recursos para a simulação de tarefas complexas.</text:span></text:p>
      <text:p text:style-name="P38"/>
      <text:h text:style-name="Heading_20_3" text:outline-level="3"><text:bookmark-start text:name="__RefHeading___Toc11877_1058660758"/>Simulação n<text:span text:style-name="T255">o</text:span> processo de aprendizagem<text:bookmark-end text:name="__RefHeading___Toc11877_1058660758"/></text:h>
      <text:p text:style-name="P44"><text:span text:style-name="T63">Para <text:s/>o </text:span>conhecimento <text:span text:style-name="T284">ser processado de forma mais completa, </text:span>muitas vezes é <text:span text:style-name="T284">necessário </text:span><text:span text:style-name="T63">haver um </text:span>contato com <text:span text:style-name="T284">o </text:span>que teoria <text:span text:style-name="T284">explica</text:span>, <text:span text:style-name="T64">uma experiência </text:span><text:span text:style-name="T63">prática </text:span><text:span text:style-name="T64">pode ser a chave</text:span>. Nada <text:span text:style-name="T284">melhor que uma </text:span><text:span text:style-name="T63">forma de </text:span>solidificar um conhecimento <text:span text:style-name="T284">adquirido,</text:span> <text:span text:style-name="T63">testando-o e</text:span> observ<text:span text:style-name="T63">ando as reações </text:span>diante de nossos olhos. </text:p>
      <text:p text:style-name="P45"><text:span text:style-name="T46">O processo cognitivo</text:span> <text:span text:style-name="T47">pode se mostrar, as vezes, difícil e lento</text:span>. <text:span text:style-name="T47">Portanto é necessário ferramentas e métodos para tornar esse processo mais simples </text:span>e <text:span text:style-name="T47">descomplicado </text:span><text:span text:style-name="T48">e ao mesmo tempo</text:span><text:span text:style-name="T47">, torná-lo </text:span>produtivo <text:span text:style-name="T247">e eficiente. Essa é algumas das </text:span><text:span text:style-name="T48">vantagens que </text:span><text:span text:style-name="T240">Goldschmidt </text:span><text:reference-mark-start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240">(1977, p. 2)</text:span><text:reference-mark-end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240"> descreve </text:span><text:span text:style-name="T241">em</text:span><text:span text:style-name="T240"> suas experiências</text:span><text:span text:style-name="T247"> </text:span><text:span text:style-name="T48">utilizando jogos e </text:span><text:span text:style-name="T247">simulações no processo de ensino.</text:span></text:p>
      <text:p text:style-name="Text_20_body">A Física <text:span text:style-name="T63">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BALADEZ, 2016, p. 31)<text:reference-mark-end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text:p>
      <text:p text:style-name="P46"><text:span text:style-name="T285">Fazendo uma reflexão sobre como a simulação auxilia n</text:span><text:span text:style-name="T65">o processo</text:span><text:span text:style-name="T285"> cogni</text:span><text:span text:style-name="T65">tivo do aluno,</text:span><text:span text:style-name="T285"> Moura </text:span><text:reference-mark-start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285">(2014, p. 12)</text:span><text:reference-mark-end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285"> </text:span><text:span text:style-name="T286">ressalta: </text:span></text:p>
      <text:p text:style-name="Quotations"><text:span text:style-name="T66">“T</text:span><text:span text:style-name="T286">odas as crianças ou a maioria 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 “</text:span></text:p>
      <text:p text:style-name="P47"><text:span text:style-name="T65">A </text:span><text:span text:style-name="T67">técnicas para simular um ambiente baseado no mundo real vem sendo utilizadas para fins didáticos em várias áreas do conhecimento, se tornando um instrumento pedagógico em várias matérias. Alguns autores falam sobre sua experiências nas mais diversas áreas.</text:span></text:p>
      <text:p text:style-name="Text_20_body"><text:span text:style-name="T67">S</text:span><text:span text:style-name="T68">anino </text:span><text:reference-mark-start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text:span text:style-name="T68">(2012)</text:span><text:reference-mark-end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 <text:span text:style-name="T287">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e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288">Vargas et al, </text:span><text:reference-mark-start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288">(2009)</text:span><text:reference-mark-end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288"> </text:span><text:span text:style-name="T289">relata a experiência utilizando a técnica no ensino do curso de medicina:</text:span></text:p>
      <text:p text:style-name="P108">“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Text_20_body">M<text:span text:style-name="T69">iranda,</text:span> V<text:span text:style-name="T69">anin,</text:span> B<text:span text:style-name="T69">echara</text:span> <text:reference-mark-start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2004, p. 10)<text:reference-mark-end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 <text:span text:style-name="T290">utiliz</text:span><text:span text:style-name="T368">aram</text:span><text:span text:style-name="T290"> simuladores como método </text:span><text:span text:style-name="T69">didático em um curso de Física, na matéria de Mecânica, os autores </text:span><text:span text:style-name="T70">destacam o que foi observado na compreensão dos alunos:</text:span></text:p>
      <text:p text:style-name="Quotations">“A possibilidade de mudar os parâmetros da situação física estudada, e rapidamente verificar as consequ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 “</text:p>
      <text:p text:style-name="P48"><text:span text:style-name="T70">Os</text:span><text:span text:style-name="T291">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499555499" text:style-name="L5">
        <text:list-item>
          <text:p text:style-name="P174">economia de recursos: não é necessário a utilização de recursos físicos para uma simulação, isso evita avarias desnecessária de recursos;</text:p>
        </text:list-item>
        <text:list-item>
          <text:p text:style-name="P174">sem prejuízo com falhas: ao falhar num ambiente controlado não haverá consequências no mundo real. Nas disciplinas de medicina, por exemplo, o erro cometido por um aluno não afetará um paciente real;</text:p>
        </text:list-item>
        <text:list-item>
          <text:p text:style-name="P174">ambiente físico dispensável: algumas áreas necessitam de um ambiente específico para se trabalhar, com a simulação esse cenário pode ser construído dentro do simulador;</text:p>
        </text:list-item>
        <text:list-item>
          <text:p text:style-name="P174">teste de hipóteses controlados: <text:span text:style-name="T292">com um cenário simulado, um aluno pode testar suas hipóteses e obter resultados para comparação de forma muito controlada, ajudando bastante no processo de aprendizagem;</text:span></text:p>
        </text:list-item>
        <text:list-item>
          <text:p text:style-name="P181"><text:span text:style-name="T71">pouca dependência do docente: </text:span><text:span text:style-name="T72">como citado por Sanino </text:span><text:reference-mark-start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text:span text:style-name="T72">(2012)</text:span><text:reference-mark-end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 a simulação é <text:span text:style-name="T292">uma</text:span> estratégia de ensino aprendizagem para o docente, <text:span text:style-name="T293">isso proporciona </text:span><text:span text:style-name="T73">a </text:span>construção de experiências que <text:span text:style-name="T73">exige a </text:span>reflexão do aluno, possibilitando <text:span text:style-name="T73">a ele a</text:span> capacidade de auto conduzir o seu próprio processo formativo.</text:p>
        </text:list-item>
      </text:list>
      <text:p text:style-name="P104"/>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text:s/>induz o aluno à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FIALHO, 2001)<text:reference-mark-end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 Isso acontece <text:span text:style-name="T74">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74">(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74">, ao existir motivação para os alunos dominarem habilidades <text:s/>e conteúdos aprendidos</text:span>, <text:span text:style-name="T74">há uma necessidade de </text:span>enxergar <text:span text:style-name="T74">uma</text:span> conexão <text:span text:style-name="T74">entre o assunto estudado </text:span>com os modelos mentais de que já fazem uso.</text:p>
      <text:p text:style-name="Text_20_body"><text:span text:style-name="T75">S</text:span><text:span text:style-name="T294">imulações é </text:span><text:span text:style-name="T295">uma excelente ferramenta para a aprendizagem porquê </text:span><text:span text:style-name="T75">proporciona </text:span><text:span text:style-name="T294">uma expansão das percepções humanas, </text:span><text:span text:style-name="T295">isso </text:span><text:span text:style-name="T294">perm</text:span><text:span text:style-name="T215">ite</text:span><text:span text:style-name="T294"> o reconhecimento de inter-relações e fundamentos tácitos que, de outras </text:span><text:span text:style-name="T75">formas</text:span><text:span text:style-name="T294">, </text:span><text:soft-page-break/><text:span text:style-name="T294">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294">(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294">.</text:span></text:p>
      <text:p text:style-name="P49"><text:span text:style-name="T294">É </text:span><text:span text:style-name="T76">observado então,</text:span><text:span text:style-name="T294"> </text:span><text:span text:style-name="T296">que a utilização de </text:span><text:span text:style-name="T294">ferramentas de simulação </text:span><text:span text:style-name="T296">na aprendizagem </text:span><text:span text:style-name="T294">fazem com que os </text:span><text:span text:style-name="T76">indivíduos </text:span><text:span text:style-name="T294">adquiram conhecimento </text:span><text:span text:style-name="T296">através </text:span><text:span text:style-name="T294">de um</text:span><text:span text:style-name="T296">a</text:span><text:span text:style-name="T294"> </text:span><text:span text:style-name="T76">maneira </text:span><text:span text:style-name="T294">participativa. </text:span><text:span text:style-name="T296">Essa forma é diferente daquela aprendida na teoria, de forma passiva </text:span><text:span text:style-name="T294">ou <text:s/>observatória.</text:span></text:p>
      <text:h text:style-name="P145" text:outline-level="1"><text:bookmark-start text:name="__RefHeading___Toc6517_975677452"/>Diagnóstico<text:bookmark-end text:name="__RefHeading___Toc6517_975677452"/></text:h>
      <text:p text:style-name="Text_20_body"><text:span text:style-name="T232">A abordagem </text:span><text:span text:style-name="T233">teórica </text:span><text:span text:style-name="T232">de sistemas complexos parte do princípio que existem </text:span><text:span text:style-name="T233">no ambiente observado</text:span><text:span text:style-name="T232"> múltiplas variáveis internas e externas </text:span><text:span text:style-name="T41">que influenciam umas as outras </text:span><text:span text:style-name="T42">e o meio como um todo</text:span><text:span text:style-name="T232">. O pensamento complexo observa o sistema como um todo indissociável, onde </text:span><text:span text:style-name="T10">“o todo pertence as partes e as partes pertencem ao todo”</text:span><text:span text:style-name="T232">.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232">(MORIN, 2007)</text:span><text:reference-mark-end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232">.</text:span></text:p>
      <text:p text:style-name="Text_20_body"><text:span text:style-name="T234">A </text:span><text:span text:style-name="T235">economia </text:span><text:span text:style-name="T236">como um sistema complexo</text:span><text:span text:style-name="T235"> é observada desde os trabalho</text:span><text:span text:style-name="T236">s d</text:span><text:span text:style-name="T237">os</text:span><text:span text:style-name="T236"> economistas clássicos Smith, Malthus, Ricardo e Marx, </text:span><text:span text:style-name="T45">inclusive com</text:span><text:span text:style-name="T43"> críticas</text:span><text:span text:style-name="T236"> a</text:span><text:span text:style-name="T237">s</text:span><text:span text:style-name="T236"> modelos econômicos </text:span><text:span text:style-name="T237">genérico-analíticos.</text:span><text:span text:style-name="T236"> </text:span><text:span text:style-name="T44">S</text:span><text:span text:style-name="T236">egundo Mauerberg Jr. </text:span><text:reference-mark-start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span text:style-name="T236">(2013):</text:span><text:reference-mark-end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126">A análise a partir de uma cenário econômico com a omissão de pa</text:span><text:span text:style-name="T127">r</text:span><text:span text:style-name="T126">tes do sistema desconsidera o fato de que os elementos presentes num sistema complexo possuem um </text:span><text:span text:style-name="T128">todo </text:span><text:span text:style-name="T127">distinto</text:span><text:span text:style-name="T126"> d</text:span><text:span text:style-name="T127">a</text:span><text:span text:style-name="T126"> soma de suas partes. </text:span><text:span text:style-name="T127">Segundo Mauerberg Jr. </text:span><text:reference-mark-start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span text:style-name="T127">(2013):</text:span><text:reference-mark-end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p>
      <text:p text:style-name="Quotations">“Sobre sistemas complexos foi exposto que uma certa ordem resultante não é apenas a soma de eventos individuais, existe uma conexão entre as partes que não pode ser ignorada.”</text:p>
      <text:p text:style-name="Text_20_body"><text:span text:style-name="T30">O encadeamento de micro e macro decisões </text:span><text:span text:style-name="T31">n</text:span><text:span text:style-name="T30">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0">(2013)</text:span><text:reference-mark-end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0">:</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129">Com relação a análises econômicas, principalmente no processo de aprendizagem é válido destacar, </text:span><text:span text:style-name="T138">por exemplo,</text:span><text:span text:style-name="T129"> </text:span><text:span text:style-name="T138">o</text:span><text:span text:style-name="T129"> grau de complexidade ao conjecturarmos a relação entre as variáveis envolvidas no processo de formação de preços, </text:span><text:span text:style-name="T138">pois frequentemente é utilizado o</text:span><text:span text:style-name="T129"> termo </text:span><text:span text:style-name="T130">Ceteris Paribus</text:span><text:span text:style-name="T129">, que significa “todas as demais coisas permanecem constantes”. Essa é uma das contribuições de Marshall para o conceito de equilíbrio </text:span><text:span text:style-name="T138">em</text:span><text:span text:style-name="T135"> economia: o</text:span><text:span text:style-name="T129"> equilíbrio parcial. </text:span><text:span text:style-name="T138">S</text:span><text:span text:style-name="T129">egundo </text:span><text:span text:style-name="T136">Ajzental</text:span><text:span text:style-name="T129"> </text:span><text:reference-mark-start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29">(2015)</text:span><text:reference-mark-end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29">:</text:span></text:p>
      <text:p text:style-name="Quotations"><text:span text:style-name="T129">“</text:span><text:span text:style-name="T136">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131">ceteris paribus</text:span><text:span text:style-name="T82">,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304">corre o risco de se distanciar</text:span> da aplicação prática, tornando-se mais próximo de um instrumento de estudo dela mesma, <text:span text:style-name="T304">tal com descreve Ormerod </text:span><text:reference-mark-start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304">(1996)</text:span><text:reference-mark-end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304"> </text:span><text:span text:style-name="T305">e </text:span><text:reference-mark-start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305">(2000)</text:span><text:reference-mark-end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305">, </text:span><text:span text:style-name="T306">como</text:span><text:span text:style-name="T305"> também </text:span><text:span text:style-name="T307">Gleiser</text:span><text:span text:style-name="T305"> </text:span><text:reference-mark-start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305">(2002)</text:span><text:reference-mark-end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305"> em seus </text:span><text:span text:style-name="T138">estudos</text:span><text:span text:style-name="T305"> sobre as decisões de governantes </text:span><text:span text:style-name="T138">na aplicação</text:span><text:span text:style-name="T305"> </text:span><text:span text:style-name="T138">de</text:span><text:span text:style-name="T305"> políticas econômicas, </text:span><text:span text:style-name="T306">os resultados práticos e a evolução do pensamento complexo na economia, </text:span><text:span text:style-name="T137">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37">A</text:span> abordagem de aprendizado <text:span text:style-name="T310">de políticas públicas na economia </text:span>omitindo ou desconsiderando variáveis que podem influenciar-<text:span text:style-name="T309">se mutuamente</text:span>, faz oposição a visão do todo e não trata a economia como um sistema complexo. <text:span text:style-name="T303">Morin</text:span> <text:reference-mark-start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2007, p. 11)<text:reference-mark-end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 <text:span text:style-name="T297">define </text:span><text:span text:style-name="T77">esse</text:span><text:span text:style-name="T297"> </text:span><text:span text:style-name="T125">argumento</text:span><text:span text:style-name="T297"> como </text:span><text:span text:style-name="T4">paradigma de simplificação, </text:span><text:span text:style-name="T13">onde</text:span><text:span text:style-name="T297"> princípios de disjunção, redução e abstração são empregados na formulação de ideias “claras de distintas” para reduzir </text:span><text:span text:style-name="T298">a </text:span><text:span text:style-name="T297">complex</text:span><text:span text:style-name="T298">idade a uma simples fragmentação. A formulação </text:span><text:span text:style-name="T78">do paradigma da simplificação</text:span><text:span text:style-name="T298"> permitiu </text:span><text:span text:style-name="T78">maiores </text:span><text:span text:style-name="T298">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308">A necessidade da simplificação de sistemas complex</text:span><text:span text:style-name="T311">o</text:span><text:span text:style-name="T308">s denota da dificuldade do ser humano em lidar com decisões </text:span><text:span text:style-name="T139">contendo</text:span><text:span text:style-name="T308"> múltiplas variáveis. </text:span><text:span text:style-name="T300">Pierre </text:span><text:span text:style-name="T299">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299">(1998, p. 94)</text:span><text:reference-mark-end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299">:</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77"><text:span text:style-name="T299">A divisão das partes do todo complexo é </text:span><text:span text:style-name="T300">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79">métodos</text:span><text:span text:style-name="T300">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239">(1998, p. 94–95)</text:span><text:reference-mark-end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300"> interpreta esses métodos atuais como tecnologias intelectuais:</text:span></text:p>
      <text:p text:style-name="Quotations">“Referimo-nos, em particular, a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301">A lógica para a resolução de problemas complexos é diferente a partir do momento em que os fatores para serem levados em consideração estão em excesso para o raciocínio humano, este que </text:span><text:span text:style-name="T80">realiza</text:span><text:span text:style-name="T301"> cálculos a partir de soluções mais </text:span><text:span text:style-name="T14">perceptíveis, uma vez que a lógica convencional não é capaz de expandir a cognição ao nível de compreensão necessário. </text:span><text:span text:style-name="T15">Partindo desse princípio, Levy <text:s/></text:span><text:span text:style-name="T83">cita</text:span><text:span text:style-name="T15"> a </text:span><text:span text:style-name="T28">teoria conexionista</text:span><text:span text:style-name="T28"><text:note text:id="ftn3" text:note-class="footnote"><text:note-citation>3</text:note-citation><text:note-body><text:p text:style-name="Footnote"><text:s/><text:span text:style-name="T22">A teoria conexionista é baseada no pressuposto de que o processamento cognitivo ocorre de forma semelhante à interconexão dos neurônios no cérebro, que por sua vez modelam fenômenos comportamentais ou mentais por meio da técnica de simulação computacional, as chamadas redes neuronais, ou redes conexionistas, que nada mais são do que uma técnica de modelagem computacional baseada em uma analogia a neurônios </text:span><text:reference-mark-start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2">(WIETHANI et al., 2011)</text:span><text:reference-mark-end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2">.</text:span></text:p></text:note-body></text:note></text:span><text:span text:style-name="T15"> para </text:span><text:span text:style-name="T83">embasamento argumentativo</text:span><text:span text:style-name="T15">, onde </text:span><text:span text:style-name="T81">o</text:span><text:span text:style-name="T15"> sistema cognitivo é uma rede composta </text:span><text:span text:style-name="T81">por pequenas</text:span><text:span text:style-name="T15"> unidades que assu</text:span><text:span text:style-name="T25">m</text:span><text:span text:style-name="T15">em diversos estados de </text:span><text:soft-page-break/><text:span text:style-name="T15">excitação, </text:span><text:span text:style-name="T89">tal</text:span><text:span text:style-name="T15"> que o paradigma d</text:span><text:span text:style-name="T26">e</text:span><text:span text:style-name="T15">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5">(1998, p. 95)</text:span><text:reference-mark-end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5">:</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302">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78"><text:span text:style-name="T16">A mudança de paradigma </text:span><text:span text:style-name="T83">no</text:span><text:span text:style-name="T16"> processo de aprendizagem ocorre quando o fator </text:span><text:span text:style-name="T5">experiência</text:span><text:span text:style-name="T16"> torna-se mais relevante que o raciocínio lógico </text:span><text:span text:style-name="T5">clássico</text:span><text:span text:style-name="T16">, pois este </text:span><text:span text:style-name="T27">último, quando empregado em situações complexas,</text:span><text:span text:style-name="T16"> excede a capacidade humana de conectar diferentes pontos. </text:span><text:span text:style-name="T84">As</text:span><text:span text:style-name="T17"> simulações proporcionam uma experiência cognitiva lúdica e mais próxima da realidade, </text:span><text:span text:style-name="T23">podendo</text:span><text:span text:style-name="T17"> ser </text:span><text:span text:style-name="T24">uma importante</text:span><text:span text:style-name="T17"> </text:span><text:span text:style-name="T84">ferramenta de apoio no processo de aprendizagem.</text:span></text:p>
      <text:p text:style-name="Text_20_body"><text:span text:style-name="T84">N</text:span><text:span text:style-name="T90">esse contexto, onde simuladores são utilizados como objeto de aprendizagem, foi criado o conceito de </text:span><text:span text:style-name="T133">simuladores educacionais</text:span><text:span text:style-name="T90">. Tais simuladores assemelham-se a jogos que representam uma simplificação próxima a um modelo do mundo </text:span><text:span text:style-name="T91">do real. </text:span><text:span text:style-name="T92">Calomeno</text:span><text:span text:style-name="T91"> </text:span><text:reference-mark-start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1">(2017)</text:span><text:reference-mark-end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1"> </text:span><text:span text:style-name="T367">diz que:</text:span></text:p>
      <text:p text:style-name="P109">“Especificamente tratando de game educacional de simulação, algumas de suas características são especialmente vantajosas as práticas pedagógicas como: criar um ambiente livre de riscos; propiciar a experimentação; desenvolver a habilidade de solução de problemas; oferecer um processo de avaliação; e promover a interação social. ”</text:p>
      <text:p text:style-name="P80"><text:span text:style-name="T84">A</text:span><text:span text:style-name="T92">ssim os simuladores </text:span><text:span text:style-name="T93">oferecem</text:span><text:span text:style-name="T92"> ao aluno um ambiente livre do receio de cometer erros, tornando-os parte do processo de aprendizagem e, até mesmo, ir além modifica</text:span><text:span text:style-name="T94">ndo</text:span><text:span text:style-name="T92"> as variáveis do sistema </text:span><text:span text:style-name="T93">e</text:span><text:span text:style-name="T92"> observa</text:span><text:span text:style-name="T94">ndo</text:span><text:span text:style-name="T92"> os resultados dessas alterações, </text:span><text:span text:style-name="T94">tendo</text:span><text:span text:style-name="T93"> uma experiência dinâmica </text:span><text:span text:style-name="T94">ao</text:span><text:span text:style-name="T93"> </text:span><text:span text:style-name="T94">testar</text:span><text:span text:style-name="T93"> diferentes cenários.</text:span></text:p>
      <text:p text:style-name="P79"><text:span text:style-name="T102">Existem simuladores de economia desenvolvidos em trabalhos acadêmicos </text:span><text:span text:style-name="T108">para a aplicação de teorias econômicas</text:span><text:span text:style-name="T102">. </text:span><text:span text:style-name="T116">Por exemplo, e</text:span><text:span text:style-name="T96">m sua tese de doutorado Passos</text:span><text:span text:style-name="T95"> </text:span><text:reference-mark-start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95">(2008)</text:span><text:reference-mark-end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95"> </text:span><text:span text:style-name="T96">descreve um modelo de simulação macroecônomico </text:span><text:span text:style-name="T102">dinâmico</text:span><text:span text:style-name="T96">, porém seus objetivos são apresentar a estrutura e resultados do modelo pós-keynesiano </text:span><text:soft-page-break/><text:span text:style-name="T98">com foco na aplicação dessas teorias econômicas, </text:span><text:span text:style-name="T103">t</text:span><text:span text:style-name="T99">ornando-o um instrumento de aprendizagem </text:span><text:span text:style-name="T102">mais direcionado</text:span><text:span text:style-name="T99"> </text:span><text:span text:style-name="T116">a </text:span><text:span text:style-name="T99">estudantes e pesquisadores da área de economia </text:span><text:span text:style-name="T115">e o</text:span><text:span text:style-name="T99"> </text:span><text:span text:style-name="T100">trabalho de Sánchez-Juaréz </text:span><text:reference-mark-start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0">(2017)</text:span><text:reference-mark-end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0"> descreve um cenário econômico com aplicação nas políticas públicas do México, </text:span><text:span text:style-name="T116">sendo </text:span><text:span text:style-name="T103">também um simulador mais utilizado para comprovar teorias aplicadas em políticas </text:span><text:span text:style-name="T116">econômicas</text:span><text:span text:style-name="T103"> e não possui </text:span><text:span text:style-name="T116">en</text:span><text:span text:style-name="T103">fo</text:span><text:span text:style-name="T116">que</text:span><text:span text:style-name="T103"> educacional. </text:span><text:span text:style-name="T116">Assim, ambos definem-se </text:span><text:span text:style-name="T114">como simulador</text:span><text:span text:style-name="T115">es</text:span><text:span text:style-name="T114"> computaciona</text:span><text:span text:style-name="T116">is, cujo o objetivo é realizar cálculos e testar cenários sem o caráter pedagógico e abstração lúdica pretendida nesse trabalho.</text:span></text:p>
      <text:p text:style-name="Text_20_body"><text:span text:style-name="T102">Quanto aos simuladores educacionais, e</text:span><text:span text:style-name="T97">xistem </text:span><text:span text:style-name="T102">alguns</text:span><text:span text:style-name="T97"> desenvolvidos em pesquisas nas área de </text:span><text:span text:style-name="T102">empreendedorismo, </text:span><text:span text:style-name="T97">administração </text:span><text:span text:style-name="T102">e</text:span><text:span text:style-name="T97"> contabilidade </text:span><text:span text:style-name="T101">tal como o Desafio Sebrae,</text:span><text:span text:style-name="T97"> </text:span><text:span text:style-name="T101">que </text:span><text:span text:style-name="T102">se </text:span><text:span text:style-name="T101">encontra em processo de reformulação </text:span><text:reference-mark-start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97">(SEBRAE, 2017)</text:span><text:reference-mark-end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96">, </text:span><text:span text:style-name="T105">e o IMP</text:span><text:span text:style-name="T106">EDU um aplicativo resultante de uma pesquisa realizada por Baum Jr e Azambuja </text:span><text:reference-mark-start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06">(2016)</text:span><text:reference-mark-end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06"> cujo o objetivo é auxiliar no processo de formação de gestores educacionais em formato de simulador de negócios.</text:span></text:p>
      <text:p text:style-name="P81"><text:span text:style-name="T103">Também </text:span><text:span text:style-name="T107">existem</text:span><text:span text:style-name="T103"> </text:span><text:span text:style-name="T104">alguns jogos com base na gamificação dos conceitos da economia, como o </text:span><text:span text:style-name="T103">Jogo da Economia Brasileira, que procura exercitar </text:span><text:span text:style-name="T117">num curto jogo</text:span><text:span text:style-name="T103"> conceitos e cenários específicos da economia brasileira pós Plano Real </text:span><text:reference-mark-start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03">(COFECON, 2021)</text:span><text:reference-mark-end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03">, </text:span><text:span text:style-name="T104">além do trabalho de Mebs </text:span><text:reference-mark-start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text:span text:style-name="T104">(2017)</text:span><text:reference-mark-end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 <text:span text:style-name="T369">que utiliza o jogo Multicraft para como ferramenta de aprendizagem dos diferentes setores da economia para alunos do ensino fundamental e o trabalho de Assunção </text:span><text:reference-mark-start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text:span text:style-name="T369">(2018)</text:span><text:reference-mark-end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 <text:span text:style-name="T370">que procura construir </text:span><text:span text:style-name="T371">su</text:span><text:span text:style-name="T370">a gamificação a partir de sistemas de pontuação, ranking e conquistas dos alunos entre as aulas da disciplina de Economia no nível técnico e profissionalizante. </text:span><text:span text:style-name="T371">A gamificação em si não depende, necessariamente, de um processo de simulação, pois seu fundamento é </text:span><text:span text:style-name="T216">incluir</text:span><text:span text:style-name="T371"> </text:span><text:span text:style-name="T216">no processo de</text:span><text:span text:style-name="T371"> ensino-</text:span><text:span text:style-name="T372">aprendizagem</text:span><text:span text:style-name="T371"> características de jogos que podem motivar e engajar o aluno, tais como pontos, ranking e conquistas, </text:span><text:span text:style-name="T379">e</text:span><text:span text:style-name="T371"> </text:span><text:span text:style-name="T379">entre outros </text:span><text:span text:style-name="T371">elementos comuns a jogos eletrônicos.</text:span></text:p>
      <text:p text:style-name="P82"><text:span text:style-name="T111">T</text:span><text:span text:style-name="T105">odos</text:span><text:span text:style-name="T97"> </text:span><text:span text:style-name="T108">esses </text:span><text:span text:style-name="T117">modelos gamificados</text:span><text:span text:style-name="T109">, </text:span><text:span text:style-name="T108">simuladores computacionais e </text:span><text:span text:style-name="T117">simuladores </text:span><text:span text:style-name="T108">educacionais </text:span><text:span text:style-name="T95">diferem desse trabalho </text:span><text:span text:style-name="T102">cujo o objetivo é</text:span><text:span text:style-name="T95"> disponibilizar um </text:span><text:span text:style-name="T105">software </text:span><text:span text:style-name="T95">simulador educacional de </text:span><text:span text:style-name="T105">macro</text:span><text:span text:style-name="T95">economia </text:span><text:span text:style-name="T96">de</text:span><text:span text:style-name="T95"> código aberto </text:span><text:span text:style-name="T112">utilizando</text:span><text:span text:style-name="T105"> o</text:span><text:span text:style-name="T95"> modelo IS-LM </text:span><text:span text:style-name="T118">com interface amigável semelhante a uma rede social, tornando-o lúdica e imersivo</text:span><text:span text:style-name="T95">, </text:span><text:span text:style-name="T106">além disso </text:span><text:span text:style-name="T107">há</text:span><text:span text:style-name="T106"> possibilidade de expansão </text:span><text:span text:style-name="T107">do </text:span><text:span text:style-name="T112">software</text:span><text:span text:style-name="T106">, pois </text:span><text:span text:style-name="T113">esse </text:span><text:soft-page-break/><text:span text:style-name="T113">modelo</text:span><text:span text:style-name="T108"> </text:span><text:span text:style-name="T110">é</text:span><text:span text:style-name="T106"> uma das bases da macroeconomia, </text:span><text:span text:style-name="T118">o que torna mais fácil a adição de novos conceitos</text:span><text:span text:style-name="T106">.</text:span></text:p>
      <text:h text:style-name="P145" text:outline-level="1"><text:bookmark-start text:name="__RefHeading___Toc6527_975677452"/>Proposta<text:bookmark-end text:name="__RefHeading___Toc6527_975677452"/></text:h>
      <text:p text:style-name="P63"><text:span text:style-name="T140">A proposta elaborada trata-se um jogo </text:span><text:span text:style-name="T141">simulador de macroeconomia com funções que buscam caracterizar as tomadas de decisão de um ministro da economia de um país fictício. </text:span><text:span text:style-name="T197">O jogo </text:span><text:span text:style-name="T198">aplica </text:span><text:span text:style-name="T217">cálculos simplificados</text:span><text:span text:style-name="T198"> do modelo </text:span><text:span text:style-name="T85">IS-LM</text:span><text:span text:style-name="T132"> </text:span><text:span text:style-name="T85">para simular as tomadas de decisões e a forma em que elas afetam uma economia de um país.</text:span><text:span text:style-name="T141"> A ideia principal é o jogador observar os efeitos que uma medida econômica pode acarretar na</text:span><text:span text:style-name="T199">s variáveis econômicas de uma economia fechada</text:span><text:span text:style-name="T141">, </text:span><text:span text:style-name="T199">buscando uma forma lúdica do ensino desse conceito.</text:span></text:p>
      <text:p text:style-name="P17"/>
      <text:h text:style-name="Heading_20_2" text:outline-level="2"><text:bookmark-start text:name="__RefHeading___Toc6529_975677452"/>E-Conomy Simulator <text:bookmark-end text:name="__RefHeading___Toc6529_975677452"/></text:h>
      <text:p text:style-name="P51"><text:span text:style-name="T313">O </text:span><text:span text:style-name="T224">E-Conomy Simulator</text:span><text:span text:style-name="T313"> é um jogo de simulação, que representa a economia </text:span><text:span text:style-name="T325">fechada </text:span><text:span text:style-name="T313">de um </text:span><text:span text:style-name="T142">país</text:span><text:span text:style-name="T313"> fictício. A ideia do jogo é propor ao jogador a experiência de poder tomar decisões macroeconômicas e observar as consequências de suas escolhas, simulando </text:span><text:span text:style-name="T142">algumas situações</text:span><text:span text:style-name="T313"> </text:span><text:span text:style-name="T142">semelhantes </text:span><text:span text:style-name="T313">ao que vive um ministro da economia </text:span><text:span text:style-name="T325">em seu dia a dia</text:span><text:span text:style-name="T313">. </text:span></text:p>
      <text:p text:style-name="P62">Ao iniciar o jogo, será apresentado ao usuário os indicadores econômicos do país <text:span text:style-name="T324">fictício </text:span><text:span text:style-name="T196">da qual será </text:span><text:span text:style-name="T197">ministro da economia</text:span>. A cada rodada o jogador terá a chance de tomar uma decisão <text:span text:style-name="T314">(</text:span><text:span text:style-name="T35">medida econômica</text:span><text:span text:style-name="T145">)</text:span> que afetará esses indicadores, positivamente ou negativamente, dependendo de suas escolhas. </text:p>
      <text:p text:style-name="P62"><text:span text:style-name="T314">A decisão tomada pelo usuário, gerará uma notícia da </text:span><text:span text:style-name="T6">timeline</text:span><text:span text:style-name="T314">, com um texto customizado, informando a ação realizada pelo usuário. Essa decisão também afetará a popularidade do governo com três grupos: empresários, trabalhadores e estado. Caso o governo chegue a zero de popularidade com um desses grupos, ocorre a chance do jogo se encerrar para o jogador (o ministro é demitido do governo).</text:span></text:p>
      <text:p text:style-name="Text_20_body">O jogo disponibilizará ao usuário um gráfico que <text:span text:style-name="T218">exibe</text:span> a evolução de cada indicador econômico e os últimos eventos registrados do mesmo. </text:p>
      <text:p text:style-name="P64"><text:span text:style-name="T314">O jogo se passa em um </text:span><text:span text:style-name="T143">cenário </text:span><text:span text:style-name="T314">fictício onde um outro Ministro acaba de ser </text:span><text:span text:style-name="T315">demitido e o jogador assume a sua posição. O jogador deverá se manter no cargo </text:span><text:span text:style-name="T314">por 24 rodadas ou 24 meses (2 anos) de mandato </text:span><text:span text:style-name="T315">o</text:span><text:span text:style-name="T314">nde o objetivo será finalizar </text:span><text:span text:style-name="T191">o mandato sem ser demitido. </text:span></text:p>
      <text:p text:style-name="P19"><text:soft-page-break/>No decorrer do jogo e ao final, o jogador poderá ter acesso as variáveis econômicas de seu governo, poderá comparar os dois anos de mandato com os números do ministro anterior fictício.</text:p>
      <text:p text:style-name="P52"><text:span text:style-name="T191">Os detalhes jogo </text:span><text:span text:style-name="T219">serão</text:span><text:span text:style-name="T191"> n</text:span><text:span text:style-name="T192">o</text:span><text:span text:style-name="T191"> próximo tópico.</text:span></text:p>
      <text:p text:style-name="P18"/>
      <text:h text:style-name="P148" text:outline-level="3"><text:bookmark-start text:name="__RefHeading___Toc1893_2111744176"/><text:span text:style-name="T257">Elementos</text:span><text:span text:style-name="T256"> do jogo E-Conomy Simulator</text:span><text:bookmark-end text:name="__RefHeading___Toc1893_2111744176"/></text:h>
      <text:p text:style-name="P58"><text:span text:style-name="T258">O </text:span><text:span text:style-name="T259">jogo E-Conomy Simulator foi desenvolvido com poucas telas, onde o jogador passará a maior parte do tem</text:span><text:span text:style-name="T261">po</text:span><text:span text:style-name="T259"> </text:span><text:span text:style-name="T262">n</text:span><text:span text:style-name="T259">a tela </text:span><text:span text:style-name="T262">principal</text:span><text:span text:style-name="T259"> do </text:span><text:span text:style-name="T260">jogo em si</text:span><text:span text:style-name="T259">.</text:span></text:p>
      <text:p text:style-name="P53"><text:span text:style-name="T259">P</text:span><text:span text:style-name="T260">ara o usuário acessar o jogo, é necessário criar uma conta online e usar o e-mail e senha cadastrado para conectar</text:span><text:span text:style-name="T263">. </text:span><text:span text:style-name="T266">Uma vez conectado, o usuário pode ser redirecionado para a tela </text:span><text:span text:style-name="T272">principal </text:span><text:span text:style-name="T266">d</text:span><text:span text:style-name="T272">o</text:span><text:span text:style-name="T266"> jogo, caso haja iniciado um jogo em algum momento ou ir para a tela de criação de novo jogo </text:span><text:span text:style-name="T272">(</text:span><text:span text:style-name="T272"><text:sequence-ref text:reference-format="category-and-value" text:ref-name="refFigure0">Figura 1</text:sequence-ref></text:span><text:span text:style-name="T272">)</text:span><text:span text:style-name="T266">, caso não tenha iniciado nenhum jogo anteriormente.</text:span></text:p>
      <text:p text:style-name="P56"><draw:frame draw:style-name="fr4" draw:name="Quadro1" text:anchor-type="char" svg:width="16cm" draw:z-index="0"><draw:text-box fo:min-height="8.864cm"><text:p text:style-name="Figure"><draw:frame draw:style-name="fr6" draw:name="Figura1" text:anchor-type="paragraph" svg:width="16cm" style:rel-width="100%" svg:height="8.864cm" style:rel-height="scale" draw:z-index="1"><draw:image xlink:href="Pictures/10000000000004F3000002BE3CF7CB89D5FD0592.jpg" xlink:type="simple" xlink:show="embed" xlink:actuate="onLoad" draw:mime-type="image/jpeg"/></draw:frame>Figura <text:sequence text:ref-name="refFigure0" text:name="Figure" text:formula="ooow:Figure+1" style:num-format="1">1</text:sequence><text:s/>- Tela de criação de jogo</text:p></draw:text-box></draw:frame></text:p>
      <text:p text:style-name="P110"><text:span text:style-name="T276">F</text:span><text:span text:style-name="T275">onte: autor (2020)</text:span></text:p>
      <text:p text:style-name="P54"><text:span text:style-name="T266">N</text:span><text:span text:style-name="T267">a tela de criação de jogo, ser</text:span><text:span text:style-name="T274">ão</text:span><text:span text:style-name="T267"> solicitad</text:span><text:span text:style-name="T274">as</text:span><text:span text:style-name="T267"> 4 informações para a criação do </text:span><text:span text:style-name="T264">game </text:span><text:span text:style-name="T267">sendo elas: nome do país; nome da moeda; nome do ministro da economia; gênero e avatar que representar</text:span><text:span text:style-name="T274">ão</text:span><text:span text:style-name="T267"> o jogador durante o jogo. Cada uma dessas informações possui um papel específico que torna o jogo lúdico, criando uma experiência divertida para o jogador:</text:span></text:p>
      <text:list xml:id="list79779950" text:style-name="L6">
        <text:list-item>
          <text:p text:style-name="P182"><text:soft-page-break/><text:span text:style-name="T267">Nome do país: algumas notícias que serão exibidas para o jogador, far</text:span><text:span text:style-name="T274">ão</text:span><text:span text:style-name="T267"> menção ao nome do país fictício onde se passa o jogo, esse nome será a informação inserida </text:span><text:span text:style-name="T268">nesse campo;</text:span></text:p>
        </text:list-item>
        <text:list-item>
          <text:p text:style-name="P184">Nome da moeda: durante o jogo todas as referências a moedas serão nomeadas a partir dessa informação, criando assim, a experiência de uma moeda fictícia, customizada pelo próprio jogador;</text:p>
        </text:list-item>
        <text:list-item>
          <text:p text:style-name="P183"><text:span text:style-name="T267">N</text:span><text:span text:style-name="T268">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185">Gênero: essa informação diz respeito ao gênero do ministro da economia, podendo ser masculino ou feminino. Essa informação, assim como a anterior, é utilizada em alguns eventos do jogo que fazem referência ao ministro, ajustando o texto para fazer referência a um personagem masculino ou feminino;</text:p>
        </text:list-item>
        <text:list-item>
          <text:p text:style-name="P186"><text:span text:style-name="T265">Avatar: é a representação gráfica do </text:span><text:span text:style-name="T269">personagem ministro da economia no jogo.</text:span></text:p>
        </text:list-item>
      </text:list>
      <text:p text:style-name="P55"><text:span text:style-name="T269">A</text:span><text:span text:style-name="T271">o </text:span><text:span text:style-name="T270">configurar o novo jogo, o usuário automaticamente é redirecionado para a tela principal do jogo, </text:span><text:span text:style-name="T273">mostrada na </text:span><text:span text:style-name="T273"><text:sequence-ref text:reference-format="category-and-value" text:ref-name="refFigure1">Figura 2</text:sequence-ref></text:span><text:span text:style-name="T270">.</text:span></text:p>
      <text:p text:style-name="P57"><draw:frame draw:style-name="fr4" draw:name="Quadro2" text:anchor-type="char" svg:width="16cm" draw:z-index="2"><draw:text-box fo:min-height="10.146cm"><text:p text:style-name="Figure"><draw:frame draw:style-name="fr6" draw:name="Figura2" text:anchor-type="paragraph" svg:width="16cm" style:rel-width="100%" svg:height="10.146cm" style:rel-height="scale" draw:z-index="3"><draw:image xlink:href="Pictures/100000000000056A0000036F1330C1825BE7F1C4.png" xlink:type="simple" xlink:show="embed" xlink:actuate="onLoad" draw:mime-type="image/png"/></draw:frame>Figura <text:sequence text:ref-name="refFigure1" text:name="Figure" text:formula="ooow:Figure+1" style:num-format="1">2</text:sequence><text:s/>- Tela principal do jogo</text:p></draw:text-box></draw:frame></text:p>
      <text:p text:style-name="P111"><text:soft-page-break/><text:span text:style-name="T277">F</text:span><text:span text:style-name="T275">onte: do autor</text:span></text:p>
      <text:p text:style-name="P55"><text:span text:style-name="T273">A tela principal de jogo possui vários elementos que são atualizados a cada rodada. C</text:span><text:span text:style-name="T270">ada elemento possui uma característica própria, informando diferentes tipos de métricas. Esses elementos serão informados nos tópicos seguintes.</text:span></text:p>
      <text:h text:style-name="Heading_20_4" text:outline-level="4"><text:bookmark-start text:name="__RefHeading___Toc3515_231720175"/>Medidas<text:bookmark-end text:name="__RefHeading___Toc3515_231720175"/></text:h>
      <text:p text:style-name="P58"><text:span text:style-name="T317">Esse elemento fica localizado no canto esquerdo </text:span><text:span text:style-name="T193">da</text:span><text:span text:style-name="T317"> </text:span><text:span text:style-name="T193">t</text:span><text:span text:style-name="T317">ela de jogo e é representado pela </text:span><text:span text:style-name="T317"><text:sequence-ref text:reference-format="category-and-value" text:ref-name="refFigure2">Figura 3</text:sequence-ref></text:span><text:span text:style-name="T317">.</text:span></text:p>
      <text:p text:style-name="P58"><draw:frame draw:style-name="fr2" draw:name="Quadro3" text:anchor-type="char" svg:width="7.978cm" draw:z-index="4"><draw:text-box fo:min-height="8.565cm"><text:p text:style-name="Figure"><draw:frame draw:style-name="fr6" draw:name="Figura3" text:anchor-type="paragraph" svg:width="7.978cm" style:rel-width="100%" svg:height="8.565cm" style:rel-height="scale" draw:z-index="5"><draw:image xlink:href="Pictures/100000000000023B00000265FA36BA7979E45EB4.jpg" xlink:type="simple" xlink:show="embed" xlink:actuate="onLoad" draw:mime-type="image/jpeg"/></draw:frame>Figura <text:sequence text:ref-name="refFigure2" text:name="Figure" text:formula="ooow:Figure+1" style:num-format="1">3</text:sequence><text:s/>- Elemento Medidas</text:p></draw:text-box></draw:frame></text:p>
      <text:p text:style-name="Fontes_20_de_20_legenda">Fonte: do autor</text:p>
      <text:p text:style-name="P58"><text:span text:style-name="T317">Esse Elemento mostra uma lista de medidas </text:span><text:span text:style-name="T318">econômicas </text:span><text:span text:style-name="T317">que o jogador pode escolher a cada rodada </text:span><text:span text:style-name="T194">(</text:span><text:span text:style-name="T318">é permitida apenas uma escolha por rodada).</text:span><text:span text:style-name="T317"> </text:span><text:span text:style-name="T194">A</text:span><text:span text:style-name="T317">o passar o mouse sobre cada elemento, é revelado ao jogador, </text:span><text:span text:style-name="T318">de forma </text:span><text:span text:style-name="T194">direta</text:span><text:span text:style-name="T318">,</text:span><text:span text:style-name="T317"> </text:span><text:span text:style-name="T318">o impacto nas variáveis econômicas.</text:span></text:p>
      <text:p text:style-name="P60">Uma medida pode ser criada, <text:span text:style-name="T320">editada</text:span> <text:span text:style-name="T320">ou excluída </text:span>através de um painel de administrador, <text:span text:style-name="T329">como exibido na </text:span><text:span text:style-name="T329"><text:sequence-ref text:reference-format="category-and-value" text:ref-name="refFigure3">Figura 4</text:sequence-ref></text:span><text:span text:style-name="T319">. </text:span><text:span text:style-name="T320">Isso oferece uma facilidade para corrigir erros ou melhora</text:span><text:span text:style-name="T321">r a</text:span><text:span text:style-name="T320"> estrutura de uma medida econômica sem necessidade de alteração direta no código.</text:span></text:p>
      <text:p text:style-name="P65"/>
      <text:p text:style-name="P66"><text:s/></text:p>
      <text:p text:style-name="P59"><draw:frame draw:style-name="fr4" draw:name="Quadro4" text:anchor-type="char" svg:width="16cm" draw:z-index="6"><draw:text-box fo:min-height="7.747cm"><text:p text:style-name="Figure"><draw:frame draw:style-name="fr6" draw:name="Figura4" text:anchor-type="paragraph" svg:width="16cm" style:rel-width="100%" svg:height="7.747cm" style:rel-height="scale" draw:z-index="7"><draw:image xlink:href="Pictures/100000000000053600000286996F48E1F80275D4.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61"><text:span text:style-name="T322">Uma medida possui </text:span><text:span text:style-name="T323">diversas informações, como mostrado na </text:span><text:span text:style-name="T323"><text:sequence-ref text:reference-format="category-and-value" text:ref-name="refFigure3">Figura 4</text:sequence-ref></text:span><text:span text:style-name="T323">, são elas:</text:span></text:p>
      <text:list xml:id="list1344785822" text:style-name="L7">
        <text:list-item>
          <text:p text:style-name="P191">Nome da medida: nome dado a medida;</text:p>
        </text:list-item>
        <text:list-item>
          <text:p text:style-name="P187"><text:span text:style-name="T323">Rodadas para executar: algumas medidas podem durar </text:span><text:span text:style-name="T195">mais de uma </text:span><text:span text:style-name="T323">rodada, esse campo informa o número de rodadas que a medida durará até ser finalizada;</text:span></text:p>
        </text:list-item>
        <text:list-item>
          <text:p text:style-name="P188"><text:span text:style-name="T326">Popularidade com empres</text:span><text:span text:style-name="T200">á</text:span><text:span text:style-name="T326">rios, trabalhadores e estado: uma medida causa boa ou má impressão nesses três grupos, cabe o administrador escolher o nível de satisfação/popularidade que o ministro irá ganhar/perder com esses grupos quando a medida for efetuada;</text:span></text:p>
        </text:list-item>
        <text:list-item>
          <text:p text:style-name="P188"><text:span text:style-name="T326">Tipo da notícia: </text:span><text:span text:style-name="T200">ao efetuar uma medida, o jogo simula uma notícia na </text:span><text:span text:style-name="T134">timeline</text:span><text:span text:style-name="T200"> através de dois jornais, um jornal estatal e outro liberal, cabe ao administrador informar que jornal dará a notícia;</text:span></text:p>
        </text:list-item>
        <text:list-item>
          <text:p text:style-name="P175">Título da notícia: diz respeito ao título da notícia simulada pelo jogo;</text:p>
        </text:list-item>
        <text:list-item>
          <text:p text:style-name="P192"><text:span text:style-name="T32">Texto da notícia: </text:span><text:span text:style-name="T201">é o texto da notícia simulado pelo jogo, no texto há algumas palavras-chaves que ao ser exibidas ao jogador será trocada por outra para melhor experiência do usuário, elas estão listadas na </text:span><text:span text:style-name="T201"><text:sequence-ref text:reference-format="category-and-value" text:ref-name="refTable0">Tabela 1</text:sequence-ref></text:span><text:span text:style-name="T201">;</text:span></text:p>
          <text:p text:style-name="P176"/>
        </text:list-item>
      </text:list>
      <text:p text:style-name="P113"><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2165612447872">
          <table:table-cell table:style-name="Tabela1.A1" office:value-type="string">
            <text:p text:style-name="P115"><text:span text:style-name="T201">P</text:span><text:span text:style-name="T327">alavras-chaves</text:span></text:p>
          </table:table-cell>
          <table:table-cell table:style-name="Tabela1.B1" office:value-type="string">
            <text:p text:style-name="P115"><text:span text:style-name="T201">E</text:span><text:span text:style-name="T327">feitos</text:span></text:p>
          </table:table-cell>
        </table:table-row>
        <table:table-row table:style-name="TableLine2165612457936">
          <table:table-cell table:style-name="Tabela1.A2" office:value-type="string">
            <text:p text:style-name="P114">{a/o}</text:p>
          </table:table-cell>
          <table:table-cell table:style-name="Tabela1.B2" office:value-type="string">
            <text:p text:style-name="P115"><text:span text:style-name="T201">Troca a palavra-</text:span><text:span text:style-name="T202">chave</text:span><text:span text:style-name="T201"> </text:span><text:span text:style-name="T202">para</text:span><text:span text:style-name="T327"> “</text:span><text:span text:style-name="T201">o</text:span><text:span text:style-name="T327">” se o gênero </text:span><text:span text:style-name="T201">escolhido </text:span><text:span text:style-name="T327">for masculino, ou “a” se feminino;</text:span></text:p>
          </table:table-cell>
        </table:table-row>
        <table:table-row table:style-name="TableLine2165612450592">
          <table:table-cell table:style-name="Tabela1.A2" office:value-type="string">
            <text:p text:style-name="P114">{ministro/a}</text:p>
          </table:table-cell>
          <table:table-cell table:style-name="Tabela1.B2" office:value-type="string">
            <text:p text:style-name="P116"><text:span text:style-name="T201">Troca a palavra-</text:span><text:span text:style-name="T202">chave para</text:span><text:span text:style-name="T327"> “ministr</text:span><text:span text:style-name="T201">o</text:span><text:span text:style-name="T327">” se o gênero </text:span><text:span text:style-name="T201">escolhido </text:span><text:span text:style-name="T327">for masculino, ou “ministra” se feminino;</text:span></text:p>
          </table:table-cell>
        </table:table-row>
        <table:table-row table:style-name="TableLine2165612448688">
          <table:table-cell table:style-name="Tabela1.A2" office:value-type="string">
            <text:p text:style-name="P114">{nomeMinistro}</text:p>
          </table:table-cell>
          <table:table-cell table:style-name="Tabela1.B2" office:value-type="string">
            <text:p text:style-name="P116"><text:span text:style-name="T201">Troca a palavra-</text:span><text:span text:style-name="T202">chave para o nome do ministro escolhido;</text:span></text:p>
          </table:table-cell>
        </table:table-row>
        <table:table-row table:style-name="TableLine2165612458208">
          <table:table-cell table:style-name="Tabela1.A2" office:value-type="string">
            <text:p text:style-name="P114">{moeda}</text:p>
          </table:table-cell>
          <table:table-cell table:style-name="Tabela1.B2" office:value-type="string">
            <text:p text:style-name="P116"><text:span text:style-name="T201">Troca a palavra-</text:span><text:span text:style-name="T202">chave para o nome da moeda escolhida;</text:span></text:p>
          </table:table-cell>
        </table:table-row>
        <table:table-row table:style-name="TableLine2165612454400">
          <table:table-cell table:style-name="Tabela1.A2" office:value-type="string">
            <text:p text:style-name="P114">{pais}</text:p>
          </table:table-cell>
          <table:table-cell table:style-name="Tabela1.B2" office:value-type="string">
            <text:p text:style-name="P116"><text:span text:style-name="T201">Troca a palavra-</text:span><text:span text:style-name="T202">chave para o nome do país escolhido</text:span></text:p>
          </table:table-cell>
        </table:table-row>
      </table:table>
      <text:list xml:id="list231213299374783" text:continue-numbering="true" text:style-name="L7">
        <text:list-header>
          <text:p text:style-name="P144"><text:span text:style-name="T201">F</text:span><text:span text:style-name="T32">onte: do autor</text:span></text:p>
        </text:list-header>
        <text:list-item>
          <text:p text:style-name="P189"><text:span text:style-name="T202">Evento: </text:span><text:span text:style-name="T199">Cada medida econômica que fica disponível ao jogador durante o jogo </text:span><text:span text:style-name="T202">chama um</text:span><text:span text:style-name="T199"> </text:span><text:span text:style-name="T36">evento</text:span><text:span text:style-name="T146">, </text:span><text:span text:style-name="T148">nesse campo o administrador deve informar qual evento a medida executará.</text:span><text:span text:style-name="T146"> </text:span><text:span text:style-name="T148">U</text:span><text:span text:style-name="T146">m evento por sua vez, </text:span><text:span text:style-name="T147">altera </text:span><text:span text:style-name="T119">um</text:span><text:span text:style-name="T121">a</text:span><text:span text:style-name="T119"> ou mais </text:span><text:span text:style-name="T121">variareis</text:span><text:span text:style-name="T119"> econômic</text:span><text:span text:style-name="T121">a</text:span><text:span text:style-name="T119">s </text:span><text:span text:style-name="T122">que são: </text:span><text:span text:style-name="T124">gastos governamentais</text:span><text:span text:style-name="T122">; </text:span><text:span text:style-name="T124">imposto de renda</text:span><text:span text:style-name="T122">; </text:span><text:span text:style-name="T124">transferências</text:span><text:span text:style-name="T119">. </text:span><text:span text:style-name="T120">Essa alteração será visível nos indicadores que serão apresentados ao jogador durante jogo, visto que, os indicadores </text:span><text:span text:style-name="T121">são</text:span><text:span text:style-name="T120"> o resultado de um cálculo envolvendo </text:span><text:span text:style-name="T121">outros indicadores e variáveis manipuladas pelo jogador durante o jogo.</text:span></text:p>
        </text:list-item>
        <text:list-item>
          <text:p text:style-name="P190"><text:span text:style-name="T121">D</text:span><text:span text:style-name="T122">iferença na variável: a alteração negativa ou positiva que a medida alterará na variável afetada pelo </text:span><text:span text:style-name="T124">evento </text:span><text:span text:style-name="T122">escolhido;</text:span></text:p>
        </text:list-item>
        <text:list-item>
          <text:p text:style-name="P177">Resumo da medida: um resumo rápido e prático do efeito daquela medida nas variáveis econômicas.</text:p>
        </text:list-item>
      </text:list>
      <text:h text:style-name="Heading_20_4" text:outline-level="4"><text:bookmark-start text:name="__RefHeading___Toc1895_2111744176"/>Timeline<text:bookmark-end text:name="__RefHeading___Toc1895_2111744176"/></text:h>
      <text:p text:style-name="P67"><text:span text:style-name="T328">A </text:span><text:span text:style-name="T8">timeline </text:span><text:span text:style-name="T19">(</text:span><text:span text:style-name="T19"><text:sequence-ref text:reference-format="category-and-value" text:ref-name="refFigure4">Figura 5</text:sequence-ref></text:span><text:span text:style-name="T19">)</text:span><text:span text:style-name="T20"> </text:span><text:span text:style-name="T18">é o elemento onde aparece as no</text:span><text:span text:style-name="T19">tícias, </text:span><text:span text:style-name="T21">fica localizad</text:span><text:span text:style-name="T87">a</text:span><text:span text:style-name="T21"> no centro da tela principal do jogo</text:span><text:span text:style-name="T19">, ela é inspirado </text:span><text:span text:style-name="T87">em </text:span><text:span text:style-name="T88">um</text:span><text:span text:style-name="T19"> </text:span><text:span text:style-name="T7">feed</text:span><text:span text:style-name="T19"> de notícias de uma rede social. Cada interação do jogador com o jogo, gera uma notícia na </text:span><text:span text:style-name="T7">timeline</text:span><text:span text:style-name="T19">, oferecendo ao usuário, além de uma experiência mais lúdica, uma forma de </text:span><text:span text:style-name="T86">observar</text:span><text:span text:style-name="T19"> o que suas escolhas ocasionaram.</text:span></text:p>
      <text:p text:style-name="P36"><draw:frame draw:style-name="fr3" draw:name="Quadro5" text:anchor-type="char" svg:width="7.53cm" draw:z-index="8"><draw:text-box fo:min-height="13.695cm"><text:p text:style-name="Figure"><draw:frame draw:style-name="fr6" draw:name="Figura5" text:anchor-type="paragraph" svg:width="7.53cm" style:rel-width="100%" svg:height="13.695cm" style:rel-height="scale" draw:z-index="9"><draw:image xlink:href="Pictures/10000000000001E60000037414FDDBDCE849573F.jpg" xlink:type="simple" xlink:show="embed" xlink:actuate="onLoad" draw:mime-type="image/jpeg"/></draw:frame>Figura <text:sequence text:ref-name="refFigure4" text:name="Figure" text:formula="ooow:Figure+1" style:num-format="1">5</text:sequence><text:s/>- <text:span text:style-name="T3">Timeline</text:span></text:p></draw:text-box></draw:frame><text:soft-page-break/></text:p>
      <text:p text:style-name="Fontes_20_de_20_legenda"><text:span text:style-name="T19">F</text:span><text:span text:style-name="T12">onte: do autor</text:span></text:p>
      <text:p text:style-name="P37"/>
      <text:h text:style-name="P149" text:outline-level="4"><text:bookmark-start text:name="__RefHeading___Toc1897_2111744176"/>Indicadores <text:span text:style-name="T330">econômico</text:span> <text:span text:style-name="T316">do último mês </text:span><text:span text:style-name="T330">e anuais</text:span><text:bookmark-end text:name="__RefHeading___Toc1897_2111744176"/></text:h>
      <text:p text:style-name="P68"><text:span text:style-name="T330">Abaixo de onde se localiza o avatar existem duas seções de indicadores econômicos, a primeira trata-se dos </text:span><text:span text:style-name="T208">valores </text:span><text:span text:style-name="T330">da última rodada, onde o usuário pode observar as alterações que aconteceram devido a sua escolha anterior. Abaixo dos indicadores da última rodada se encontra os indicadores anuais, esses por sua vez, </text:span><text:span text:style-name="T331">exibem os resultados agregados anualmente.</text:span></text:p>
      <text:p text:style-name="P69"><text:span text:style-name="T331">O jogo </text:span><text:span text:style-name="T209">E-</text:span><text:span text:style-name="T331">conomy Simulator possui uma quantidade de rodadas fixas, </text:span><text:span text:style-name="T209">totalizando </text:span><text:span text:style-name="T331">24 rodadas caso o jogador consiga se manter no cargo fictício por essa quantidade de rodadas. Caso isso aconteça, no fim o jogador irá ter acesso aos seguintes campos de indicadores anuais: </text:span></text:p>
      <text:list xml:id="list3980137860" text:style-name="L8">
        <text:list-item>
          <text:p text:style-name="P193"><text:soft-page-break/><text:span text:style-name="T149">M</text:span><text:span text:style-name="T333">andato anterior: o jogo já inicia com os indicadores anuais do último mandato, apenas para fim de comparação com o mandato atual;</text:span></text:p>
        </text:list-item>
        <text:list-item>
          <text:p text:style-name="P193"><text:span text:style-name="T333">1° ano de mandato: </text:span><text:span text:style-name="T150">os </text:span><text:span text:style-name="T334">resultados do primeiro ano de mandato é o somatório dos indicadores de todas as rodadas até a 12° rodada. Após isso os resultados não sofrem alterações e se inicia o segundo ano de mandato;</text:span></text:p>
        </text:list-item>
        <text:list-item>
          <text:p text:style-name="P194"><text:span text:style-name="T333">2° ano de mandato: </text:span><text:span text:style-name="T334">assim como o primeiro ano de mandato, esses resultados são o somatório dos indicadores de todas as rodadas, porém da 12° até a 24° rodada, que sinaliza o final do jogo.</text:span></text:p>
        </text:list-item>
      </text:list>
      <text:h text:style-name="Heading_20_4" text:outline-level="4"><text:bookmark-start text:name="__RefHeading___Toc3519_231720175"/>Indicadores de popularidade<text:bookmark-end text:name="__RefHeading___Toc3519_231720175"/></text:h>
      <text:p text:style-name="P71"><text:span text:style-name="T355">No canto superior direito da tela principal de jogo fica localizado o elemento com os indicadores de popularidade, exibindo a porcentagem de satisfação com cada grupo. Esses indicadores são atualizados </text:span><text:span text:style-name="T210">a</text:span><text:span text:style-name="T355">o executar uma medida econômica. <text:s/>Uma medida econômica causa diferentes reações a cada grupo, podendo aumentar ou diminuir a porcentagem de popularidade com cada grupo. O máximo de popularidade com um grupo é de 100 e o mínimo é 0. Quando um grupo chega a 0, ocorre uma chance do jogador perder a partida, ou seja, o ministro fictício ser demitido do governo.</text:span></text:p>
      <text:p text:style-name="P70"><draw:frame draw:style-name="fr2" draw:name="Quadro7" text:anchor-type="char" svg:width="8.493cm" draw:z-index="10"><draw:text-box fo:min-height="7.038cm"><text:p text:style-name="Figure"><draw:frame draw:style-name="fr6" draw:name="Figura7" text:anchor-type="paragraph" svg:width="6.498cm" style:rel-width="100%" svg:height="5.588cm" style:rel-height="scale" draw:z-index="11"><draw:image xlink:href="Pictures/100000000000013300000108A74468692B7576E4.jpg" xlink:type="simple" xlink:show="embed" xlink:actuate="onLoad" draw:mime-type="image/jpeg"/></draw:frame>Figura <text:sequence text:ref-name="refFigure5" text:name="Figure" text:formula="ooow:Figure+1" style:num-format="1">6</text:sequence><text:s/>- Indicadores de popularidade</text:p></draw:text-box></draw:frame><text:s/></text:p>
      <text:p text:style-name="Fontes_20_de_20_legenda">Fonte: do autor</text:p>
      <text:h text:style-name="P150" text:outline-level="4"><text:bookmark-start text:name="__RefHeading___Toc12169_4091925848"/>Gráfico <text:span text:style-name="T204">econômico</text:span><text:bookmark-end text:name="__RefHeading___Toc12169_4091925848"/></text:h>
      <text:p text:style-name="P73">Na parte superior da <text:span text:style-name="T353">página principal do jogo, encontra o gráfico de variáveis econômicas (</text:span><text:span text:style-name="T353"><text:sequence-ref text:reference-format="category-and-value" text:ref-name="refFigure6">Figura 7</text:sequence-ref></text:span><text:span text:style-name="T353">). Esse gráfico mostra os principais indicadores do jogo, </text:span><text:soft-page-break/><text:span text:style-name="T353">mostrando a </text:span><text:span text:style-name="T354">diferença de valores a cada rodada, oferecendo uma forma visualmente <text:s/>agradável de observar as consequências de uma decisão.</text:span></text:p>
      <text:p text:style-name="P105"><draw:frame draw:style-name="fr1" draw:name="Quadro6" text:anchor-type="char" svg:x="1.332cm" svg:y="0.194cm" svg:width="13.335cm" draw:z-index="12"><draw:text-box fo:min-height="7.743cm"><text:p text:style-name="Figure"><draw:frame draw:style-name="fr5" draw:name="Figura6" text:anchor-type="paragraph" svg:width="13.335cm" style:rel-width="100%" svg:height="7.743cm" style:rel-height="scale" draw:z-index="13"><draw:image xlink:href="Pictures/100000000000027E00000177C35097BBE207E1DF.png" xlink:type="simple" xlink:show="embed" xlink:actuate="onLoad" draw:mime-type="image/png"/></draw:frame>Figura <text:sequence text:ref-name="refFigure6" text:name="Figure" text:formula="ooow:Figure+1" style:num-format="1">7</text:sequence><text:s/>- Gráfico econômico</text:p></draw:text-box></draw:frame></text:p>
      <text:p text:style-name="P74"/>
      <text:p text:style-name="P112">Fonte: do autor</text:p>
      <text:h text:style-name="Heading_20_3" text:outline-level="3"><text:bookmark-start text:name="__RefHeading___Toc12171_4091925848"/>Variáveis e indicadores econômicos<text:bookmark-end text:name="__RefHeading___Toc12171_4091925848"/></text:h>
      <text:p text:style-name="P76"><text:span text:style-name="T358">O E-conomy Simulator é um jogo baseado em rodadas, que a cada ciclo atualiza as variáveis econômicas a partir da escolha do jogador. No jogo há dois tipos de informações: as </text:span><text:span text:style-name="T225">variáveis econômicas </text:span><text:span text:style-name="T335">que são valores que podem ser </text:span><text:span text:style-name="T151">manipulados</text:span><text:span text:style-name="T335"> pelo usuário e os </text:span><text:span text:style-name="T225">indicadores econômicos</text:span><text:span text:style-name="T335">, </text:span><text:span text:style-name="T336">que são os </text:span><text:span text:style-name="T153">resultantes</text:span><text:span text:style-name="T336"> de c</text:span><text:span text:style-name="T152">á</text:span><text:span text:style-name="T336">lculos criados a partir das variáveis.</text:span></text:p>
      <text:p text:style-name="P75"><text:span text:style-name="T336"><text:s/></text:span><text:span text:style-name="T337">A</text:span><text:span text:style-name="T154">lgumas</text:span><text:span text:style-name="T337"> </text:span><text:span text:style-name="T226">variáveis econômicas</text:span><text:span text:style-name="T337"> são inseridas a cada rodada, seja automaticamente pelo jogo ou por interação do usuário, </text:span><text:span text:style-name="T338">outras são iniciadas uma única vez no início do jogo e serve </text:span><text:span text:style-name="T154">apenas para </text:span><text:span text:style-name="T338">configurar o </text:span><text:span text:style-name="T154">cenário</text:span><text:span text:style-name="T338"> </text:span><text:span text:style-name="T154">econômico fictício</text:span><text:span text:style-name="T337">.</text:span></text:p>
      <text:p text:style-name="P83"><text:span text:style-name="T339">O</text:span><text:span text:style-name="T340">s </text:span><text:span text:style-name="T227">indicadores econômicos</text:span><text:span text:style-name="T340"> são resultantes de processos realizados a partir das variáveis citadas anteriormente. </text:span><text:span text:style-name="T155">A</text:span><text:span text:style-name="T340">o realizar </text:span><text:span text:style-name="T341">a alteração de uma dessas variáveis através de uma medida econômica, </text:span><text:span text:style-name="T156">um ou mais</text:span><text:span text:style-name="T341"> </text:span><text:span text:style-name="T342">indicadores serão afetados, </text:span><text:span text:style-name="T350">além disso algumas variáveis também servem como indicadores em determinadas situações.</text:span><text:span text:style-name="T342"> </text:span><text:span text:style-name="T346">A </text:span><text:span text:style-name="T346"><text:sequence-ref text:reference-format="category-and-value" text:ref-name="refTable1">Tabela 2</text:sequence-ref></text:span><text:span text:style-name="T346"><text:s/></text:span><text:span text:style-name="T347">lista as variáveis e indicadores presentes no jogo, </text:span><text:span text:style-name="T161">relacionando</text:span><text:span text:style-name="T347"> cada uma delas </text:span><text:span text:style-name="T161">a</text:span><text:span text:style-name="T347"> um </text:span><text:span text:style-name="T348">código</text:span><text:span text:style-name="T347"> que será utilizad</text:span><text:span text:style-name="T162">o</text:span><text:span text:style-name="T347"> na explicação dos cá</text:span><text:span text:style-name="T348">l</text:span><text:span text:style-name="T347">culos.</text:span></text:p>
      <text:p text:style-name="P113"><text:soft-page-break/>Tabela <text:sequence text:ref-name="refTable1" text:name="Table" text:formula="ooow:Table+1" style:num-format="1">2</text:sequence>: Variáveis e indicadores econômicos</text:p>
      <table:table table:name="Tabela2" table:style-name="Tabela2">
        <table:table-column table:style-name="Tabela2.A"/>
        <table:table-column table:style-name="Tabela2.B"/>
        <table:table-column table:style-name="Tabela2.C"/>
        <table:table-row table:style-name="TableLine2165612445424">
          <table:table-cell table:style-name="Tabela2.A1" office:value-type="string">
            <text:p text:style-name="P117">Informação</text:p>
          </table:table-cell>
          <table:table-cell table:style-name="Tabela2.A1" office:value-type="string">
            <text:p text:style-name="P119">Código</text:p>
          </table:table-cell>
          <table:table-cell table:style-name="Tabela2.C1" office:value-type="string">
            <text:p text:style-name="P118">Tipo</text:p>
          </table:table-cell>
        </table:table-row>
        <table:table-row table:style-name="TableLine2165612446512">
          <table:table-cell table:style-name="Tabela2.A2" office:value-type="string">
            <text:p text:style-name="P127">Produto <text:span text:style-name="T374">i</text:span>nterno <text:span text:style-name="T374">b</text:span>ruto</text:p>
          </table:table-cell>
          <table:table-cell table:style-name="Tabela2.A2" office:value-type="string">
            <text:p text:style-name="P120">Y</text:p>
          </table:table-cell>
          <table:table-cell table:style-name="Tabela2.C2" office:value-type="string">
            <text:p text:style-name="P128">variável</text:p>
          </table:table-cell>
        </table:table-row>
        <table:table-row table:style-name="TableLine2165612468816">
          <table:table-cell table:style-name="Tabela2.A2" office:value-type="string">
            <text:p text:style-name="P128">Produto <text:span text:style-name="T374">i</text:span>nterno <text:span text:style-name="T374">b</text:span>ruto <text:span text:style-name="T374">b</text:span>ase (<text:span text:style-name="T220">PIB do ano</text:span> anterior)</text:p>
          </table:table-cell>
          <table:table-cell table:style-name="Tabela2.A2" office:value-type="string">
            <text:p text:style-name="P120">YB</text:p>
          </table:table-cell>
          <table:table-cell table:style-name="Tabela2.C2" office:value-type="string">
            <text:p text:style-name="P121">indicador</text:p>
          </table:table-cell>
        </table:table-row>
        <table:table-row table:style-name="TableLine2165612471808">
          <table:table-cell table:style-name="Tabela2.A2" office:value-type="string">
            <text:p text:style-name="P130">Consumo</text:p>
          </table:table-cell>
          <table:table-cell table:style-name="Tabela2.A2" office:value-type="string">
            <text:p text:style-name="P120">C</text:p>
          </table:table-cell>
          <table:table-cell table:style-name="Tabela2.C2" office:value-type="string">
            <text:p text:style-name="P130">variável</text:p>
          </table:table-cell>
        </table:table-row>
        <table:table-row table:style-name="TableLine2165612475888">
          <table:table-cell table:style-name="Tabela2.A2" office:value-type="string">
            <text:p text:style-name="P131">Investimento potencial</text:p>
          </table:table-cell>
          <table:table-cell table:style-name="Tabela2.A2" office:value-type="string">
            <text:p text:style-name="P132">I<text:span text:style-name="T373">P</text:span></text:p>
          </table:table-cell>
          <table:table-cell table:style-name="Tabela2.C2" office:value-type="string">
            <text:p text:style-name="P122">variável</text:p>
          </table:table-cell>
        </table:table-row>
        <table:table-row table:style-name="TableLine2165612467456">
          <table:table-cell table:style-name="Tabela2.A2" office:value-type="string">
            <text:p text:style-name="P131">Investimento realizado</text:p>
          </table:table-cell>
          <table:table-cell table:style-name="Tabela2.A2" office:value-type="string">
            <text:p text:style-name="P127">I<text:span text:style-name="T377">L</text:span></text:p>
          </table:table-cell>
          <table:table-cell table:style-name="Tabela2.C2" office:value-type="string">
            <text:p text:style-name="P122">variável</text:p>
          </table:table-cell>
        </table:table-row>
        <table:table-row table:style-name="TableLine2165612466640">
          <table:table-cell table:style-name="Tabela2.A2" office:value-type="string">
            <text:p text:style-name="P106"><text:span text:style-name="T337">Gastos </text:span><text:span text:style-name="T187">g</text:span><text:span text:style-name="T337">overnamentais</text:span></text:p>
          </table:table-cell>
          <table:table-cell table:style-name="Tabela2.A2" office:value-type="string">
            <text:p text:style-name="P131">G</text:p>
          </table:table-cell>
          <table:table-cell table:style-name="Tabela2.C2" office:value-type="string">
            <text:p text:style-name="P133"><text:span text:style-name="T212">v</text:span><text:span text:style-name="T359">ariável</text:span></text:p>
          </table:table-cell>
        </table:table-row>
        <table:table-row table:style-name="TableLine2165612479152">
          <table:table-cell table:style-name="Tabela2.A2" office:value-type="string">
            <text:p text:style-name="P131">Transferências</text:p>
          </table:table-cell>
          <table:table-cell table:style-name="Tabela2.A2" office:value-type="string">
            <text:p text:style-name="P131">T<text:span text:style-name="T374">A</text:span></text:p>
          </table:table-cell>
          <table:table-cell table:style-name="Tabela2.C2" office:value-type="string">
            <text:p text:style-name="P133"><text:span text:style-name="T212">v</text:span><text:span text:style-name="T359">ariável</text:span></text:p>
          </table:table-cell>
        </table:table-row>
        <table:table-row table:style-name="TableLine2165612477248">
          <table:table-cell table:style-name="Tabela2.A2" office:value-type="string">
            <text:p text:style-name="P127">Impostos</text:p>
          </table:table-cell>
          <table:table-cell table:style-name="Tabela2.A2" office:value-type="string">
            <text:p text:style-name="P127">I</text:p>
          </table:table-cell>
          <table:table-cell table:style-name="Tabela2.C2" office:value-type="string">
            <text:p text:style-name="P127"><text:span text:style-name="T212">v</text:span><text:span text:style-name="T359">ariável</text:span></text:p>
          </table:table-cell>
        </table:table-row>
        <table:table-row table:style-name="TableLine2165612466096">
          <table:table-cell table:style-name="Tabela2.A2" office:value-type="string">
            <text:p text:style-name="P134"><text:span text:style-name="T32">Deficit</text:span> ou superavit do governo</text:p>
          </table:table-cell>
          <table:table-cell table:style-name="Tabela2.A2" office:value-type="string">
            <text:p text:style-name="P134">BS</text:p>
          </table:table-cell>
          <table:table-cell table:style-name="Tabela2.C2" office:value-type="string">
            <text:p text:style-name="P125">variável</text:p>
          </table:table-cell>
        </table:table-row>
        <table:table-row table:style-name="TableLine2165612463104">
          <table:table-cell table:style-name="Tabela2.A2" office:value-type="string">
            <text:p text:style-name="P128">Títulos <text:span text:style-name="T374">d</text:span>evidos pelo <text:span text:style-name="T375">g</text:span>overno</text:p>
          </table:table-cell>
          <table:table-cell table:style-name="Tabela2.A2" office:value-type="string">
            <text:p text:style-name="P128">TD</text:p>
          </table:table-cell>
          <table:table-cell table:style-name="Tabela2.C2" office:value-type="string">
            <text:p text:style-name="P128">variável</text:p>
          </table:table-cell>
        </table:table-row>
        <table:table-row table:style-name="TableLine2165612473984">
          <table:table-cell table:style-name="Tabela2.A2" office:value-type="string">
            <text:p text:style-name="P134">Juros da dívida interna</text:p>
          </table:table-cell>
          <table:table-cell table:style-name="Tabela2.A2" office:value-type="string">
            <text:p text:style-name="P134">JDI</text:p>
          </table:table-cell>
          <table:table-cell table:style-name="Tabela2.C2" office:value-type="string">
            <text:p text:style-name="P128">variável</text:p>
          </table:table-cell>
        </table:table-row>
        <table:table-row table:style-name="TableLine2165612464192">
          <table:table-cell table:style-name="Tabela2.A2" office:value-type="string">
            <text:p text:style-name="P131">Caixa do governo</text:p>
          </table:table-cell>
          <table:table-cell table:style-name="Tabela2.A2" office:value-type="string">
            <text:p text:style-name="P127">CG</text:p>
          </table:table-cell>
          <table:table-cell table:style-name="Tabela2.C2" office:value-type="string">
            <text:p text:style-name="P128">variável</text:p>
          </table:table-cell>
        </table:table-row>
        <table:table-row table:style-name="TableLine2165612465552">
          <table:table-cell table:style-name="Tabela2.A2" office:value-type="string">
            <text:p text:style-name="P131">Dívida interna <text:span text:style-name="T374">total</text:span></text:p>
          </table:table-cell>
          <table:table-cell table:style-name="Tabela2.A2" office:value-type="string">
            <text:p text:style-name="P127">DI<text:span text:style-name="T374">T</text:span></text:p>
          </table:table-cell>
          <table:table-cell table:style-name="Tabela2.C2" office:value-type="string">
            <text:p text:style-name="P128">variável</text:p>
          </table:table-cell>
        </table:table-row>
        <table:table-row table:style-name="TableLine2165612465824">
          <table:table-cell table:style-name="Tabela2.A2" office:value-type="string">
            <text:p text:style-name="P133"><text:span text:style-name="T360">Imposto de </text:span><text:span text:style-name="T212">r</text:span><text:span text:style-name="T360">enda</text:span></text:p>
          </table:table-cell>
          <table:table-cell table:style-name="Tabela2.A2" office:value-type="string">
            <text:p text:style-name="P132">IR</text:p>
          </table:table-cell>
          <table:table-cell table:style-name="Tabela2.C2" office:value-type="string">
            <text:p text:style-name="P133"><text:span text:style-name="T212">v</text:span><text:span text:style-name="T360">ariável</text:span></text:p>
          </table:table-cell>
        </table:table-row>
        <table:table-row table:style-name="TableLine2165612466368">
          <table:table-cell table:style-name="Tabela2.A2" office:value-type="string">
            <text:p text:style-name="P133"><text:span text:style-name="T360">Taxa </text:span><text:span text:style-name="T212">b</text:span><text:span text:style-name="T360">ase de </text:span><text:span text:style-name="T212">j</text:span><text:span text:style-name="T360">uros</text:span></text:p>
          </table:table-cell>
          <table:table-cell table:style-name="Tabela2.A2" office:value-type="string">
            <text:p text:style-name="P126">r</text:p>
          </table:table-cell>
          <table:table-cell table:style-name="Tabela2.C2" office:value-type="string">
            <text:p text:style-name="P133"><text:span text:style-name="T212">v</text:span><text:span text:style-name="T360">ariável</text:span></text:p>
          </table:table-cell>
        </table:table-row>
        <table:table-row table:style-name="TableLine2165612477520">
          <table:table-cell table:style-name="Tabela2.A2" office:value-type="string">
            <text:p text:style-name="P134">Eficácia marginal do capital</text:p>
          </table:table-cell>
          <table:table-cell table:style-name="Tabela2.A2" office:value-type="string">
            <text:p text:style-name="P134">E<text:span text:style-name="T375">Mg</text:span>K</text:p>
          </table:table-cell>
          <table:table-cell table:style-name="Tabela2.C2" office:value-type="string">
            <text:p text:style-name="P133"><text:span text:style-name="T212">v</text:span><text:span text:style-name="T360">ariável</text:span></text:p>
          </table:table-cell>
        </table:table-row>
        <table:table-row table:style-name="TableLine2165612478880">
          <table:table-cell table:style-name="Tabela2.A2" office:value-type="string">
            <text:p text:style-name="P134">Investimento em títulos do governo</text:p>
          </table:table-cell>
          <table:table-cell table:style-name="Tabela2.A2" office:value-type="string">
            <text:p text:style-name="P134">IT</text:p>
          </table:table-cell>
          <table:table-cell table:style-name="Tabela2.C2" office:value-type="string">
            <text:p text:style-name="P133"><text:span text:style-name="T212">v</text:span><text:span text:style-name="T360">ariável</text:span></text:p>
          </table:table-cell>
        </table:table-row>
        <table:table-row table:style-name="TableLine2165612469632">
          <table:table-cell table:style-name="Tabela2.A2" office:value-type="string">
            <text:p text:style-name="P132"><text:span text:style-name="T221">I</text:span>nflação <text:span text:style-name="T375">de custo</text:span></text:p>
          </table:table-cell>
          <table:table-cell table:style-name="Tabela2.A2" office:value-type="string">
            <text:p text:style-name="P133"><text:span text:style-name="T360">I</text:span><text:span text:style-name="T375">f</text:span><text:span text:style-name="T221">C</text:span></text:p>
          </table:table-cell>
          <table:table-cell table:style-name="Tabela2.C2" office:value-type="string">
            <text:p text:style-name="P122">indicador</text:p>
          </table:table-cell>
        </table:table-row>
        <table:table-row table:style-name="TableLine2165612466912">
          <table:table-cell table:style-name="Tabela2.A2" office:value-type="string">
            <text:p text:style-name="P135">Imposto de renda base</text:p>
          </table:table-cell>
          <table:table-cell table:style-name="Tabela2.A2" office:value-type="string">
            <text:p text:style-name="P135">IRB</text:p>
          </table:table-cell>
          <table:table-cell table:style-name="Tabela2.C2" office:value-type="string">
            <text:p text:style-name="P123">indicador</text:p>
          </table:table-cell>
        </table:table-row>
        <table:table-row table:style-name="TableLine2165612472080">
          <table:table-cell table:style-name="Tabela2.A2" office:value-type="string">
            <text:p text:style-name="P132"><text:span text:style-name="T221">I</text:span>nflação <text:span text:style-name="T375">de </text:span><text:span text:style-name="T221">demanda</text:span></text:p>
          </table:table-cell>
          <table:table-cell table:style-name="Tabela2.A2" office:value-type="string">
            <text:p text:style-name="P136">IfD</text:p>
          </table:table-cell>
          <table:table-cell table:style-name="Tabela2.C2" office:value-type="string">
            <text:p text:style-name="P122">indicador</text:p>
          </table:table-cell>
        </table:table-row>
        <table:table-row table:style-name="TableLine2165612477792">
          <table:table-cell table:style-name="Tabela2.A2" office:value-type="string">
            <text:p text:style-name="P137">Investimento realizado base</text:p>
          </table:table-cell>
          <table:table-cell table:style-name="Tabela2.A2" office:value-type="string">
            <text:p text:style-name="P137">ILB</text:p>
          </table:table-cell>
          <table:table-cell table:style-name="Tabela2.C2" office:value-type="string">
            <text:p text:style-name="P121">indicador</text:p>
          </table:table-cell>
        </table:table-row>
        <table:table-row table:style-name="TableLine2165612467184">
          <table:table-cell table:style-name="Tabela2.A2" office:value-type="string">
            <text:p text:style-name="P137">Transferências base</text:p>
          </table:table-cell>
          <table:table-cell table:style-name="Tabela2.A2" office:value-type="string">
            <text:p text:style-name="P137">TAB</text:p>
          </table:table-cell>
          <table:table-cell table:style-name="Tabela2.C2" office:value-type="string">
            <text:p text:style-name="P121">indicador</text:p>
          </table:table-cell>
        </table:table-row>
        <table:table-row table:style-name="TableLine2165612462832">
          <table:table-cell table:style-name="Tabela2.A2" office:value-type="string">
            <text:p text:style-name="P132"><text:span text:style-name="T221">I</text:span>nflação <text:span text:style-name="T375">total</text:span></text:p>
          </table:table-cell>
          <table:table-cell table:style-name="Tabela2.A2" office:value-type="string">
            <text:p text:style-name="P136">IfT</text:p>
          </table:table-cell>
          <table:table-cell table:style-name="Tabela2.C2" office:value-type="string">
            <text:p text:style-name="P122">indicador</text:p>
          </table:table-cell>
        </table:table-row>
        <table:table-row table:style-name="TableLine2165612474256">
          <table:table-cell table:style-name="Tabela2.A2" office:value-type="string">
            <text:p text:style-name="P132"><text:span text:style-name="T378">Taxa</text:span> de desemprego</text:p>
          </table:table-cell>
          <table:table-cell table:style-name="Tabela2.A2" office:value-type="string">
            <text:p text:style-name="P136">N</text:p>
          </table:table-cell>
          <table:table-cell table:style-name="Tabela2.C2" office:value-type="string">
            <text:p text:style-name="P128">indicador</text:p>
          </table:table-cell>
        </table:table-row>
        <table:table-row table:style-name="TableLine2165612470720">
          <table:table-cell table:style-name="Tabela2.A2" office:value-type="string">
            <text:p text:style-name="P138">Taxa de desemprego base</text:p>
          </table:table-cell>
          <table:table-cell table:style-name="Tabela2.A2" office:value-type="string">
            <text:p text:style-name="P138">NB</text:p>
          </table:table-cell>
          <table:table-cell table:style-name="Tabela2.C2" office:value-type="string">
            <text:p text:style-name="P129">indicador</text:p>
          </table:table-cell>
        </table:table-row>
        <table:table-row table:style-name="TableLine2165612462560">
          <table:table-cell table:style-name="Tabela2.A2" office:value-type="string">
            <text:p text:style-name="P132">Multiplicador Keynesiano com Imposto</text:p>
          </table:table-cell>
          <table:table-cell table:style-name="Tabela2.A2" office:value-type="string">
            <text:p text:style-name="P133"><text:span text:style-name="T360">K</text:span><text:span text:style-name="T212">C</text:span><text:span text:style-name="T360">I</text:span></text:p>
          </table:table-cell>
          <table:table-cell table:style-name="Tabela2.C2" office:value-type="string">
            <text:p text:style-name="P127">indicador</text:p>
          </table:table-cell>
        </table:table-row>
        <table:table-row table:style-name="TableLine2165612469088">
          <table:table-cell table:style-name="Tabela2.A2" office:value-type="string">
            <text:p text:style-name="P131">Multiplicador Keynesiano sem imposto</text:p>
          </table:table-cell>
          <table:table-cell table:style-name="Tabela2.A2" office:value-type="string">
            <text:p text:style-name="P132">KSI</text:p>
          </table:table-cell>
          <table:table-cell table:style-name="Tabela2.C2" office:value-type="string">
            <text:p text:style-name="P127">indicador</text:p>
          </table:table-cell>
        </table:table-row>
        <table:table-row table:style-name="TableLine2165612467728">
          <table:table-cell table:style-name="Tabela2.A2" office:value-type="string">
            <text:p text:style-name="P106"><text:span text:style-name="T162">P</text:span><text:span text:style-name="T337">ropensão marginal a consumir</text:span></text:p>
          </table:table-cell>
          <table:table-cell table:style-name="Tabela2.A2" office:value-type="string">
            <text:p text:style-name="P132">PMgC</text:p>
          </table:table-cell>
          <table:table-cell table:style-name="Tabela2.C2" office:value-type="string">
            <text:p text:style-name="P125">indicador</text:p>
          </table:table-cell>
        </table:table-row>
        <table:table-row table:style-name="TableLine2165612478608">
          <table:table-cell table:style-name="Tabela2.A2" office:value-type="string">
            <text:p text:style-name="P128">Variação do <text:span text:style-name="T220">PIB</text:span></text:p>
          </table:table-cell>
          <table:table-cell table:style-name="Tabela2.A2" office:value-type="string">
            <text:p text:style-name="P120">YV</text:p>
          </table:table-cell>
          <table:table-cell table:style-name="Tabela2.C2" office:value-type="string">
            <text:p text:style-name="P122">indicador</text:p>
          </table:table-cell>
        </table:table-row>
        <table:table-row table:style-name="TableLine2165612479424">
          <table:table-cell table:style-name="Tabela2.A2" office:value-type="string">
            <text:p text:style-name="P128">Renda <text:span text:style-name="T374">d</text:span>isponível</text:p>
          </table:table-cell>
          <table:table-cell table:style-name="Tabela2.A2" office:value-type="string">
            <text:p text:style-name="P128">YD</text:p>
          </table:table-cell>
          <table:table-cell table:style-name="Tabela2.C2" office:value-type="string">
            <text:p text:style-name="P124">indicador</text:p>
          </table:table-cell>
        </table:table-row>
      </table:table>
      <text:p text:style-name="Fontes_20_de_20_legenda"><text:span text:style-name="T342">F</text:span><text:span text:style-name="T332">onte: </text:span><text:span text:style-name="T361">Do autor</text:span></text:p>
      <text:p text:style-name="Text_20_body"><text:span text:style-name="T349">Os cálculos </text:span><text:span text:style-name="T350">são descritos nos próximos tópicos e utilizam como base o livro Macroeconomia 11° Edição </text:span><text:reference-mark-start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350">(DORNBUSCH; FISCHER; STARTZ, 2013b)</text:span><text:reference-mark-end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350">, são </text:span><text:soft-page-break/><text:span text:style-name="T350">equações bem estabelecidas nas ciências econômicas, porém algumas possuem </text:span><text:span text:style-name="T164">alterações</text:span><text:span text:style-name="T350"> para fins didáticos e simplificações para encaixe no escopo de desenvolvimento do software. </text:span><text:span text:style-name="T351">Cada variável possui uma versão </text:span><text:span text:style-name="T11">ao mês </text:span><text:span text:style-name="T29">e </text:span><text:span text:style-name="T11">ao ano</text:span><text:span text:style-name="T29">, representando respectivamente o resultado de </text:span><text:span text:style-name="T123">1</text:span><text:span text:style-name="T29"> rodada e 12 rodadas.</text:span></text:p>
      <text:h text:style-name="P151" text:outline-level="4"><text:bookmark-start text:name="__RefHeading___Toc38525_99846923"/><text:span text:style-name="T157">P</text:span><text:span text:style-name="T144">ropensão marginal a consumir </text:span><text:span text:style-name="T167">(PMgC) </text:span><text:bookmark-end text:name="__RefHeading___Toc38525_99846923"/></text:h>
      <text:p text:style-name="P85"><text:span text:style-name="T166">R</text:span><text:span text:style-name="T144">epresenta um indicador do potencial de consumo da população, variando em cada país e época. </text:span><text:span text:style-name="T167">Basicamente, significa o percentual de sua </text:span><text:span text:style-name="T173">própria </text:span><text:span text:style-name="T167">renda que cada indivíduo consome. </text:span><text:span text:style-name="T168">Como não é um valor que varia no curto prazo ele está fixo em 70% (ou 0,7) no simulador.</text:span></text:p>
      <text:h text:style-name="P152" text:outline-level="4"><text:bookmark-start text:name="__RefHeading___Toc38527_99846923"/><text:span text:style-name="T157">T</text:span><text:span text:style-name="T144">axa base de juros (r)</text:span><text:bookmark-end text:name="__RefHeading___Toc38527_99846923"/></text:h>
      <text:p text:style-name="P88"><text:span text:style-name="T171">R</text:span><text:span text:style-name="T144">epresenta a taxa base para o cálculo do rendimento de títulos de dívida que investidores podem adquirir com o governo. Ao fim do ano corrente o governo paga esse percentual de juros </text:span><text:span text:style-name="T172">proporcional aos meses de rendimento.</text:span></text:p>
      <text:h text:style-name="P153" text:outline-level="4"><text:bookmark-start text:name="__RefHeading___Toc38529_99846923"/><text:span text:style-name="T157">T</text:span><text:span text:style-name="T144">ransferências (TA) </text:span><text:span text:style-name="T179">e transferências base (TAB)</text:span><text:bookmark-end text:name="__RefHeading___Toc38529_99846923"/></text:h>
      <text:p text:style-name="P90"><text:span text:style-name="T144">Representa as transferências pagas pelo governo a população em determinado período. </text:span><text:span text:style-name="T168">O usuário do simulador pode alterar esse valor e observar os resultados.</text:span></text:p>
      <text:p text:style-name="P95"><text:span text:style-name="T144">As transferências</text:span><text:span text:style-name="T168"> base (</text:span><text:span text:style-name="T144">TAB</text:span><text:span text:style-name="T168">) representa</text:span><text:span text:style-name="T144">m</text:span><text:span text:style-name="T168"> </text:span><text:span text:style-name="T144">as TA</text:span><text:span text:style-name="T168"> do ano anterior e é utilizado para o cálculo de </text:span><text:span text:style-name="T144">oferta de moeda</text:span><text:span text:style-name="T168"> em comparação ao ano corrente.</text:span></text:p>
      <text:h text:style-name="P153" text:outline-level="4"><text:bookmark-start text:name="__RefHeading___Toc38531_99846923"/><text:span text:style-name="T157">E</text:span><text:span text:style-name="T144">ficácia marginal do capital (EFgK)</text:span><text:bookmark-end text:name="__RefHeading___Toc38531_99846923"/></text:h>
      <text:p text:style-name="P89"><text:span text:style-name="T172">EfgK = (TA / </text:span><text:span text:style-name="T376">1000000000</text:span><text:span text:style-name="T172">) + 0,075</text:span></text:p>
      <text:p text:style-name="P90"><text:span text:style-name="T144">Representa o quanto, em média, o empresário espera de retorno para seus investimento</text:span><text:span text:style-name="T190">s</text:span><text:span text:style-name="T144">. Esse valor possui uma base em 7,5% </text:span><text:span text:style-name="T189">(0,075)</text:span><text:span text:style-name="T144"> e é acrescido/reduzido em 0,1% para cada 1 milhão de aumento/redução nas transferências. Esse efeito representa a economia “aquecendo” quando o governo faz repasses adicionais a população ou se encolhendo quando o mesmo corta esses gastos. </text:span><text:span text:style-name="T173">Os valores fixos são selecionados com base no tamanho da economia pretendida na simulação.</text:span></text:p>
      <text:h text:style-name="P154" text:outline-level="4"><text:bookmark-start text:name="__RefHeading___Toc38533_99846923"/><text:span text:style-name="T144">Investimento em títulos (</text:span><text:span text:style-name="T157">I</text:span><text:span text:style-name="T144">T)</text:span><text:bookmark-end text:name="__RefHeading___Toc38533_99846923"/></text:h>
      <text:p text:style-name="P21">IT = 5 * (r - EMgK)</text:p>
      <text:p text:style-name="P91"><text:soft-page-break/><text:span text:style-name="T144">Representa o percentual d</text:span><text:span text:style-name="T174">a renda</text:span><text:span text:style-name="T144"> que s</text:span><text:span text:style-name="T174">ão retirados dos</text:span><text:span text:style-name="T144"> investimento</text:span><text:span text:style-name="T174">s</text:span><text:span text:style-name="T144"> (I) </text:span><text:span text:style-name="T174">e</text:span><text:span text:style-name="T144"> vão para a compra de títulos, ou seja, quanto maior a taxa de juros base (r), mais investidores </text:span><text:span text:style-name="T174">comprarão</text:span><text:span text:style-name="T144"> títulos devido ao valor mais atrativo </text:span><text:span text:style-name="T174">e ausência de riscos.</text:span></text:p>
      <text:h text:style-name="P155" text:outline-level="4"><text:bookmark-start text:name="__RefHeading___Toc38535_99846923"/><text:span text:style-name="T157">I</text:span><text:span text:style-name="T144">nvestimento potencial (IP), realizado (IL) </text:span><text:span text:style-name="T179">e realizado base (ILB)</text:span><text:bookmark-end text:name="__RefHeading___Toc38535_99846923"/></text:h>
      <text:p text:style-name="P92"><text:span text:style-name="T174">I</text:span><text:span text:style-name="T144">L = IP * (1 - IT)</text:span></text:p>
      <text:p text:style-name="P22">Representam os valores de alocação de renda em investimentos. O investimento potencial (IP) é definido a partir do tamanho da economia, ele é alterado na proporção do aumento da renda total (Y) ao fim do ano. O investimento realizado (IL) é obtido multiplicando o IP por (1 - IT), ou seja, quanto mais investimento em títulos menos investimento gerando renda.</text:p>
      <text:p text:style-name="P23">O investimento realizado base (ILB) representa o IL do ano anterior e é utilizado para o cálculo de capacidade produtiva em comparação ao ano corrente.</text:p>
      <text:h text:style-name="P156" text:outline-level="4"><text:bookmark-start text:name="__RefHeading___Toc38537_99846923"/><text:span text:style-name="T157">I</text:span><text:span text:style-name="T144">mposto de renda (IR) </text:span><text:span text:style-name="T181">e imposto de renda base (IRB)</text:span><text:bookmark-end text:name="__RefHeading___Toc38537_99846923"/></text:h>
      <text:p text:style-name="P24">Representa o percentual de sua renda que cada indivíduo repassa ao governo. O usuário do simulador pode alterar esse valor e observar os resultados.</text:p>
      <text:p text:style-name="P25">O imposto de renda base representa ao IR do mês anterior e é utilizado para o cálculo da inflação de custo.</text:p>
      <text:h text:style-name="P157" text:outline-level="4"><text:bookmark-start text:name="__RefHeading___Toc38539_99846923"/><text:span text:style-name="T157">M</text:span><text:span text:style-name="T144">ultiplicador keynesiano sem imposto (</text:span><text:span text:style-name="T169">KSI</text:span><text:span text:style-name="T144">) e com imposto (</text:span><text:span text:style-name="T169">KCI</text:span><text:span text:style-name="T144">)</text:span><text:bookmark-end text:name="__RefHeading___Toc38539_99846923"/></text:h>
      <text:p text:style-name="P87"><text:span text:style-name="T170">K</text:span><text:span text:style-name="T144">SI = 1 / (1 - PMgC)</text:span></text:p>
      <text:p text:style-name="P26">KCI = 1 / (1 - PMgC) * (1 - IR)</text:p>
      <text:p text:style-name="P87"><text:span text:style-name="T170">R</text:span><text:span text:style-name="T144">epresentam o multiplicador dos investimentos e gastos governamentais na renta total (Y) em forma de consumo (C). São definidos a partir do inverso da propensão marginal a consumir (PMgC), ou seja, quanto maior a PMgC maior o multiplicador. Porém, no caso do KCI, o imposto de renda (IR) está reduzindo o multiplicador, representando o efeito de diminuição do consumo. </text:span></text:p>
      <text:p text:style-name="P26">Foram utilizados dois indicadores para facilitar a representação da diferença entre o consumo sem imposto de renda e com impo<text:span text:style-name="T381">s</text:span>to de renda.</text:p>
      <text:h text:style-name="P152" text:outline-level="4"><text:bookmark-start text:name="__RefHeading___Toc38541_99846923"/><text:span text:style-name="T157">I</text:span><text:span text:style-name="T144">mpostos (I)</text:span><text:bookmark-end text:name="__RefHeading___Toc38541_99846923"/></text:h>
      <text:p text:style-name="P27">I = IL * (KSI - KCI)</text:p>
      <text:p text:style-name="P88"><text:soft-page-break/><text:span text:style-name="T157">Representa a arrecadação de impostos do governo. </text:span><text:span text:style-name="T144">A diferença entre o multiplicador keynesiano com e sem impostos multiplicando o investimento realizado.</text:span></text:p>
      <text:h text:style-name="P158" text:outline-level="4"><text:bookmark-start text:name="__RefHeading___Toc38543_99846923"/><text:span text:style-name="T157">G</text:span><text:span text:style-name="T144">astos governamentais (G)</text:span><text:bookmark-end text:name="__RefHeading___Toc38543_99846923"/></text:h>
      <text:p text:style-name="P28">Representa os gastos totais do governo. O usuário do simulador poderá manipular esse valor com suas ações de investimento ou corte de gastos.</text:p>
      <text:h text:style-name="P159" text:outline-level="4"><text:bookmark-start text:name="__RefHeading___Toc38545_99846923"/><text:span text:style-name="T157">D</text:span><text:span text:style-name="T144">eficit ou superavit do governo (BS)</text:span><text:bookmark-end text:name="__RefHeading___Toc38545_99846923"/></text:h>
      <text:p text:style-name="P29">BS = I - (G + TA)</text:p>
      <text:p text:style-name="P29">Representa se o mês (ou ano) da balança entre gastos e receitas do governo está positiva. Pode influenciar as notícias e movimentar o caixa do governo.</text:p>
      <text:h text:style-name="P160" text:outline-level="4"><text:bookmark-start text:name="__RefHeading___Toc38547_99846923"/><text:span text:style-name="T157">T</text:span><text:span text:style-name="T144">ítulos devidos pelo governo (TD), </text:span><text:span text:style-name="T157">J</text:span><text:span text:style-name="T144">uros da dívida interna (JDI) e Dívida interna </text:span><text:span text:style-name="T175">t</text:span><text:span text:style-name="T144">otal (DIT)</text:span><text:bookmark-end text:name="__RefHeading___Toc38547_99846923"/></text:h>
      <text:p text:style-name="P30">TD = IP - IL</text:p>
      <text:p text:style-name="P30">JDI = TD * r</text:p>
      <text:p text:style-name="P30">DIT = TD + TDI</text:p>
      <text:p text:style-name="P93"><text:span text:style-name="T144">Representam o endividamento interno do governo na venda de títulos. Basicamente, o TD é a diferença entre o investimento potencial e realizado, JDI é os juros proporcionais a taxa quando o título foi comprado e </text:span><text:span text:style-name="T175">DIT é a soma de ambos.</text:span></text:p>
      <text:p text:style-name="P94"><text:span text:style-name="T176">A</text:span><text:span text:style-name="T175"> </text:span><text:span text:style-name="T144">DIT também acumula o seu valor mensalmente até o fim do ano corrente para o pagamento dos juros totais pelos empréstimos. Esse dinheiro arrecadado pode ser utilizado para cobrir algum gasto </text:span><text:span text:style-name="T176">imediato </text:span><text:span text:style-name="T144">do governo.</text:span></text:p>
      <text:h text:style-name="P161" text:outline-level="4"><text:bookmark-start text:name="__RefHeading___Toc38549_99846923"/>Caixa do governo (CG)<text:bookmark-end text:name="__RefHeading___Toc38549_99846923"/></text:h>
      <text:p text:style-name="P20">Representa o somatório do BS mensalmente ao longo do período de 1 ano. Ao fim do ano é debitado do CG o valor da arrecadação com títulos total (DIT), bem como os juros acumulados.</text:p>
      <text:h text:style-name="P158" text:outline-level="4"><text:bookmark-start text:name="__RefHeading___Toc38551_99846923"/><text:span text:style-name="T157">C</text:span><text:span text:style-name="T144">onsumo (C)</text:span><text:bookmark-end text:name="__RefHeading___Toc38551_99846923"/></text:h>
      <text:p text:style-name="P86"><text:span text:style-name="T165">C </text:span><text:span text:style-name="T144">= (IL * (</text:span><text:span text:style-name="T169">KCI</text:span><text:span text:style-name="T144"> - 1)) + (G * (</text:span><text:span text:style-name="T169">KCI</text:span><text:span text:style-name="T144"> - 1))</text:span></text:p>
      <text:p text:style-name="P89"><text:span text:style-name="T157">Representa a soma entre o </text:span><text:span text:style-name="T177">i</text:span><text:span text:style-name="T157">nvestimento </text:span><text:span text:style-name="T177">r</text:span><text:span text:style-name="T157">ealizado e </text:span><text:span text:style-name="T177">g</text:span><text:span text:style-name="T157">astos </text:span><text:span text:style-name="T177">g</text:span><text:span text:style-name="T157">overnamentais, ambos multiplicados </text:span><text:span text:style-name="T172">pelo</text:span><text:span text:style-name="T157"> </text:span><text:span text:style-name="T169">KCI</text:span><text:span text:style-name="T157"> – </text:span><text:span text:style-name="T172">1. </text:span><text:span text:style-name="T177">Tornando-se o resultado no aumento da renda geral (Y) a partir do investimento privado e gasto público.</text:span></text:p>
      <text:h text:style-name="P164" text:outline-level="4"><text:bookmark-start text:name="__RefHeading___Toc38553_99846923"/><text:soft-page-break/><text:span text:style-name="T343">I</text:span><text:span text:style-name="T332">nflação de </text:span><text:span text:style-name="T352">d</text:span><text:span text:style-name="T344">emanda </text:span><text:span text:style-name="T345">(</text:span><text:span text:style-name="T352">IfD</text:span><text:span text:style-name="T345">)</text:span><text:bookmark-end text:name="__RefHeading___Toc38553_99846923"/></text:h>
      <text:p text:style-name="P96"><text:span text:style-name="T344">I</text:span><text:span text:style-name="T332">fD = ((((ILB - (IL * 12)) / IL) / 12) - (((</text:span><text:span text:style-name="T144">TAB</text:span><text:span text:style-name="T332"> - (TA * 12)) / TA) / 12)) + 0,015</text:span></text:p>
      <text:p text:style-name="P97"><text:span text:style-name="T178">Representa a</text:span><text:span text:style-name="T159"> diferença entre </text:span><text:span text:style-name="T181">a</text:span><text:span text:style-name="T159"> </text:span><text:span text:style-name="T180">média</text:span><text:span text:style-name="T158"> </text:span><text:span text:style-name="T180">percentual </text:span><text:span text:style-name="T158">de transferências </text:span><text:span text:style-name="T180">mensais do ano anterior </text:span><text:span text:style-name="T159">e </text:span><text:span text:style-name="T180">a</text:span><text:span text:style-name="T158"> </text:span><text:span text:style-name="T180">média</text:span><text:span text:style-name="T158"> </text:span><text:span text:style-name="T180">percentual </text:span><text:span text:style-name="T158">de investimento realizado </text:span><text:span text:style-name="T180">do ano anterior, </text:span><text:span text:style-name="T182">s</text:span><text:span text:style-name="T180">omando ao final pela constante base 0,015 (1,5%)</text:span><text:span text:style-name="T159">. </text:span><text:span text:style-name="T180">Ou seja, nessa equação é calculado e comparado o aumento de investimentos e transferências, se investimentos aumentaram mais, então a produção cresceu e temos uma redução do custo por produto comprado, mas se as transferências aumentaram mais temos uma oferta de moeda maior, logo os preços do produto sobe.</text:span></text:p>
      <text:p text:style-name="P31">A lei de oferta e demanda é representada nesse cálculo, porém simplificada a existência de apenas 1 produto.</text:p>
      <text:h text:style-name="P165" text:outline-level="4"><text:bookmark-start text:name="__RefHeading___Toc38555_99846923"/><text:span text:style-name="T157">I</text:span><text:span text:style-name="T144">nflação de custo </text:span><text:span text:style-name="T181">(IfC)</text:span><text:bookmark-end text:name="__RefHeading___Toc38555_99846923"/></text:h>
      <text:p text:style-name="P98"><text:span text:style-name="T178">I</text:span><text:span text:style-name="T144">fC = (IR - IRB) + 0,015</text:span></text:p>
      <text:p text:style-name="P98"><text:span text:style-name="T144">Representa a diferença entre o imposto de renda atual (IR) </text:span><text:span text:style-name="T182">e o do mês anterior, somando pela constante base 0,015 (1,5%). Ou seja, o aumento do IR provoca uma inflação de custo, tornando o produto mais caro ao consumidor e o contrário também é válido, caso o IR seja reduzido o preço do produto também recua.</text:span></text:p>
      <text:h text:style-name="P166" text:outline-level="4"><text:bookmark-start text:name="__RefHeading___Toc38557_99846923"/><text:span text:style-name="T157">I</text:span><text:span text:style-name="T144">nflação total </text:span><text:span text:style-name="T183">(</text:span><text:span text:style-name="T184">IfT</text:span><text:span text:style-name="T183">)</text:span><text:bookmark-end text:name="__RefHeading___Toc38557_99846923"/></text:h>
      <text:p text:style-name="P99"><text:span text:style-name="T178">I</text:span><text:span text:style-name="T144">fT = IfC + IfD</text:span></text:p>
      <text:p text:style-name="P32">Representa o percentual de inflação total, ou seja, a soma da inflação de custo e inflação de demanda. Os três tipos de inflação são apresentados ao longo dos meses como previsões anuais com base nos meses anteriores do mesmo ano. Ao fim do período de 1 ano os cálculos são efetuados e é apresentado ao usuário do simulador o resultado final desse ano em comparação com o anterior.</text:p>
      <text:h text:style-name="P167" text:outline-level="4"><text:bookmark-start text:name="__RefHeading___Toc38559_99846923"/><text:span text:style-name="T207">Taxa</text:span><text:span text:style-name="T144"> de desemprego (N) e taxa de desemprego base (NB)</text:span><text:bookmark-end text:name="__RefHeading___Toc38559_99846923"/></text:h>
      <text:p text:style-name="P100"><text:span text:style-name="T163">N </text:span><text:span text:style-name="T144">= NB * ((YB / 12) / Y)</text:span></text:p>
      <text:p text:style-name="P101"><text:span text:style-name="T185">Representam, respectivamente, a taxa de desemprego atual (N) e a taxa de desemprego do ano anterior. O cálculo é feito comparando a variação do produto interno (Y) atual com a média </text:span><text:span text:style-name="T186">de variação</text:span><text:span text:style-name="T185"> do ano anterior (YB / 12), </text:span><text:span text:style-name="T186">na forma em que a variação de Y é inversamente proporcional a variação de N</text:span><text:span text:style-name="T185">, caso Y seja maior </text:span><text:soft-page-break/><text:span text:style-name="T185">o desemprego diminui na mesma proporção e o contrário também acontece, caso Y seja menor </text:span><text:span text:style-name="T186">o desemprego aumenta na mesma proporção.</text:span></text:p>
      <text:h text:style-name="P168" text:outline-level="4"><text:bookmark-start text:name="__RefHeading___Toc38561_99846923"/><text:span text:style-name="T157">P</text:span><text:span text:style-name="T144">roduto interno bruto (Y) </text:span><text:span text:style-name="T186">e</text:span><text:span text:style-name="T144"> </text:span><text:span text:style-name="T186">produto interno bruto base (YB)</text:span><text:bookmark-end text:name="__RefHeading___Toc38561_99846923"/></text:h>
      <text:p text:style-name="P84"><text:span text:style-name="T144">Y</text:span><text:span text:style-name="T164"> </text:span><text:span text:style-name="T144">= C + IL + G</text:span></text:p>
      <text:p text:style-name="P84"><text:span text:style-name="T164">R</text:span><text:span text:style-name="T144">epresenta soma de todos os bens e serviços finais que foram produzidos durante determinado período. É a resultante da soma entre </text:span><text:span text:style-name="T186">c</text:span><text:span text:style-name="T144">onsumo (C), </text:span><text:span text:style-name="T186">i</text:span><text:span text:style-name="T144">nvestimento </text:span><text:span text:style-name="T186">r</text:span><text:span text:style-name="T144">ealizado (IL) e </text:span><text:span text:style-name="T186">g</text:span><text:span text:style-name="T144">astos </text:span><text:span text:style-name="T186">g</text:span><text:span text:style-name="T144">overnamentais (G). Também possui a variaç</text:span><text:span text:style-name="T165">ão </text:span><text:span text:style-name="T144">YB, que é utilizado </text:span><text:span text:style-name="T165">em</text:span><text:span text:style-name="T144"> comparação </text:span><text:span text:style-name="T165">representando o valor do ano anterior. </text:span></text:p>
      <text:h text:style-name="P162" text:outline-level="4"><text:bookmark-start text:name="__RefHeading___Toc38563_99846923"/>Variação do produto interno bruto (YV)<text:bookmark-end text:name="__RefHeading___Toc38563_99846923"/></text:h>
      <text:p text:style-name="P33">YV = (Y / YB) - 1</text:p>
      <text:p text:style-name="P33">A variação (YV) é calculada ao fim do ano corrente e utilizada como base para o segundo ano, além disso essa variação é utilizada para aumentar o investimento potencial do ano seguinte na mesma proporção.</text:p>
      <text:h text:style-name="P163" text:outline-level="4"><text:bookmark-start text:name="__RefHeading___Toc12195_4091925848"/>Renda disponível (YD)<text:bookmark-end text:name="__RefHeading___Toc12195_4091925848"/></text:h>
      <text:p text:style-name="P102"><text:span text:style-name="T205">Y</text:span><text:span text:style-name="T203">D = </text:span><text:span text:style-name="T206">Y - I + TA</text:span></text:p>
      <text:p text:style-name="P103"><text:span text:style-name="T160">R</text:span><text:span text:style-name="T186">epresenta </text:span><text:span text:style-name="T188">a</text:span><text:span text:style-name="T186"> quantidade de renda </text:span><text:span text:style-name="T188">alocada em consumo e investimentos</text:span><text:span text:style-name="T186">. É </text:span><text:span text:style-name="T188">calculada com Y subtraindo impostos (I) e somando as transferências (TA). Pode ser utilizada para efeitos comparativos com a variação de Y, C e IL.</text:span></text:p>
      <text:h text:style-name="P147" text:outline-level="2"><text:bookmark-start text:name="__RefHeading___Toc6531_975677452"/>Aplicação <text:bookmark-end text:name="__RefHeading___Toc6531_975677452"/></text:h>
      <text:p text:style-name="P13">Descrever o modelo de avaliação de aprendizagem Kirkpatrick. </text:p>
      <text:p text:style-name="P13"/>
      <text:h text:style-name="Heading_20_2" text:outline-level="2"><text:bookmark-start text:name="__RefHeading___Toc6533_975677452"/>Resultados <text:bookmark-end text:name="__RefHeading___Toc6533_975677452"/></text:h>
      <text:p text:style-name="P13">Avaliação de resultados de acordo com o modelo Kirkpatrick. </text:p>
      <text:h text:style-name="P145"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text:p>
      <text:h text:style-name="P145"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EjEf6mNAOp">
        <text:p text:style-name="Bibliography_20_1">AJZENTAL, A. <text:span text:style-name="T222">Complexidade Aplicada a Economia</text:span>. 1. ed. Rio de Janeiro: Editora FGV, 2015. v. 1</text:p>
        <text:p text:style-name="Bibliography_20_1">ASSUNÇÃO, A. P. <text:span text:style-name="T222">A gamificação aplicada no processo de ensino-aprendizagem da disciplina de economia no ensino profissional</text:span>. Mestrado—Lisboa: Universidade de Lisboa, 2018.</text:p>
        <text:p text:style-name="Bibliography_20_1">BALADEZ, F. O passado, o presente e o futuro dos simuladores. <text:span text:style-name="T222">FaSCi-Tech</text:span>, v. 1, n. 1, p. 29–40, 19 ago. 2016. </text:p>
        <text:p text:style-name="Bibliography_20_1">CALOMENO, C. Simuladores Educacionais: Definições e Apropriações Como Objetos de Aprendizagem. <text:span text:style-name="T222">Educação gráfica</text:span>, v. 21, n. 01, p. 257–269, abr. 2017. </text:p>
        <text:p text:style-name="Bibliography_20_1">COFECON. <text:span text:style-name="T222">Cofecon</text:span>. Disponível em: &lt;http://www.cofecon.org.br/gincana/downloads/manuais/ComoJogar.pdf&gt;. Acesso em: 10 fev. 2021. </text:p>
        <text:p text:style-name="Bibliography_20_1">DORNBUSCH, R.; FISCHER, S.; STARTZ, R. <text:span text:style-name="T222">Macroeconomia</text:span>. 11. ed. Porto Alegre: AMGH Editora Ltda, 2013a. </text:p>
        <text:p text:style-name="Bibliography_20_1">DORNBUSCH, R.; FISCHER, S.; STARTZ, R. <text:span text:style-name="T222">Macroeconomia</text:span>. 11. ed. Porto Alegre: AMGH Editora Ltda, 2013b. </text:p>
        <text:p text:style-name="Bibliography_20_1">ÉPOCA NEGÓCIOS. <text:span text:style-name="T222">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222">Ciências da Cognição</text:span>. [s.l.] Insular, 2001. </text:p>
        <text:p text:style-name="Bibliography_20_1">FILHO, A. P.; SCARPELINI, S. SIMULAÇÃO: DEFINIÇÃO. <text:span text:style-name="T222">Medicina (Ribeirão Preto)</text:span>, v. 40, n. 2, p. 162–166, 30 jun. 2007. </text:p>
        <text:p text:style-name="Bibliography_20_1">FILHO, P. A. M.; PESSÔA, M. S. DE P. <text:span text:style-name="T222">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222">Gestão Pública | FDC | Fundação Dom Cabral</text:span>. Disponível em: &lt;https://www.fdc.org.br/gestao-publica&gt;. Acesso em: 9 jun. 2020. </text:p>
        <text:p text:style-name="Bibliography_20_1">GLEISER, I. <text:span text:style-name="T222">Caos e Complexidade: A Evolução do Pensamento Econômico</text:span>. Rio de Janeiro: Editora Campos, 2002. </text:p>
        <text:p text:style-name="Bibliography_20_1">GOLDSCHMIDT, P. C. Simulação e jogo de empresas. <text:span text:style-name="T222">Revista de Administração de Empresas</text:span>, v. 17, n. 3, p. 43–46, jun. 1977. </text:p>
        <text:p text:style-name="Bibliography_20_1"><text:soft-page-break/>IFES. <text:span text:style-name="T222">Pós-Graduação Lato Sensu em Administração Pública</text:span>. Disponível em: &lt;https://colatina.ifes.edu.br/pos-graduacao-lato-sensu-em-administracao-publica&gt;. </text:p>
        <text:p text:style-name="Bibliography_20_1">JÚNIOR, M. J. B.; AZAMBUJA, M. C. DE. Aplicativo educacional para simulação de negócios empresariais. <text:span text:style-name="T222">Universo Acadêmico</text:span>, v. 9, n. 1, p. 11–32, 2016. </text:p>
        <text:p text:style-name="Bibliography_20_1">LEVY, P. <text:span text:style-name="T222">As tecnologias da inteligência: o futuro do pensamento na era informática</text:span>. 13. ed. [s.l.] Editora 34, 1998. </text:p>
        <text:p text:style-name="Bibliography_20_1">LIRA, M. C. O ensino da Contabilidade em Portugal no século XVIII:a Aula do Comércio. <text:span text:style-name="T222">Revista de Educação e Pesquisa em Contabilidade (REPeC)</text:span>, v. 5, n. 1, p. 50–72, 27 abr. 2011. </text:p>
        <text:p text:style-name="Bibliography_20_1">MAJER, C. A.; DUDUCHI, M. Uso de simuladores de jogos empresariais na educação corporativa e acadêmica. <text:span text:style-name="T222">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222">Brazilian Journal of Political Economy</text:span>, v. 33, n. 3, set. 2013. </text:p>
        <text:p text:style-name="Bibliography_20_1">MEBS, J. S. <text:span text:style-name="T222">GAMIFICAÇÃO DOS SETORES DA ECONOMIA: UMA PERSPECTIVA NO ENSINO EM GEOGRAFIA</text:span>. Pós-graduação—Santa Catarina: Universidade Federal de Santa Catarina (UFSC), 2017.</text:p>
        <text:p text:style-name="Bibliography_20_1">MENDES, M. A.; FRANCISCO, A. P. F. <text:span text:style-name="T222">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222">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222">Introdução ao Pensamento Complexo</text:span>. 3. ed. Porto Alegre: Meridional/Sulina, 2007. v. 1</text:p>
        <text:p text:style-name="Bibliography_20_1">MOURA, M. C. M. <text:span text:style-name="T222">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222">A Morte da Economia</text:span>. São Paulo: Companhia das Letras, 1996. </text:p>
        <text:p text:style-name="Bibliography_20_1">ORMEROD, P. <text:span text:style-name="T222">O Efeito Borboleta: Uma fascinante introdução à economia do século XXI</text:span>. [s.l.] Editora Campos, 2000. </text:p>
        <text:p text:style-name="Bibliography_20_1"><text:soft-page-break/>PASSOS, M. DE O. <text:span text:style-name="T222">Modelo Macrodinâmico Aberto de Simulação Computacional</text:span>. Curitiba/PR: Universidade Federal do Paraná - UFPR, 2008.</text:p>
        <text:p text:style-name="Bibliography_20_1">RODRIGUES, L. L.; GOMES, D.; CRAIG, R. Aula do Comércio: Primeiro estabelecimento de ensino técnico profissional oficialmente criado no Mundo? <text:span text:style-name="T222">Aula do Comércio: Primeiro estabelecimento de ensino técnico profissional oficialmente criado no Mundo?</text:span>, v. 34, p. 46–54, 1 jan. 2003. </text:p>
        <text:p text:style-name="Bibliography_20_1">SÁNCHEZ–JUÁREZ, I. Modelo IS–LM - Simulación matemática y aplicación en México. <text:span text:style-name="T222">Ciencias Económicas - Publicación de la Facultad de Ciencias Económicas de la Universidad Nacional del Litoral</text:span>, v. 2, n. 14, p. 9–27, 2017. </text:p>
        <text:p text:style-name="Bibliography_20_1">SANINO, G. E. DE C. O uso da simulação em enfermagem no Curso Técnico de Enfermagem. <text:span text:style-name="T222">Journal of Health Informatics</text:span>, v. 4, n. 0, 18 dez. 2012. </text:p>
        <text:p text:style-name="Bibliography_20_1">SAUAIA, A. C. A. <text:span text:style-name="T222">Laboratório de gestão: Simulador organizacional, jogo de empresas e pesquisa aplicada</text:span>. 3. ed. [s.l.] Editora Manole, 2010. </text:p>
        <text:p text:style-name="Bibliography_20_1">SCHITCOSKI, R. <text:span text:style-name="T222">Uma arquitetura modular para sistemas de treinamento militar em operações táticas</text:span>. Dissertação de mestrado—Rio de Janeiro: Instituto Militar de Engenharia, 2009.</text:p>
        <text:p text:style-name="Bibliography_20_1">SEBRAE. <text:span text:style-name="T222">Desafio Sebrae</text:span>. Disponível em: &lt;https://www.sebrae.com.br/sites/PortalSebrae/ufs/se/cursos_eventos/desafio-universitario-empreendedor4204,e8eebee565d1e410VgnVCM1000003b74010aRCRD&gt;. Acesso em: 9 fev. 2021. </text:p>
        <text:p text:style-name="Bibliography_20_1">SUTTO, G. <text:span text:style-name="T222">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222">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222">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222">Educação Gerencial para Atuação em Ambientes de Negócios Sustentáveis: Desafios e Tendências de uma Escola de Negócios Brasileira</text:span>, v. 14, n. 4, p. 45–75, ago. 2013. </text:p>
        <text:p text:style-name="Bibliography_20_1">VIRTUOUS TECNOLOGIA DA INFORMAÇÃO. <text:span text:style-name="T222">Métodos de Escrituração - Partidas Simples e Partidas Dobradas - Só Contabilidade</text:span>. Empresa. Disponível em: &lt;https://www.socontabilidade.com.br/conteudo/metodos.php&gt;. Acesso em: 9 jun. 2020. </text:p>
        <text:p text:style-name="Bibliography_20_1"><text:soft-page-break/>WIETHANI, F. M. et al. O paradigma conexionista aplicado às pesquisas em linguagem. v. 14, n. 5, 5 dez. 2011. </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adornments="Bold" style:font-family-generic="swiss" style:font-pitch="variable"/>
    <style:font-face style:name="Arial3" svg:font-family="Arial" style:font-adornments="Italic" style:font-family-generic="swiss" style:font-pitch="variable"/>
    <style:font-face style:name="Arial2"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1"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1"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3"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2"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7cba41"/>
    </style:style>
    <style:page-layout style:name="Mpm1">
      <style:page-layout-properties fo:page-width="21.001cm" fo:page-height="29.7cm" style:num-format="1" style:print-orientation="portrait" fo:margin-top="3cm" fo:margin-bottom="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07T09:52:58.808380193</meta:creation-date>
    <dc:date>2021-06-20T23:12:11.473000000</dc:date>
    <meta:editing-duration>P3DT16H37M39S</meta:editing-duration>
    <meta:editing-cycles>132</meta:editing-cycles>
    <meta:generator>LibreOffice/7.1.3.2$Windows_X86_64 LibreOffice_project/47f78053abe362b9384784d31a6e56f8511eb1c1</meta:generator>
    <meta:document-statistic meta:table-count="2" meta:image-count="7" meta:object-count="0" meta:page-count="48" meta:paragraph-count="521" meta:word-count="11672" meta:character-count="75272" meta:non-whitespace-character-count="64060"/>
    <meta:user-defined meta:name="ZOTERO_PREF_1">&lt;data data-version="3" zotero-version="5.0.96"&gt;&lt;session id="zN08KwVW"/&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